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40.06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626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6.473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0.972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22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d n-ga tähistatud</text:p>
          </table:table-cell>
        </table:table-row>
        <table:table-row table:style-name="ro1">
          <table:table-cell office:value-type="float" office:value="11139085">
            <text:p>11139085</text:p>
          </table:table-cell>
          <table:table-cell office:value-type="float" office:value="177155725">
            <text:p>177155725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77154151918">
            <text:p>771541519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bruar 2012 ) pikkus + 1,8 cm , kehakaal -0,2 kg</text:p>
          </table:table-cell>
          <table:table-cell office:value-type="string">
            <text:p>kehakaal -0,2 kg</text:p>
          </table:table-cell>
          <table:table-cell office:value-type="string">
            <text:p><text:s/>, KMI 29,2-&gt; 28,7 kg/m2 .</text:p>
          </table:table-cell>
          <table:table-cell office:value-type="string">
            <text:p>kehakaal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880775">
            <text:p>4880775</text:p>
          </table:table-cell>
          <table:table-cell office:value-type="float" office:value="131797031">
            <text:p>131797031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58486165519">
            <text:p>584861655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</text:p>
          </table:table-cell>
          <table:table-cell office:value-type="string">
            <text:p>/2 aastaga soovipäraselt 92-&gt; 86</text:p>
          </table:table-cell>
          <table:table-cell office:value-type="string">
            <text:p>Kaal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066799">
            <text:p>9066799</text:p>
          </table:table-cell>
          <table:table-cell office:value-type="float" office:value="200351949">
            <text:p>200351949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381784707">
            <text:p>5638178470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10</text:p>
          </table:table-cell>
          <table:table-cell office:value-type="string">
            <text:p>kaal : 1.01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1">
            <text:p>1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000847">
            <text:p>9000847</text:p>
          </table:table-cell>
          <table:table-cell office:value-type="float" office:value="154954533">
            <text:p>154954533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333323531">
            <text:p>1533332353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15</text:p>
          </table:table-cell>
          <table:table-cell office:value-type="string">
            <text:p>kaal : 1.015</text:p>
          </table:table-cell>
          <table:table-cell office:value-type="string">
            <text:p><text:s/>; Atset : ; Valk : 150 ; Suhkur</text:p>
          </table:table-cell>
          <table:table-cell office:value-type="string">
            <text:p>kaal</text:p>
          </table:table-cell>
          <table:table-cell office:value-type="float" office:value="1.015">
            <text:p>1,0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890179">
            <text:p>8890179</text:p>
          </table:table-cell>
          <table:table-cell office:value-type="float" office:value="217192576">
            <text:p>217192576</text:p>
          </table:table-cell>
          <table:table-cell office:value-type="string">
            <text:p>2011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972742891">
            <text:p>6697274289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15</text:p>
          </table:table-cell>
          <table:table-cell office:value-type="string">
            <text:p>kaal : 1.015</text:p>
          </table:table-cell>
          <table:table-cell office:value-type="string">
            <text:p><text:s/>; Atset : ; Valk : ; Suhkur : ;</text:p>
          </table:table-cell>
          <table:table-cell office:value-type="string">
            <text:p>kaal</text:p>
          </table:table-cell>
          <table:table-cell office:value-type="float" office:value="1.015">
            <text:p>1,0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55637">
            <text:p>855637</text:p>
          </table:table-cell>
          <table:table-cell office:value-type="float" office:value="130316948">
            <text:p>130316948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29279381180">
            <text:p>2927938118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893829">
            <text:p>8893829</text:p>
          </table:table-cell>
          <table:table-cell office:value-type="float" office:value="189868477">
            <text:p>189868477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632646273">
            <text:p>4563264627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375620">
            <text:p>23375620</text:p>
          </table:table-cell>
          <table:table-cell office:value-type="float" office:value="183959519">
            <text:p>183959519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0502262">
            <text:p>673030502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eldes eelneva testiga ( 2011 ) kehakaal -1,7 kg</text:p>
          </table:table-cell>
          <table:table-cell office:value-type="string">
            <text:p>kehakaal -1,7 kg</text:p>
          </table:table-cell>
          <table:table-cell office:value-type="string">
            <text:p><text:s/>, KMI 27,1-&gt; 26,5 kg/m2 .</text:p>
          </table:table-cell>
          <table:table-cell office:value-type="string">
            <text:p>kehakaa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242604">
            <text:p>4242604</text:p>
          </table:table-cell>
          <table:table-cell office:value-type="float" office:value="124571432">
            <text:p>124571432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62585490681">
            <text:p>625854906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uutnud toitumist , kehakaalus 2 kg</text:p>
          </table:table-cell>
          <table:table-cell office:value-type="string">
            <text:p>kaalus 2 kg</text:p>
          </table:table-cell>
          <table:table-cell office:value-type="string">
            <text:p><text:s/>alla võtnud</text:p>
          </table:table-cell>
          <table:table-cell office:value-type="string">
            <text:p>kaalu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11220">
            <text:p>12511220</text:p>
          </table:table-cell>
          <table:table-cell office:value-type="float" office:value="206221134">
            <text:p>206221134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17317413031">
            <text:p>173174130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e : kahjustunud vasakul käel 5 sk 2</text:p>
          </table:table-cell>
          <table:table-cell office:value-type="string">
            <text:p><text:s/>sk 2</text:p>
          </table:table-cell>
          <table:table-cell office:value-type="string">
            <text:p><text:s/>mm tervet küüneplaadi kasvu ; 4</text:p>
          </table:table-cell>
          <table:table-cell office:value-type="string">
            <text:p><text:s/>sk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539547">
            <text:p>15539547</text:p>
          </table:table-cell>
          <table:table-cell office:value-type="float" office:value="211962443">
            <text:p>211962443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916386059">
            <text:p>52916386059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V Kaaluga 2,3 g</text:p>
          </table:table-cell>
          <table:table-cell office:value-type="string">
            <text:p>Kaaluga 2,3 g</text:p>
          </table:table-cell>
          <table:table-cell office:value-type="string">
            <text:p><text:s/>ja suurusega 1,5x2,0x0,5cm</text:p>
          </table:table-cell>
          <table:table-cell office:value-type="string">
            <text:p>Kaaluga</text:p>
          </table:table-cell>
          <table:table-cell table:style-name="ce1" office:value-type="float" office:value="2.3">
            <text:p>2,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993673">
            <text:p>22993673</text:p>
          </table:table-cell>
          <table:table-cell office:value-type="float" office:value="206874581">
            <text:p>206874581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73030464446">
            <text:p>673030464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s nov 2012 : pikkus + 4.2 cm , kaal -2.6 kg</text:p>
          </table:table-cell>
          <table:table-cell office:value-type="string">
            <text:p>kaal -2.6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93302">
            <text:p>12993302</text:p>
          </table:table-cell>
          <table:table-cell office:value-type="float" office:value="214728087">
            <text:p>214728087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09-05-13</text:p>
          </table:table-cell>
          <table:table-cell office:value-type="float" office:value="63741356836">
            <text:p>637413568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kg ) Võrreldes nov 2012 on kehakaalus -4kg</text:p>
          </table:table-cell>
          <table:table-cell office:value-type="string">
            <text:p>kaalus -4kg</text:p>
          </table:table-cell>
          <table:table-cell office:value-type="string">
            <text:p><text:s/>RINDKERE JA KÕHUPIIRKONDKopsuvä</text:p>
          </table:table-cell>
          <table:table-cell office:value-type="string">
            <text:p>kaalu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75173">
            <text:p>1875173</text:p>
          </table:table-cell>
          <table:table-cell office:value-type="float" office:value="127189647">
            <text:p>127189647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489944619">
            <text:p>914899446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us , eelnevalt oli magamata , kaalus 5</text:p>
          </table:table-cell>
          <table:table-cell office:value-type="string">
            <text:p>kaalus 5</text:p>
          </table:table-cell>
          <table:table-cell office:value-type="string">
            <text:p>-6 kg juurde võtnud</text:p>
          </table:table-cell>
          <table:table-cell office:value-type="string">
            <text:p>kaalu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160237">
            <text:p>13160237</text:p>
          </table:table-cell>
          <table:table-cell office:value-type="float" office:value="182619962">
            <text:p>182619962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97470979316">
            <text:p>974709793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neva KPKT-ga ( oktoober 2012 ) kehakaal -5,2kg</text:p>
          </table:table-cell>
          <table:table-cell office:value-type="string">
            <text:p>kehakaal -5,2kg</text:p>
          </table:table-cell>
          <table:table-cell office:value-type="string">
            <text:p><text:s/>, rasvkoe % 25,2-&gt; 14,8 %</text:p>
          </table:table-cell>
          <table:table-cell office:value-type="string">
            <text:p>kehakaal</text:p>
          </table:table-cell>
          <table:table-cell table:style-name="ce1"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636639">
            <text:p>22636639</text:p>
          </table:table-cell>
          <table:table-cell office:value-type="float" office:value="155394423">
            <text:p>155394423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673044771185">
            <text:p>673044771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n viimase aasta jooksul kehakaalus 10kg</text:p>
          </table:table-cell>
          <table:table-cell office:value-type="string">
            <text:p>kaalus 10kg</text:p>
          </table:table-cell>
          <table:table-cell office:value-type="string">
            <text:p><text:s/>võrra alla võtnud ( KMI-18,5 ! </text:p>
          </table:table-cell>
          <table:table-cell office:value-type="string">
            <text:p>kaalu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227107">
            <text:p>16227107</text:p>
          </table:table-cell>
          <table:table-cell office:value-type="float" office:value="180861118">
            <text:p>180861118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673039395708">
            <text:p>6730393957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aterjal on kogukaaluga 27 g</text:p>
          </table:table-cell>
          <table:table-cell office:value-type="string">
            <text:p>kaaluga 27 g</text:p>
          </table:table-cell>
          <table:table-cell/>
          <table:table-cell office:value-type="string">
            <text:p>kaalug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031125">
            <text:p>16031125</text:p>
          </table:table-cell>
          <table:table-cell office:value-type="float" office:value="214617968">
            <text:p>214617968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2-05</text:p>
          </table:table-cell>
          <table:table-cell office:value-type="float" office:value="10226541140">
            <text:p>102265411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äikesed räbaldunud osised kokku kaaluga 80 g</text:p>
          </table:table-cell>
          <table:table-cell office:value-type="string">
            <text:p>kaaluga 80 g</text:p>
          </table:table-cell>
          <table:table-cell/>
          <table:table-cell office:value-type="string">
            <text:p>kaaluga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319848">
            <text:p>10319848</text:p>
          </table:table-cell>
          <table:table-cell office:value-type="float" office:value="210084920">
            <text:p>210084920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87794458138">
            <text:p>877944581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kas adneksidega kaalub 93 gramm</text:p>
          </table:table-cell>
          <table:table-cell office:value-type="string">
            <text:p>kaalub 93 gramm</text:p>
          </table:table-cell>
          <table:table-cell office:value-type="string">
            <text:p>i</text:p>
          </table:table-cell>
          <table:table-cell office:value-type="string">
            <text:p>kaalub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86210">
            <text:p>586210</text:p>
          </table:table-cell>
          <table:table-cell office:value-type="float" office:value="90043683">
            <text:p>90043683</text:p>
          </table:table-cell>
          <table:table-cell office:value-type="string">
            <text:p>2012-03-21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40221711291">
            <text:p>402217112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stirpaat mõõduga 11x7x3,4 cm , kaaluga 162g</text:p>
          </table:table-cell>
          <table:table-cell office:value-type="string">
            <text:p>kaaluga 162g</text:p>
          </table:table-cell>
          <table:table-cell/>
          <table:table-cell office:value-type="string">
            <text:p>kaaluga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781369">
            <text:p>6781369</text:p>
          </table:table-cell>
          <table:table-cell office:value-type="float" office:value="142253177">
            <text:p>142253177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33093313837">
            <text:p>330933138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10 aborteerus laps ( poeglaps kaaluga 175 gr</text:p>
          </table:table-cell>
          <table:table-cell office:value-type="string">
            <text:p>kaaluga 175 gr</text:p>
          </table:table-cell>
          <table:table-cell office:value-type="string">
            <text:p><text:s/>) koos platsentaga , emakas hea</text:p>
          </table:table-cell>
          <table:table-cell office:value-type="string">
            <text:p>kaaluga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72017">
            <text:p>1072017</text:p>
          </table:table-cell>
          <table:table-cell office:value-type="float" office:value="152473448">
            <text:p>152473448</text:p>
          </table:table-cell>
          <table:table-cell office:value-type="string">
            <text:p>2012-12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313349095">
            <text:p>48313349095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aja kaaluga 185 g</text:p>
          </table:table-cell>
          <table:table-cell office:value-type="string">
            <text:p>kaaluga 185 g</text:p>
          </table:table-cell>
          <table:table-cell office:value-type="string">
            <text:p><text:s/>ja läbimõõduga 8 cm</text:p>
          </table:table-cell>
          <table:table-cell office:value-type="string">
            <text:p>kaaluga</text:p>
          </table:table-cell>
          <table:table-cell office:value-type="float" office:value="185">
            <text:p>18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317598">
            <text:p>15317598</text:p>
          </table:table-cell>
          <table:table-cell office:value-type="float" office:value="172869039">
            <text:p>172869039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865132">
            <text:p>67304086513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283 g</text:p>
          </table:table-cell>
          <table:table-cell office:value-type="string">
            <text:p>kaal 283 g</text:p>
          </table:table-cell>
          <table:table-cell/>
          <table:table-cell office:value-type="string">
            <text:p>kaal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911413">
            <text:p>8911413</text:p>
          </table:table-cell>
          <table:table-cell office:value-type="float" office:value="191574614">
            <text:p>191574614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862583554">
            <text:p>3586258355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: 358 gr</text:p>
          </table:table-cell>
          <table:table-cell office:value-type="string">
            <text:p>kaal : 358 gr</text:p>
          </table:table-cell>
          <table:table-cell/>
          <table:table-cell office:value-type="string">
            <text:p>kaal</text:p>
          </table:table-cell>
          <table:table-cell office:value-type="float" office:value="358">
            <text:p>358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327140">
            <text:p>7327140</text:p>
          </table:table-cell>
          <table:table-cell office:value-type="float" office:value="121093404">
            <text:p>121093404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761112163">
            <text:p>357611121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0w5d EDD : 03.10.2012 Kaal : 390g</text:p>
          </table:table-cell>
          <table:table-cell office:value-type="string">
            <text:p>Kaal : 390g</text:p>
          </table:table-cell>
          <table:table-cell office:value-type="string">
            <text:p>+/-57g</text:p>
          </table:table-cell>
          <table:table-cell office:value-type="string">
            <text:p>Kaal</text:p>
          </table:table-cell>
          <table:table-cell office:value-type="float" office:value="390">
            <text:p>3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836925">
            <text:p>12836925</text:p>
          </table:table-cell>
          <table:table-cell office:value-type="float" office:value="202159191">
            <text:p>202159191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078299933">
            <text:p>40078299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1w4d EDD : 15.02.2014 Kaal : 437g</text:p>
          </table:table-cell>
          <table:table-cell office:value-type="string">
            <text:p>Kaal : 437g</text:p>
          </table:table-cell>
          <table:table-cell office:value-type="string">
            <text:p>+/-64g</text:p>
          </table:table-cell>
          <table:table-cell office:value-type="string">
            <text:p>Kaal</text:p>
          </table:table-cell>
          <table:table-cell office:value-type="float" office:value="437">
            <text:p>43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9940">
            <text:p>1119940</text:p>
          </table:table-cell>
          <table:table-cell office:value-type="float" office:value="133008160">
            <text:p>133008160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007533989">
            <text:p>93007533989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latsenta looz sile , platsenta kaal 600,0</text:p>
          </table:table-cell>
          <table:table-cell office:value-type="string">
            <text:p>kaal 600,0</text:p>
          </table:table-cell>
          <table:table-cell office:value-type="string">
            <text:p><text:s/>. Platsenta infarktideta . PLAT</text:p>
          </table:table-cell>
          <table:table-cell office:value-type="string">
            <text:p>kaal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622075">
            <text:p>10622075</text:p>
          </table:table-cell>
          <table:table-cell office:value-type="float" office:value="172766584">
            <text:p>17276658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112337">
            <text:p>6730461123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4w5d EDD : 04.08.2013 Kaal : 769g</text:p>
          </table:table-cell>
          <table:table-cell office:value-type="string">
            <text:p>Kaal : 769g</text:p>
          </table:table-cell>
          <table:table-cell office:value-type="string">
            <text:p>+/-112g</text:p>
          </table:table-cell>
          <table:table-cell office:value-type="string">
            <text:p>Kaal</text:p>
          </table:table-cell>
          <table:table-cell office:value-type="float" office:value="769">
            <text:p>769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6370">
            <text:p>1116370</text:p>
          </table:table-cell>
          <table:table-cell office:value-type="float" office:value="138437735">
            <text:p>138437735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509479497">
            <text:p>96509479497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rem rind kaaluga 824g</text:p>
          </table:table-cell>
          <table:table-cell office:value-type="string">
            <text:p>kaaluga 824g</text:p>
          </table:table-cell>
          <table:table-cell office:value-type="string">
            <text:p><text:s/>, mõõtudega 16 x 2 x 7 cm</text:p>
          </table:table-cell>
          <table:table-cell office:value-type="string">
            <text:p>kaaluga</text:p>
          </table:table-cell>
          <table:table-cell office:value-type="float" office:value="824">
            <text:p>8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080194">
            <text:p>7080194</text:p>
          </table:table-cell>
          <table:table-cell office:value-type="float" office:value="126702077">
            <text:p>126702077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237252865">
            <text:p>702372528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6w5d EDD : 26.09.2012 Kaal : 947g</text:p>
          </table:table-cell>
          <table:table-cell office:value-type="string">
            <text:p>Kaal : 947g</text:p>
          </table:table-cell>
          <table:table-cell office:value-type="string">
            <text:p>+/-138g</text:p>
          </table:table-cell>
          <table:table-cell office:value-type="string">
            <text:p>Kaal</text:p>
          </table:table-cell>
          <table:table-cell office:value-type="float" office:value="947">
            <text:p>94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156115">
            <text:p>8156115</text:p>
          </table:table-cell>
          <table:table-cell office:value-type="float" office:value="140140455">
            <text:p>140140455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255745123">
            <text:p>282557451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30w5d EDD : 07.12.2012 Kaal : 1567g</text:p>
          </table:table-cell>
          <table:table-cell office:value-type="string">
            <text:p>Kaal : 1567g</text:p>
          </table:table-cell>
          <table:table-cell office:value-type="string">
            <text:p>+/-229g</text:p>
          </table:table-cell>
          <table:table-cell office:value-type="string">
            <text:p>Kaal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940925">
            <text:p>8940925</text:p>
          </table:table-cell>
          <table:table-cell office:value-type="float" office:value="178390717">
            <text:p>178390717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111815">
            <text:p>67303911181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oote kaal 2626 g</text:p>
          </table:table-cell>
          <table:table-cell office:value-type="string">
            <text:p>kaal 2626 g</text:p>
          </table:table-cell>
          <table:table-cell office:value-type="string">
            <text:p><text:s/>, vastab 35 näd .+ 5 p , pertse</text:p>
          </table:table-cell>
          <table:table-cell office:value-type="string">
            <text:p>kaal</text:p>
          </table:table-cell>
          <table:table-cell office:value-type="float" office:value="2626">
            <text:p>26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511276">
            <text:p>15511276</text:p>
          </table:table-cell>
          <table:table-cell office:value-type="float" office:value="165895350">
            <text:p>165895350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800243743">
            <text:p>65800243743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 kaal 1205,0</text:p>
          </table:table-cell>
          <table:table-cell office:value-type="string">
            <text:p>kaal 1205,0</text:p>
          </table:table-cell>
          <table:table-cell office:value-type="string">
            <text:p>+-176,0g</text:p>
          </table:table-cell>
          <table:table-cell office:value-type="string">
            <text:p>kaal</text:p>
          </table:table-cell>
          <table:table-cell office:value-type="float" office:value="1205">
            <text:p>12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5108305">
            <text:p>5108305</text:p>
          </table:table-cell>
          <table:table-cell office:value-type="float" office:value="147556947">
            <text:p>147556947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614511331">
            <text:p>526145113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45 g</text:p>
          </table:table-cell>
          <table:table-cell office:value-type="string">
            <text:p><text:s/>( 10-50P )</text:p>
          </table:table-cell>
          <table:table-cell office:value-type="string">
            <text:p>Kaal</text:p>
          </table:table-cell>
          <table:table-cell office:value-type="float" office:value="1245">
            <text:p>124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1545680">
            <text:p>1545680</text:p>
          </table:table-cell>
          <table:table-cell office:value-type="float" office:value="130880152">
            <text:p>130880152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596294220">
            <text:p>46596294220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 kaal 1801,0</text:p>
          </table:table-cell>
          <table:table-cell office:value-type="string">
            <text:p>kaal 1801,0</text:p>
          </table:table-cell>
          <table:table-cell office:value-type="string">
            <text:p>+-260,0g</text:p>
          </table:table-cell>
          <table:table-cell office:value-type="string">
            <text:p>kaal</text:p>
          </table:table-cell>
          <table:table-cell office:value-type="float" office:value="1801">
            <text:p>18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3226725">
            <text:p>3226725</text:p>
          </table:table-cell>
          <table:table-cell office:value-type="float" office:value="91547893">
            <text:p>91547893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504917091">
            <text:p>995049170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9 kuune , sk 2,97</text:p>
          </table:table-cell>
          <table:table-cell office:value-type="string">
            <text:p><text:s/>sk 2,97</text:p>
          </table:table-cell>
          <table:table-cell/>
          <table:table-cell office:value-type="string">
            <text:p><text:s/>sk</text:p>
          </table:table-cell>
          <table:table-cell office:value-type="float" office:value="2.97">
            <text:p>2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82926">
            <text:p>21282926</text:p>
          </table:table-cell>
          <table:table-cell office:value-type="float" office:value="169977715">
            <text:p>169977715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104449602">
            <text:p>231044496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 on sündinud ajalisena , sünnikaal ~ 3 kg</text:p>
          </table:table-cell>
          <table:table-cell office:value-type="string">
            <text:p>sünnikaal ~ 3 kg</text:p>
          </table:table-cell>
          <table:table-cell office:value-type="string">
            <text:p><text:s/>, pikkus 48 cm</text:p>
          </table:table-cell>
          <table:table-cell office:value-type="string">
            <text:p>sünnika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8107">
            <text:p>5468107</text:p>
          </table:table-cell>
          <table:table-cell office:value-type="float" office:value="82908257">
            <text:p>82908257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1-12-21</text:p>
          </table:table-cell>
          <table:table-cell office:value-type="float" office:value="77174483402">
            <text:p>771744834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1.12.2011 - 1sünn , SK 3,4</text:p>
          </table:table-cell>
          <table:table-cell office:value-type="string">
            <text:p>SK 3,4</text:p>
          </table:table-cell>
          <table:table-cell office:value-type="string">
            <text:p><text:s/>, A9/9 .</text:p>
          </table:table-cell>
          <table:table-cell office:value-type="string">
            <text:p>SK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9412">
            <text:p>5439412</text:p>
          </table:table-cell>
          <table:table-cell office:value-type="float" office:value="127245581">
            <text:p>127245581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73224957522">
            <text:p>732249575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53cm kaal : 3.644kg</text:p>
          </table:table-cell>
          <table:table-cell office:value-type="string">
            <text:p>kaal : 3.644kg</text:p>
          </table:table-cell>
          <table:table-cell office:value-type="string">
            <text:p><text:s/>KMI : 13</text:p>
          </table:table-cell>
          <table:table-cell office:value-type="string">
            <text:p>kaal</text:p>
          </table:table-cell>
          <table:table-cell office:value-type="float" office:value="3.644">
            <text:p>3,64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5492">
            <text:p>14585492</text:p>
          </table:table-cell>
          <table:table-cell office:value-type="float" office:value="182512655">
            <text:p>182512655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461828">
            <text:p>6730424618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t suurtest kogustest osaliselt Kaal 3,7kg</text:p>
          </table:table-cell>
          <table:table-cell office:value-type="string">
            <text:p>Kaal 3,7kg</text:p>
          </table:table-cell>
          <table:table-cell office:value-type="string">
            <text:p><text:s/>Iste seedimata-teeb kuurina Gef</text:p>
          </table:table-cell>
          <table:table-cell office:value-type="string">
            <text:p>Kaa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0388">
            <text:p>6880388</text:p>
          </table:table-cell>
          <table:table-cell office:value-type="float" office:value="87456563">
            <text:p>87456563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office:value-type="string">
            <text:p>2012-03-08</text:p>
          </table:table-cell>
          <table:table-cell office:value-type="float" office:value="62574858679">
            <text:p>6257485867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8.03.2012 - Kaal 3,8 kg</text:p>
          </table:table-cell>
          <table:table-cell office:value-type="string">
            <text:p>Kaal 3,8 kg</text:p>
          </table:table-cell>
          <table:table-cell office:value-type="string">
            <text:p>;sööb Aptamili 620 ml ööpäevas</text:p>
          </table:table-cell>
          <table:table-cell office:value-type="string">
            <text:p>Kaa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2908">
            <text:p>5812908</text:p>
          </table:table-cell>
          <table:table-cell office:value-type="float" office:value="138014518">
            <text:p>138014518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1-10-11</text:p>
          </table:table-cell>
          <table:table-cell office:value-type="float" office:value="67910083030">
            <text:p>6791008303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55cm kaal : 3.84kg</text:p>
          </table:table-cell>
          <table:table-cell office:value-type="string">
            <text:p>kaal : 3.84kg</text:p>
          </table:table-cell>
          <table:table-cell office:value-type="string">
            <text:p><text:s/>KMI : 12.7</text:p>
          </table:table-cell>
          <table:table-cell office:value-type="string">
            <text:p>kaal</text:p>
          </table:table-cell>
          <table:table-cell office:value-type="float" office:value="3.84">
            <text:p>3,8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7696">
            <text:p>3807696</text:p>
          </table:table-cell>
          <table:table-cell office:value-type="float" office:value="133710502">
            <text:p>133710502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51036353713">
            <text:p>510363537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,992 kg</text:p>
          </table:table-cell>
          <table:table-cell office:value-type="string">
            <text:p><text:s/>, pikkus 54 cm</text:p>
          </table:table-cell>
          <table:table-cell office:value-type="string">
            <text:p>Sünnikaal</text:p>
          </table:table-cell>
          <table:table-cell office:value-type="float" office:value="3.992">
            <text:p>3,99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1859">
            <text:p>20071859</text:p>
          </table:table-cell>
          <table:table-cell office:value-type="float" office:value="176471677">
            <text:p>176471677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96017428394">
            <text:p>960174283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 laps - S/K/kaal - 4,5 kg</text:p>
          </table:table-cell>
          <table:table-cell office:value-type="string">
            <text:p>kaal - 4,5 kg</text:p>
          </table:table-cell>
          <table:table-cell office:value-type="string">
            <text:p><text:s/>! ,</text:p>
          </table:table-cell>
          <table:table-cell office:value-type="string">
            <text:p>kaal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0181">
            <text:p>22900181</text:p>
          </table:table-cell>
          <table:table-cell office:value-type="float" office:value="172823556">
            <text:p>172823556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80929834296">
            <text:p>809298342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5,4 kg</text:p>
          </table:table-cell>
          <table:table-cell office:value-type="string">
            <text:p>kaal 5,4 kg</text:p>
          </table:table-cell>
          <table:table-cell office:value-type="string">
            <text:p><text:s/>/ 81 mg/0,81 ml i/m jagatuna mõ</text:p>
          </table:table-cell>
          <table:table-cell office:value-type="string">
            <text:p>kaal</text:p>
          </table:table-cell>
          <table:table-cell table:style-name="ce1"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2924">
            <text:p>6322924</text:p>
          </table:table-cell>
          <table:table-cell office:value-type="float" office:value="87507810">
            <text:p>87507810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653823125">
            <text:p>576538231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ile kaal 5,470 g</text:p>
          </table:table-cell>
          <table:table-cell office:value-type="string">
            <text:p>kaal 5,470 g</text:p>
          </table:table-cell>
          <table:table-cell/>
          <table:table-cell office:value-type="string">
            <text:p>kaal</text:p>
          </table:table-cell>
          <table:table-cell office:value-type="float" office:value="5.47">
            <text:p>5,4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0445">
            <text:p>5720445</text:p>
          </table:table-cell>
          <table:table-cell office:value-type="float" office:value="147976663">
            <text:p>147976663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82020037696">
            <text:p>820200376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ne ) tulemus : pikkus : 62.5cm kaal : 5.83kg</text:p>
          </table:table-cell>
          <table:table-cell office:value-type="string">
            <text:p>kaal : 5.83kg</text:p>
          </table:table-cell>
          <table:table-cell office:value-type="string">
            <text:p><text:s/>KMI : 14.9</text:p>
          </table:table-cell>
          <table:table-cell office:value-type="string">
            <text:p>kaal</text:p>
          </table:table-cell>
          <table:table-cell office:value-type="float" office:value="5.83">
            <text:p>5,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1170">
            <text:p>5531170</text:p>
          </table:table-cell>
          <table:table-cell office:value-type="float" office:value="88119945">
            <text:p>88119945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72301244950">
            <text:p>723012449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64cm kaal : 6.66kg</text:p>
          </table:table-cell>
          <table:table-cell office:value-type="string">
            <text:p>kaal : 6.66kg</text:p>
          </table:table-cell>
          <table:table-cell office:value-type="string">
            <text:p><text:s/>KMI : 16.3</text:p>
          </table:table-cell>
          <table:table-cell office:value-type="string">
            <text:p>kaal</text:p>
          </table:table-cell>
          <table:table-cell office:value-type="float" office:value="6.66">
            <text:p>6,6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1322">
            <text:p>22981322</text:p>
          </table:table-cell>
          <table:table-cell office:value-type="float" office:value="163284561">
            <text:p>16328456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81839699778">
            <text:p>818396997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6,9 kg</text:p>
          </table:table-cell>
          <table:table-cell office:value-type="string">
            <text:p>kaal 6,9 kg</text:p>
          </table:table-cell>
          <table:table-cell office:value-type="string">
            <text:p>/104 mg 1,04 ml i/m jagatuna mõl</text:p>
          </table:table-cell>
          <table:table-cell office:value-type="string">
            <text:p>kaal</text:p>
          </table:table-cell>
          <table:table-cell table:style-name="ce1"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6719">
            <text:p>5676719</text:p>
          </table:table-cell>
          <table:table-cell office:value-type="float" office:value="144616871">
            <text:p>144616871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34833679530">
            <text:p>3483367953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ulemus : pikkus : 70.5cm + 1cm kaal : 7.86kg</text:p>
          </table:table-cell>
          <table:table-cell office:value-type="string">
            <text:p>kaal : 7.86kg</text:p>
          </table:table-cell>
          <table:table-cell office:value-type="string">
            <text:p><text:s/>+ 230g - kuugaKMI : 15.8</text:p>
          </table:table-cell>
          <table:table-cell office:value-type="string">
            <text:p>kaal</text:p>
          </table:table-cell>
          <table:table-cell office:value-type="float" office:value="7.86">
            <text:p>7,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1067">
            <text:p>5351067</text:p>
          </table:table-cell>
          <table:table-cell office:value-type="float" office:value="126520193">
            <text:p>126520193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77129687356">
            <text:p>771296873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5.2012 - 10k18pv , 3 hammast , kaal 8,5kg</text:p>
          </table:table-cell>
          <table:table-cell office:value-type="string">
            <text:p>kaal 8,5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8.5">
            <text:p>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5400">
            <text:p>5325400</text:p>
          </table:table-cell>
          <table:table-cell office:value-type="float" office:value="124498373">
            <text:p>124498373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55079370398">
            <text:p>550793703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73cm kaal : 8.6kg</text:p>
          </table:table-cell>
          <table:table-cell office:value-type="string">
            <text:p>kaal : 8.6kg</text:p>
          </table:table-cell>
          <table:table-cell office:value-type="string">
            <text:p><text:s/>KMI : 16.1</text:p>
          </table:table-cell>
          <table:table-cell office:value-type="string">
            <text:p>kaal</text:p>
          </table:table-cell>
          <table:table-cell table:style-name="ce1"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8269">
            <text:p>5358269</text:p>
          </table:table-cell>
          <table:table-cell office:value-type="float" office:value="129318269">
            <text:p>129318269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54242177757">
            <text:p>5424217775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us : pikkus : 69cm ( + 2 SD ) kaal : 8.99kg</text:p>
          </table:table-cell>
          <table:table-cell office:value-type="string">
            <text:p>kaal : 8.99kg</text:p>
          </table:table-cell>
          <table:table-cell office:value-type="string">
            <text:p><text:s/>( + 3 SD ) KMI : 18.9</text:p>
          </table:table-cell>
          <table:table-cell office:value-type="string">
            <text:p>kaal</text:p>
          </table:table-cell>
          <table:table-cell office:value-type="float" office:value="8.99">
            <text:p>8,9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6494">
            <text:p>19956494</text:p>
          </table:table-cell>
          <table:table-cell office:value-type="float" office:value="190118334">
            <text:p>190118334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143465267">
            <text:p>441434652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11.06.2013 : Kaal 10.2 kg</text:p>
          </table:table-cell>
          <table:table-cell office:value-type="string">
            <text:p>Kaal 10.2 kg</text:p>
          </table:table-cell>
          <table:table-cell office:value-type="string">
            <text:p><text:s/>. Rinnapiima saab Hambaid -4</text:p>
          </table:table-cell>
          <table:table-cell office:value-type="string">
            <text:p>Kaal</text:p>
          </table:table-cell>
          <table:table-cell table:style-name="ce1" office:value-type="float" office:value="10.2">
            <text:p>10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1002">
            <text:p>9641002</text:p>
          </table:table-cell>
          <table:table-cell office:value-type="float" office:value="157578368">
            <text:p>157578368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168020">
            <text:p>6730431680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,38kg</text:p>
          </table:table-cell>
          <table:table-cell/>
          <table:table-cell office:value-type="string">
            <text:p>Kaal</text:p>
          </table:table-cell>
          <table:table-cell office:value-type="float" office:value="10.38">
            <text:p>10,3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0766">
            <text:p>14280766</text:p>
          </table:table-cell>
          <table:table-cell office:value-type="float" office:value="191154905">
            <text:p>191154905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50979166995">
            <text:p>509791669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äima 10 k vanuses , siis kaal 11 kg</text:p>
          </table:table-cell>
          <table:table-cell office:value-type="string">
            <text:p>kaal 11 kg</text:p>
          </table:table-cell>
          <table:table-cell/>
          <table:table-cell office:value-type="string">
            <text:p>kaal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59159">
            <text:p>8159159</text:p>
          </table:table-cell>
          <table:table-cell office:value-type="float" office:value="147571707">
            <text:p>147571707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088738963">
            <text:p>910887389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id : pikkus 80 cm ( + 1 SD ) , kaal 11,5 kg</text:p>
          </table:table-cell>
          <table:table-cell office:value-type="string">
            <text:p>kaal 11,5 kg</text:p>
          </table:table-cell>
          <table:table-cell office:value-type="string">
            <text:p><text:s/>( 0 SD ) , peaümbermõõt 47 cm (</text:p>
          </table:table-cell>
          <table:table-cell office:value-type="string">
            <text:p>kaal</text:p>
          </table:table-cell>
          <table:table-cell table:style-name="ce1"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25880">
            <text:p>5025880</text:p>
          </table:table-cell>
          <table:table-cell office:value-type="float" office:value="139544450">
            <text:p>139544450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78077666994">
            <text:p>780776669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~ 12 kg</text:p>
          </table:table-cell>
          <table:table-cell/>
          <table:table-cell office:value-type="string">
            <text:p>kaa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09183">
            <text:p>2609183</text:p>
          </table:table-cell>
          <table:table-cell office:value-type="float" office:value="154700169">
            <text:p>154700169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517491383">
            <text:p>515174913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kg</text:p>
          </table:table-cell>
          <table:table-cell/>
          <table:table-cell office:value-type="string">
            <text:p>Kaa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30882">
            <text:p>11730882</text:p>
          </table:table-cell>
          <table:table-cell office:value-type="float" office:value="200687075">
            <text:p>200687075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110210525">
            <text:p>421102105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12,5 mg õhtul ( 1/4 tabletti ) Kaalub 13 kg</text:p>
          </table:table-cell>
          <table:table-cell office:value-type="string">
            <text:p>Kaalub 13 kg</text:p>
          </table:table-cell>
          <table:table-cell/>
          <table:table-cell office:value-type="string">
            <text:p>Kaalub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8788">
            <text:p>5808788</text:p>
          </table:table-cell>
          <table:table-cell office:value-type="float" office:value="152218646">
            <text:p>152218646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90039478231">
            <text:p>900394782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 kg</text:p>
          </table:table-cell>
          <table:table-cell office:value-type="string">
            <text:p><text:s/>pikkus 84 sm</text:p>
          </table:table-cell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31539">
            <text:p>17931539</text:p>
          </table:table-cell>
          <table:table-cell office:value-type="float" office:value="178131359">
            <text:p>178131359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8838">
            <text:p>6730305088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93 kg , kaal 13,7 kg</text:p>
          </table:table-cell>
          <table:table-cell office:value-type="string">
            <text:p>kaal 13,7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3.7">
            <text:p>13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060">
            <text:p>1811060</text:p>
          </table:table-cell>
          <table:table-cell office:value-type="float" office:value="126753129">
            <text:p>126753129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529437134">
            <text:p>615294371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89,5 cm , kaal 13,800g</text:p>
          </table:table-cell>
          <table:table-cell office:value-type="string">
            <text:p>kaal 13,800g</text:p>
          </table:table-cell>
          <table:table-cell office:value-type="string">
            <text:p><text:s/>, pea ümbermõõt 46,5 cm , kõht </text:p>
          </table:table-cell>
          <table:table-cell office:value-type="string">
            <text:p>kaal</text:p>
          </table:table-cell>
          <table:table-cell table:style-name="ce1" office:value-type="float" office:value="13.8">
            <text:p>13,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4676">
            <text:p>5434676</text:p>
          </table:table-cell>
          <table:table-cell office:value-type="float" office:value="130239478">
            <text:p>130239478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51186314025">
            <text:p>511863140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89 cm ( 10pt ) , kaal 14 kg</text:p>
          </table:table-cell>
          <table:table-cell office:value-type="string">
            <text:p>kaal 14 kg</text:p>
          </table:table-cell>
          <table:table-cell office:value-type="string">
            <text:p><text:s/>( 25pt ) , KMI 17,7 , BSA m2</text:p>
          </table:table-cell>
          <table:table-cell office:value-type="string">
            <text:p>kaal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3110">
            <text:p>22633110</text:p>
          </table:table-cell>
          <table:table-cell office:value-type="float" office:value="164446860">
            <text:p>164446860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24</text:p>
          </table:table-cell>
          <table:table-cell office:value-type="float" office:value="673030506901">
            <text:p>6730305069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stuvõtus kehatemp 38,5 * kaal 14 kg</text:p>
          </table:table-cell>
          <table:table-cell office:value-type="string">
            <text:p>kaal 14 kg</text:p>
          </table:table-cell>
          <table:table-cell/>
          <table:table-cell office:value-type="string">
            <text:p>kaal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9045">
            <text:p>18349045</text:p>
          </table:table-cell>
          <table:table-cell office:value-type="float" office:value="219260084">
            <text:p>219260084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531427216">
            <text:p>395314272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4,4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4.4">
            <text:p>14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8093">
            <text:p>5878093</text:p>
          </table:table-cell>
          <table:table-cell office:value-type="float" office:value="137516048">
            <text:p>137516048</text:p>
          </table:table-cell>
          <table:table-cell office:value-type="string">
            <text:p>2012-09-16</text:p>
          </table:table-cell>
          <table:table-cell office:value-type="string">
            <text:p>A</text:p>
          </table:table-cell>
          <table:table-cell office:value-type="string">
            <text:p>2012-09-16</text:p>
          </table:table-cell>
          <table:table-cell office:value-type="float" office:value="30960368548">
            <text:p>309603685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6.09.2012 - Kaal ~ 14,5 kg</text:p>
          </table:table-cell>
          <table:table-cell office:value-type="string">
            <text:p>Kaal ~ 14,5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4.5">
            <text:p>1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6920">
            <text:p>13456920</text:p>
          </table:table-cell>
          <table:table-cell office:value-type="float" office:value="156292996">
            <text:p>156292996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44911653011">
            <text:p>449116530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4,8kg</text:p>
          </table:table-cell>
          <table:table-cell office:value-type="string">
            <text:p><text:s/>, pikkus 102,5cm , pea ümberm 4</text:p>
          </table:table-cell>
          <table:table-cell office:value-type="string">
            <text:p>kaal</text:p>
          </table:table-cell>
          <table:table-cell table:style-name="ce1" office:value-type="float" office:value="14.8">
            <text:p>14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92565">
            <text:p>6292565</text:p>
          </table:table-cell>
          <table:table-cell office:value-type="float" office:value="147812975">
            <text:p>147812975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20805190976">
            <text:p>2080519097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ile , munavalgule ja villale , kaal 16 kg</text:p>
          </table:table-cell>
          <table:table-cell office:value-type="string">
            <text:p>kaal 16 kg</text:p>
          </table:table-cell>
          <table:table-cell/>
          <table:table-cell office:value-type="string">
            <text:p>kaal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9387">
            <text:p>5399387</text:p>
          </table:table-cell>
          <table:table-cell office:value-type="float" office:value="123272501">
            <text:p>123272501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47977017816">
            <text:p>4797701781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03cm kaal : 17kg</text:p>
          </table:table-cell>
          <table:table-cell office:value-type="string">
            <text:p>kaal : 17kg</text:p>
          </table:table-cell>
          <table:table-cell office:value-type="string">
            <text:p><text:s/>KMI : 16</text:p>
          </table:table-cell>
          <table:table-cell office:value-type="string">
            <text:p>kaal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103">
            <text:p>328103</text:p>
          </table:table-cell>
          <table:table-cell office:value-type="float" office:value="90497468">
            <text:p>90497468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532144934">
            <text:p>175321449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budes : Pikkus 117cm ( 3 ts ) , kaal 18kg</text:p>
          </table:table-cell>
          <table:table-cell office:value-type="string">
            <text:p>kaal 18kg</text:p>
          </table:table-cell>
          <table:table-cell office:value-type="string">
            <text:p><text:s/>( &lt;3 ts ) , RR 117/79 mmHg</text:p>
          </table:table-cell>
          <table:table-cell office:value-type="string">
            <text:p>kaal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8551">
            <text:p>8308551</text:p>
          </table:table-cell>
          <table:table-cell office:value-type="float" office:value="133301293">
            <text:p>133301293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1-11-02</text:p>
          </table:table-cell>
          <table:table-cell office:value-type="float" office:value="83715237599">
            <text:p>837152375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8,2kg</text:p>
          </table:table-cell>
          <table:table-cell office:value-type="string">
            <text:p><text:s/>; pikkus : 108,2cm</text:p>
          </table:table-cell>
          <table:table-cell office:value-type="string">
            <text:p>Kaal</text:p>
          </table:table-cell>
          <table:table-cell table:style-name="ce1" office:value-type="float" office:value="18.2">
            <text:p>18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8441">
            <text:p>12578441</text:p>
          </table:table-cell>
          <table:table-cell office:value-type="float" office:value="163265132">
            <text:p>163265132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94881346871">
            <text:p>948813468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8,2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8.2">
            <text:p>18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0759">
            <text:p>20200759</text:p>
          </table:table-cell>
          <table:table-cell office:value-type="float" office:value="158262748">
            <text:p>158262748</text:p>
          </table:table-cell>
          <table:table-cell office:value-type="string">
            <text:p>2012-10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260079">
            <text:p>6730442600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18,4kg</text:p>
          </table:table-cell>
          <table:table-cell office:value-type="string">
            <text:p>kaal 18,4kg</text:p>
          </table:table-cell>
          <table:table-cell office:value-type="string">
            <text:p><text:s/>, temp 39,1 * Laps istub , on h</text:p>
          </table:table-cell>
          <table:table-cell office:value-type="string">
            <text:p>kaal</text:p>
          </table:table-cell>
          <table:table-cell table:style-name="ce1" office:value-type="float" office:value="18.4">
            <text:p>1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9862">
            <text:p>11459862</text:p>
          </table:table-cell>
          <table:table-cell office:value-type="float" office:value="169899588">
            <text:p>169899588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849377773">
            <text:p>668493777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18,5 kg</text:p>
          </table:table-cell>
          <table:table-cell office:value-type="string">
            <text:p>kaal 18,5 kg</text:p>
          </table:table-cell>
          <table:table-cell office:value-type="string">
            <text:p><text:s/>, pikkus 112 cm</text:p>
          </table:table-cell>
          <table:table-cell office:value-type="string">
            <text:p>kaal</text:p>
          </table:table-cell>
          <table:table-cell table:style-name="ce1"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3103">
            <text:p>5823103</text:p>
          </table:table-cell>
          <table:table-cell office:value-type="float" office:value="153409010">
            <text:p>153409010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49783098732">
            <text:p>497830987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13cm kaal : 19kg</text:p>
          </table:table-cell>
          <table:table-cell office:value-type="string">
            <text:p>kaal : 19kg</text:p>
          </table:table-cell>
          <table:table-cell office:value-type="string">
            <text:p><text:s/>KMI : 14.9</text:p>
          </table:table-cell>
          <table:table-cell office:value-type="string">
            <text:p>kaal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7763">
            <text:p>22487763</text:p>
          </table:table-cell>
          <table:table-cell office:value-type="float" office:value="158318516">
            <text:p>158318516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2-21</text:p>
          </table:table-cell>
          <table:table-cell office:value-type="float" office:value="77943171335">
            <text:p>77943171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temperatuur 36,2C Lapse kaal 19kg</text:p>
          </table:table-cell>
          <table:table-cell office:value-type="string">
            <text:p>kaal 19kg</text:p>
          </table:table-cell>
          <table:table-cell/>
          <table:table-cell office:value-type="string">
            <text:p>kaal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6855">
            <text:p>5776855</text:p>
          </table:table-cell>
          <table:table-cell office:value-type="float" office:value="145121988">
            <text:p>145121988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91736183909">
            <text:p>917361839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kus 112.5 cm ( 10-25 prots ) , kaal 19.1 kg</text:p>
          </table:table-cell>
          <table:table-cell office:value-type="string">
            <text:p>kaal 19.1 kg</text:p>
          </table:table-cell>
          <table:table-cell office:value-type="string">
            <text:p><text:s/>( 25 . prots ) V S 4.9 mmol/l</text:p>
          </table:table-cell>
          <table:table-cell office:value-type="string">
            <text:p>kaal</text:p>
          </table:table-cell>
          <table:table-cell table:style-name="ce1" office:value-type="float" office:value="19.1">
            <text:p>19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9828">
            <text:p>23569828</text:p>
          </table:table-cell>
          <table:table-cell office:value-type="float" office:value="165222494">
            <text:p>165222494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0499230">
            <text:p>6730304992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9,4 kg</text:p>
          </table:table-cell>
          <table:table-cell office:value-type="string">
            <text:p><text:s/>pikkus 114,5cm</text:p>
          </table:table-cell>
          <table:table-cell office:value-type="string">
            <text:p>kaal</text:p>
          </table:table-cell>
          <table:table-cell table:style-name="ce1"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0607">
            <text:p>6500607</text:p>
          </table:table-cell>
          <table:table-cell office:value-type="float" office:value="137438116">
            <text:p>137438116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630989035">
            <text:p>426309890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iimane teadaolev kaal 20.071970 g</text:p>
          </table:table-cell>
          <table:table-cell office:value-type="string">
            <text:p>kaal 20.071970 g</text:p>
          </table:table-cell>
          <table:table-cell/>
          <table:table-cell office:value-type="string">
            <text:p>kaal</text:p>
          </table:table-cell>
          <table:table-cell office:value-type="float" office:value="20.072">
            <text:p>20,07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4843">
            <text:p>5394843</text:p>
          </table:table-cell>
          <table:table-cell office:value-type="float" office:value="123104347">
            <text:p>123104347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92762252266">
            <text:p>9276225226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Vanus 7a 6k : pikkus : 124.3cm kaal : 20.5kg</text:p>
          </table:table-cell>
          <table:table-cell office:value-type="string">
            <text:p>kaal : 20.5kg</text:p>
          </table:table-cell>
          <table:table-cell office:value-type="string">
            <text:p><text:s/>KMI : 13.3kg/m2 , BSA 0,87 m2 ,</text:p>
          </table:table-cell>
          <table:table-cell office:value-type="string">
            <text:p>kaal</text:p>
          </table:table-cell>
          <table:table-cell table:style-name="ce1" office:value-type="float" office:value="20.5">
            <text:p>2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3836">
            <text:p>20213836</text:p>
          </table:table-cell>
          <table:table-cell office:value-type="float" office:value="176951169">
            <text:p>176951169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78156066721">
            <text:p>78156066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0,5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0.5">
            <text:p>2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8730">
            <text:p>3328730</text:p>
          </table:table-cell>
          <table:table-cell office:value-type="float" office:value="84451595">
            <text:p>84451595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22248045002">
            <text:p>222480450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av , kahvatu , pikkus 119 cm / kaal 21,8 kg</text:p>
          </table:table-cell>
          <table:table-cell office:value-type="string">
            <text:p>kaal 21,8 kg</text:p>
          </table:table-cell>
          <table:table-cell office:value-type="string">
            <text:p><text:s/>, kopsudes vesikulaarne hingami</text:p>
          </table:table-cell>
          <table:table-cell office:value-type="string">
            <text:p>kaal</text:p>
          </table:table-cell>
          <table:table-cell table:style-name="ce1" office:value-type="float" office:value="21.8">
            <text:p>21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3961">
            <text:p>17063961</text:p>
          </table:table-cell>
          <table:table-cell office:value-type="float" office:value="194468272">
            <text:p>194468272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59681">
            <text:p>673030359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 VORMISTAMINE , pikkus-121,0cm kaal-22,4kg</text:p>
          </table:table-cell>
          <table:table-cell office:value-type="string">
            <text:p>kaal-22,4kg</text:p>
          </table:table-cell>
          <table:table-cell office:value-type="string">
            <text:p><text:s/>, parem käsi RR 88/61 pulss 84 </text:p>
          </table:table-cell>
          <table:table-cell office:value-type="string">
            <text:p>kaal</text:p>
          </table:table-cell>
          <table:table-cell table:style-name="ce1" office:value-type="float" office:value="22.4">
            <text:p>22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95352">
            <text:p>11695352</text:p>
          </table:table-cell>
          <table:table-cell office:value-type="float" office:value="176034674">
            <text:p>17603467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023520705">
            <text:p>830235207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2,6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2.6">
            <text:p>22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4067">
            <text:p>5364067</text:p>
          </table:table-cell>
          <table:table-cell office:value-type="float" office:value="127612760">
            <text:p>127612760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85054072580">
            <text:p>850540725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11cm kaal : 23kg</text:p>
          </table:table-cell>
          <table:table-cell office:value-type="string">
            <text:p>kaal : 23kg</text:p>
          </table:table-cell>
          <table:table-cell office:value-type="string">
            <text:p><text:s/>KMI : 18.7</text:p>
          </table:table-cell>
          <table:table-cell office:value-type="string">
            <text:p>kaal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22641">
            <text:p>2822641</text:p>
          </table:table-cell>
          <table:table-cell office:value-type="float" office:value="126355248">
            <text:p>126355248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84758855162">
            <text:p>847588551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24,6 kg</text:p>
          </table:table-cell>
          <table:table-cell office:value-type="string">
            <text:p><text:s/>( 90PT ) , pikkus : 128 cm ( ül</text:p>
          </table:table-cell>
          <table:table-cell office:value-type="string">
            <text:p>Kaal</text:p>
          </table:table-cell>
          <table:table-cell table:style-name="ce1" office:value-type="float" office:value="24.6">
            <text:p>24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62763">
            <text:p>6362763</text:p>
          </table:table-cell>
          <table:table-cell office:value-type="float" office:value="136345817">
            <text:p>136345817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630667021">
            <text:p>626306670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 kg</text:p>
          </table:table-cell>
          <table:table-cell office:value-type="string">
            <text:p><text:s/>( ligi 50 protsentiili ) ;</text:p>
          </table:table-cell>
          <table:table-cell office:value-type="string">
            <text:p>Kaal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23782">
            <text:p>22623782</text:p>
          </table:table-cell>
          <table:table-cell office:value-type="float" office:value="156289548">
            <text:p>156289548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1213-12-17</text:p>
          </table:table-cell>
          <table:table-cell office:value-type="float" office:value="72945781135">
            <text:p>729457811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iivsus 30.01.2012 pikkus 131 , kaal 25kg</text:p>
          </table:table-cell>
          <table:table-cell office:value-type="string">
            <text:p>kaal 25kg</text:p>
          </table:table-cell>
          <table:table-cell/>
          <table:table-cell office:value-type="string">
            <text:p>kaal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8592">
            <text:p>18398592</text:p>
          </table:table-cell>
          <table:table-cell office:value-type="float" office:value="196124744">
            <text:p>196124744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410075193">
            <text:p>714100751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.300</text:p>
          </table:table-cell>
          <table:table-cell office:value-type="string">
            <text:p><text:s/>, pikkus 127 , RR 90/40 , visus</text:p>
          </table:table-cell>
          <table:table-cell office:value-type="string">
            <text:p>Kaal</text:p>
          </table:table-cell>
          <table:table-cell table:style-name="ce1" office:value-type="float" office:value="25.3">
            <text:p>2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91716">
            <text:p>14191716</text:p>
          </table:table-cell>
          <table:table-cell office:value-type="float" office:value="194387788">
            <text:p>194387788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316743">
            <text:p>6730303167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: 25.9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table:style-name="ce1" office:value-type="float" office:value="25.9">
            <text:p>25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1708">
            <text:p>19561708</text:p>
          </table:table-cell>
          <table:table-cell office:value-type="float" office:value="216049152">
            <text:p>216049152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324657476">
            <text:p>55324657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12.11.2013 <text:s text:c="2"/>: Kaal 27 kg</text:p>
          </table:table-cell>
          <table:table-cell office:value-type="string">
            <text:p>Kaal 27 kg</text:p>
          </table:table-cell>
          <table:table-cell office:value-type="string">
            <text:p><text:s/>, pikkus 120 cm</text:p>
          </table:table-cell>
          <table:table-cell office:value-type="string">
            <text:p>Kaal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86001">
            <text:p>6386001</text:p>
          </table:table-cell>
          <table:table-cell office:value-type="float" office:value="90039394">
            <text:p>90039394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office:value-type="string">
            <text:p>2012-02-28</text:p>
          </table:table-cell>
          <table:table-cell office:value-type="float" office:value="54770228126">
            <text:p>547702281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28 kg</text:p>
          </table:table-cell>
          <table:table-cell office:value-type="string">
            <text:p><text:s/>( 25 -50 protsentiili )</text:p>
          </table:table-cell>
          <table:table-cell office:value-type="string">
            <text:p>Kaal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82053">
            <text:p>9882053</text:p>
          </table:table-cell>
          <table:table-cell office:value-type="float" office:value="176264196">
            <text:p>176264196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324212399">
            <text:p>993242123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üldseisundis , Normosteenilise Kaal 28g</text:p>
          </table:table-cell>
          <table:table-cell office:value-type="string">
            <text:p>Kaal 28g</text:p>
          </table:table-cell>
          <table:table-cell office:value-type="string">
            <text:p><text:s/>kg , pikkus125 cm</text:p>
          </table:table-cell>
          <table:table-cell office:value-type="string">
            <text:p>Kaal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7357">
            <text:p>5597357</text:p>
          </table:table-cell>
          <table:table-cell office:value-type="float" office:value="86470482">
            <text:p>86470482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18280992824">
            <text:p>182809928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3.03.2012 - Kaal 29,2 kg</text:p>
          </table:table-cell>
          <table:table-cell office:value-type="string">
            <text:p>Kaal 29,2 kg</text:p>
          </table:table-cell>
          <table:table-cell office:value-type="string">
            <text:p><text:s/>( &lt; 90 pts ) , pikkus 136,5 cm </text:p>
          </table:table-cell>
          <table:table-cell office:value-type="string">
            <text:p>Kaal</text:p>
          </table:table-cell>
          <table:table-cell office:value-type="float" office:value="29.2">
            <text:p>29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9836">
            <text:p>17529836</text:p>
          </table:table-cell>
          <table:table-cell office:value-type="float" office:value="204123818">
            <text:p>204123818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3613">
            <text:p>6730304136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31,3</text:p>
          </table:table-cell>
          <table:table-cell office:value-type="string">
            <text:p><text:s/>. pikkus -136,5 jäi haigeks 15.</text:p>
          </table:table-cell>
          <table:table-cell office:value-type="string">
            <text:p>Kaal</text:p>
          </table:table-cell>
          <table:table-cell table:style-name="ce1" office:value-type="float" office:value="31.3">
            <text:p>3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51071">
            <text:p>12551071</text:p>
          </table:table-cell>
          <table:table-cell office:value-type="float" office:value="212792128">
            <text:p>212792128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3150">
            <text:p>6730304431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l rohke rasvkude , kaal 31,6 kg</text:p>
          </table:table-cell>
          <table:table-cell office:value-type="string">
            <text:p>kaal 31,6 kg</text:p>
          </table:table-cell>
          <table:table-cell office:value-type="string">
            <text:p><text:s/>( &gt; 97 ts ) , pikkus 115,5 cm (</text:p>
          </table:table-cell>
          <table:table-cell office:value-type="string">
            <text:p>kaal</text:p>
          </table:table-cell>
          <table:table-cell office:value-type="float" office:value="31.6">
            <text:p>31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7632">
            <text:p>5887632</text:p>
          </table:table-cell>
          <table:table-cell office:value-type="float" office:value="151595183">
            <text:p>151595183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59204137504">
            <text:p>592041375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40cm kaal : 33kg</text:p>
          </table:table-cell>
          <table:table-cell office:value-type="string">
            <text:p>kaal : 33kg</text:p>
          </table:table-cell>
          <table:table-cell office:value-type="string">
            <text:p><text:s/>KMI : 16.8</text:p>
          </table:table-cell>
          <table:table-cell office:value-type="string">
            <text:p>kaal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7134">
            <text:p>4807134</text:p>
          </table:table-cell>
          <table:table-cell office:value-type="float" office:value="152591791">
            <text:p>152591791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42118367099">
            <text:p>421183670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pikkus 143,5 -&gt; 149,8 cm , kehakaal 31,2 -&gt; 34,0 kg</text:p>
          </table:table-cell>
          <table:table-cell office:value-type="string">
            <text:p>kehakaal 31,2 -&gt; 34,0 kg</text:p>
          </table:table-cell>
          <table:table-cell office:value-type="string">
            <text:p><text:s/>, KMI 15,0 -&gt; 15,1 kg/m2 , käte</text:p>
          </table:table-cell>
          <table:table-cell office:value-type="string">
            <text:p>kehakaal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8867">
            <text:p>5858867</text:p>
          </table:table-cell>
          <table:table-cell office:value-type="float" office:value="148664736">
            <text:p>148664736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93150966909">
            <text:p>931509669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37,6 kg</text:p>
          </table:table-cell>
          <table:table-cell office:value-type="string">
            <text:p><text:s/>( + 2,3 kg )</text:p>
          </table:table-cell>
          <table:table-cell office:value-type="string">
            <text:p>Kaal</text:p>
          </table:table-cell>
          <table:table-cell office:value-type="float" office:value="37.6">
            <text:p>37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8044">
            <text:p>12618044</text:p>
          </table:table-cell>
          <table:table-cell office:value-type="float" office:value="158967668">
            <text:p>158967668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1341-01-07</text:p>
          </table:table-cell>
          <table:table-cell office:value-type="float" office:value="62684312632">
            <text:p>626843126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.10.2012 kaal 38,5156</text:p>
          </table:table-cell>
          <table:table-cell office:value-type="string">
            <text:p>kaal 38,5156</text:p>
          </table:table-cell>
          <table:table-cell office:value-type="string">
            <text:p>,5 Vasakul Babinski positiivne ,</text:p>
          </table:table-cell>
          <table:table-cell office:value-type="string">
            <text:p>kaal</text:p>
          </table:table-cell>
          <table:table-cell office:value-type="float" office:value="38.5156">
            <text:p>38,5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49174">
            <text:p>3449174</text:p>
          </table:table-cell>
          <table:table-cell office:value-type="float" office:value="136375559">
            <text:p>136375559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656337392">
            <text:p>496563373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2,7 kg</text:p>
          </table:table-cell>
          <table:table-cell office:value-type="string">
            <text:p><text:s/>( hea positiivne dünaamika ; ka</text:p>
          </table:table-cell>
          <table:table-cell office:value-type="string">
            <text:p>Kaal</text:p>
          </table:table-cell>
          <table:table-cell office:value-type="float" office:value="42.7">
            <text:p>42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73158">
            <text:p>22273158</text:p>
          </table:table-cell>
          <table:table-cell office:value-type="float" office:value="167040141">
            <text:p>167040141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231513229">
            <text:p>15231513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012 kehapikkus 164-&gt; 167,8 cm , kehakaal 40,2-&gt; 42,8 kg</text:p>
          </table:table-cell>
          <table:table-cell office:value-type="string">
            <text:p>kehakaal 40,2-&gt; 42,8 kg</text:p>
          </table:table-cell>
          <table:table-cell office:value-type="string">
            <text:p><text:s/>, KMI14,9-&gt; 15,2 , kopsumaht 3,</text:p>
          </table:table-cell>
          <table:table-cell office:value-type="string">
            <text:p>kehakaal</text:p>
          </table:table-cell>
          <table:table-cell office:value-type="float" office:value="42.8">
            <text:p>42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75302">
            <text:p>7575302</text:p>
          </table:table-cell>
          <table:table-cell office:value-type="float" office:value="84672287">
            <text:p>84672287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33857913120">
            <text:p>338579131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O2100 % Maks ei ole suurenenud kaal 43,5 kg</text:p>
          </table:table-cell>
          <table:table-cell office:value-type="string">
            <text:p>kaal 43,5 kg</text:p>
          </table:table-cell>
          <table:table-cell office:value-type="string">
            <text:p>EKG : Siinusrütm fr 64 x min Ehh</text:p>
          </table:table-cell>
          <table:table-cell office:value-type="string">
            <text:p>kaal</text:p>
          </table:table-cell>
          <table:table-cell office:value-type="float" office:value="43.5">
            <text:p>4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1635">
            <text:p>1041635</text:p>
          </table:table-cell>
          <table:table-cell office:value-type="float" office:value="136130097">
            <text:p>136130097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406325160">
            <text:p>8940632516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BMI 17,5 ( pikkus 159,5cm kaal 44,6kg</text:p>
          </table:table-cell>
          <table:table-cell office:value-type="string">
            <text:p>kaal 44,6kg</text:p>
          </table:table-cell>
          <table:table-cell office:value-type="string">
            <text:p><text:s/>) Järeldus : Foonis välise hing</text:p>
          </table:table-cell>
          <table:table-cell office:value-type="string">
            <text:p>kaal</text:p>
          </table:table-cell>
          <table:table-cell office:value-type="float" office:value="44.6">
            <text:p>44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83124">
            <text:p>12783124</text:p>
          </table:table-cell>
          <table:table-cell office:value-type="float" office:value="157705002">
            <text:p>157705002</text:p>
          </table:table-cell>
          <table:table-cell office:value-type="string">
            <text:p>2012-08-18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39659412969">
            <text:p>396594129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ine 159 pikk , raseduseelne kaal 45 kg</text:p>
          </table:table-cell>
          <table:table-cell office:value-type="string">
            <text:p>kaal 45 kg</text:p>
          </table:table-cell>
          <table:table-cell/>
          <table:table-cell office:value-type="string">
            <text:p>kaal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5337">
            <text:p>6125337</text:p>
          </table:table-cell>
          <table:table-cell office:value-type="float" office:value="152462824">
            <text:p>152462824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549921297">
            <text:p>155499212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1 x ' ; kaal 45 kg</text:p>
          </table:table-cell>
          <table:table-cell office:value-type="string">
            <text:p>kaal 45 kg</text:p>
          </table:table-cell>
          <table:table-cell/>
          <table:table-cell office:value-type="string">
            <text:p>kaal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16490">
            <text:p>2816490</text:p>
          </table:table-cell>
          <table:table-cell office:value-type="float" office:value="125226177">
            <text:p>125226177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443563760">
            <text:p>354435637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6 kg</text:p>
          </table:table-cell>
          <table:table-cell/>
          <table:table-cell office:value-type="string">
            <text:p>Kaal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3141">
            <text:p>16663141</text:p>
          </table:table-cell>
          <table:table-cell office:value-type="float" office:value="188356707">
            <text:p>188356707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2013-07-12</text:p>
          </table:table-cell>
          <table:table-cell office:value-type="float" office:value="77409820729">
            <text:p>774098207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46</text:p>
          </table:table-cell>
          <table:table-cell/>
          <table:table-cell office:value-type="string">
            <text:p>Kaal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2201">
            <text:p>5832201</text:p>
          </table:table-cell>
          <table:table-cell office:value-type="float" office:value="143104983">
            <text:p>143104983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79097939960">
            <text:p>7909793996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4,7 cm , kaal 46 kg</text:p>
          </table:table-cell>
          <table:table-cell office:value-type="string">
            <text:p>kaal 46 kg</text:p>
          </table:table-cell>
          <table:table-cell office:value-type="string">
            <text:p><text:s/>, BSA 1,48 m2 .</text:p>
          </table:table-cell>
          <table:table-cell office:value-type="string">
            <text:p>kaal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6277">
            <text:p>5256277</text:p>
          </table:table-cell>
          <table:table-cell office:value-type="float" office:value="148446633">
            <text:p>148446633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66115259815">
            <text:p>661152598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7kg</text:p>
          </table:table-cell>
          <table:table-cell office:value-type="string">
            <text:p><text:s/>pikkus 155cm</text:p>
          </table:table-cell>
          <table:table-cell office:value-type="string">
            <text:p>kaal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4688">
            <text:p>5624688</text:p>
          </table:table-cell>
          <table:table-cell office:value-type="float" office:value="132717088">
            <text:p>132717088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72420548350">
            <text:p>724205483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: 165.5 cm ( 75ts ) , kaal : 48 kg</text:p>
          </table:table-cell>
          <table:table-cell office:value-type="string">
            <text:p>kaal : 48 kg</text:p>
          </table:table-cell>
          <table:table-cell office:value-type="string">
            <text:p><text:s/>( 50-75 ts ) , KMI : 17.5 ( 25-</text:p>
          </table:table-cell>
          <table:table-cell office:value-type="string">
            <text:p>kaal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8956">
            <text:p>2698956</text:p>
          </table:table-cell>
          <table:table-cell office:value-type="float" office:value="134654827">
            <text:p>134654827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361718731">
            <text:p>913617187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sed : ei esita Objektiivselt : Kaal 48 kg</text:p>
          </table:table-cell>
          <table:table-cell office:value-type="string">
            <text:p>Kaal 48 kg</text:p>
          </table:table-cell>
          <table:table-cell office:value-type="string">
            <text:p><text:s/>Pikkus 159 cm Suitsetamine : ja</text:p>
          </table:table-cell>
          <table:table-cell office:value-type="string">
            <text:p>Kaal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86079">
            <text:p>3686079</text:p>
          </table:table-cell>
          <table:table-cell office:value-type="float" office:value="138216136">
            <text:p>138216136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480970141">
            <text:p>654809701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kaal 48 kg</text:p>
          </table:table-cell>
          <table:table-cell office:value-type="string">
            <text:p>kaal 48 kg</text:p>
          </table:table-cell>
          <table:table-cell office:value-type="string">
            <text:p><text:s/>, pikkus 161 cm</text:p>
          </table:table-cell>
          <table:table-cell office:value-type="string">
            <text:p>kaal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2049">
            <text:p>23172049</text:p>
          </table:table-cell>
          <table:table-cell office:value-type="float" office:value="157706803">
            <text:p>157706803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56249214270">
            <text:p>562492142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8.0</text:p>
          </table:table-cell>
          <table:table-cell/>
          <table:table-cell office:value-type="string">
            <text:p>Kaal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0062">
            <text:p>5390062</text:p>
          </table:table-cell>
          <table:table-cell office:value-type="float" office:value="128704404">
            <text:p>128704404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799013938">
            <text:p>2879901393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0kg</text:p>
          </table:table-cell>
          <table:table-cell office:value-type="string">
            <text:p><text:s/>( + 1,5kg 1 aasta jooksul ) , p</text:p>
          </table:table-cell>
          <table:table-cell office:value-type="string">
            <text:p>Kehakaal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1261">
            <text:p>19191261</text:p>
          </table:table-cell>
          <table:table-cell office:value-type="float" office:value="184194938">
            <text:p>184194938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507387883">
            <text:p>545073878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, kaalus alla võtnud , praegu kaal 51 kg</text:p>
          </table:table-cell>
          <table:table-cell office:value-type="string">
            <text:p>kaal 51 kg</text:p>
          </table:table-cell>
          <table:table-cell/>
          <table:table-cell office:value-type="string">
            <text:p>kaal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7246">
            <text:p>5357246</text:p>
          </table:table-cell>
          <table:table-cell office:value-type="float" office:value="127053259">
            <text:p>127053259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15089364685">
            <text:p>150893646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kkus : 166cm ( 25-50-prots ) ; kaal : 51.5kg</text:p>
          </table:table-cell>
          <table:table-cell office:value-type="string">
            <text:p>kaal : 51.5kg</text:p>
          </table:table-cell>
          <table:table-cell office:value-type="string">
            <text:p><text:s/>( 10-25 prots ) , KMI : 18.7</text:p>
          </table:table-cell>
          <table:table-cell office:value-type="string">
            <text:p>kaal</text:p>
          </table:table-cell>
          <table:table-cell office:value-type="float" office:value="51.5">
            <text:p>5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6">
            <text:p>5146</text:p>
          </table:table-cell>
          <table:table-cell office:value-type="float" office:value="129057311">
            <text:p>129057311</text:p>
          </table:table-cell>
          <table:table-cell office:value-type="string">
            <text:p>2012-06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078674286">
            <text:p>760786742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x 1 , , Clexane 0,8 ml x 1 sc ( kehakaal 52 kg</text:p>
          </table:table-cell>
          <table:table-cell office:value-type="string">
            <text:p>kehakaal 52 kg</text:p>
          </table:table-cell>
          <table:table-cell office:value-type="string">
            <text:p><text:s/>) , Vit B121000 g i/m 3 korda n</text:p>
          </table:table-cell>
          <table:table-cell office:value-type="string">
            <text:p>kehakaal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1858">
            <text:p>20411858</text:p>
          </table:table-cell>
          <table:table-cell office:value-type="float" office:value="218187399">
            <text:p>21818739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1-12-09</text:p>
          </table:table-cell>
          <table:table-cell office:value-type="float" office:value="56979442266">
            <text:p>56979442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2</text:p>
          </table:table-cell>
          <table:table-cell office:value-type="string">
            <text:p><text:s/>, kasv 170</text:p>
          </table:table-cell>
          <table:table-cell office:value-type="string">
            <text:p>Kehakaal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186">
            <text:p>1652186</text:p>
          </table:table-cell>
          <table:table-cell office:value-type="float" office:value="81642391">
            <text:p>81642391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830393433">
            <text:p>668303934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chycardia Pikkus163 cmKaal52 kg</text:p>
          </table:table-cell>
          <table:table-cell office:value-type="string">
            <text:p>Kaal52 kg</text:p>
          </table:table-cell>
          <table:table-cell office:value-type="string">
            <text:p>BMI19,57168128 Südamerütm SR fr6</text:p>
          </table:table-cell>
          <table:table-cell office:value-type="string">
            <text:p>Kaal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57820">
            <text:p>14557820</text:p>
          </table:table-cell>
          <table:table-cell office:value-type="float" office:value="177645645">
            <text:p>177645645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3029">
            <text:p>6730304530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ptembris kaalus 52</text:p>
          </table:table-cell>
          <table:table-cell office:value-type="string">
            <text:p>kaalus 52</text:p>
          </table:table-cell>
          <table:table-cell office:value-type="string">
            <text:p>-53 kg , oli siis Soomes</text:p>
          </table:table-cell>
          <table:table-cell office:value-type="string">
            <text:p>kaalus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17987">
            <text:p>9417987</text:p>
          </table:table-cell>
          <table:table-cell office:value-type="float" office:value="219608451">
            <text:p>219608451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401962111">
            <text:p>1240196211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2</text:p>
          </table:table-cell>
          <table:table-cell office:value-type="string">
            <text:p><text:s/>, kasv 164</text:p>
          </table:table-cell>
          <table:table-cell office:value-type="string">
            <text:p>Kehakaal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1751">
            <text:p>3801751</text:p>
          </table:table-cell>
          <table:table-cell office:value-type="float" office:value="134545930">
            <text:p>134545930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41425538083">
            <text:p>414255380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52,5kg</text:p>
          </table:table-cell>
          <table:table-cell office:value-type="string">
            <text:p>kaal 52,5kg</text:p>
          </table:table-cell>
          <table:table-cell/>
          <table:table-cell office:value-type="string">
            <text:p>kaal</text:p>
          </table:table-cell>
          <table:table-cell office:value-type="float" office:value="52.5">
            <text:p>5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7325">
            <text:p>14587325</text:p>
          </table:table-cell>
          <table:table-cell office:value-type="float" office:value="199929321">
            <text:p>199929321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87138427298">
            <text:p>871384272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2,8 kg</text:p>
          </table:table-cell>
          <table:table-cell/>
          <table:table-cell office:value-type="string">
            <text:p>Kehakaal</text:p>
          </table:table-cell>
          <table:table-cell office:value-type="float" office:value="52.8">
            <text:p>52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86463">
            <text:p>9086463</text:p>
          </table:table-cell>
          <table:table-cell office:value-type="float" office:value="177499112">
            <text:p>17749911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235865561">
            <text:p>3523586556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dus : Rütmihäired Kirjeldus : kaal 53 kg</text:p>
          </table:table-cell>
          <table:table-cell office:value-type="string">
            <text:p>kaal 53 kg</text:p>
          </table:table-cell>
          <table:table-cell office:value-type="string">
            <text:p><text:s/>, pikkus 162 cm , kehapind 1,55</text:p>
          </table:table-cell>
          <table:table-cell office:value-type="string">
            <text:p>kaal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41253">
            <text:p>3041253</text:p>
          </table:table-cell>
          <table:table-cell office:value-type="float" office:value="129322487">
            <text:p>129322487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17115571188">
            <text:p>171155711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3,2kg</text:p>
          </table:table-cell>
          <table:table-cell/>
          <table:table-cell office:value-type="string">
            <text:p>Kaal</text:p>
          </table:table-cell>
          <table:table-cell office:value-type="float" office:value="53.2">
            <text:p>53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8662">
            <text:p>5778662</text:p>
          </table:table-cell>
          <table:table-cell office:value-type="float" office:value="148710261">
            <text:p>148710261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91101953626">
            <text:p>911019536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53,2 kg</text:p>
          </table:table-cell>
          <table:table-cell/>
          <table:table-cell office:value-type="string">
            <text:p>Kaal</text:p>
          </table:table-cell>
          <table:table-cell office:value-type="float" office:value="53.2">
            <text:p>53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22153">
            <text:p>3422153</text:p>
          </table:table-cell>
          <table:table-cell office:value-type="float" office:value="145412752">
            <text:p>145412752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638114032">
            <text:p>556381140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Pikkus/(?P&lt;key&gt;(((K|k)eha)|((S|s)ünni))?(K|k)aal(uga)?|kAAL|SK|Sk|[^a-z]sk|KAAL|SM|[Ss]/k|(K|k)aalu(ga|nud|b|s))\s*([0-9])+(\s?[,.]\s?[0-9]+)?/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Pikkus/kaal 167/54</text:p>
          </table:table-cell>
          <table:table-cell/>
          <table:table-cell office:value-type="string">
            <text:p>kaal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9573">
            <text:p>24099573</text:p>
          </table:table-cell>
          <table:table-cell office:value-type="float" office:value="174801865">
            <text:p>17480186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93723056601">
            <text:p>93723056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54,3kg</text:p>
          </table:table-cell>
          <table:table-cell table:style-name="ce1" office:value-type="string">
            <text:p><text:s/>( 1,0 )</text:p>
          </table:table-cell>
          <table:table-cell office:value-type="string">
            <text:p>Kaal</text:p>
          </table:table-cell>
          <table:table-cell office:value-type="float" office:value="54.3">
            <text:p>54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5718">
            <text:p>19105718</text:p>
          </table:table-cell>
          <table:table-cell office:value-type="float" office:value="180728423">
            <text:p>180728423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0412">
            <text:p>6730303204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4,400kg</text:p>
          </table:table-cell>
          <table:table-cell office:value-type="string">
            <text:p><text:s/>Kasv 167,5cm</text:p>
          </table:table-cell>
          <table:table-cell office:value-type="string">
            <text:p>Kaal</text:p>
          </table:table-cell>
          <table:table-cell office:value-type="float" office:value="54.4">
            <text:p>54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56970">
            <text:p>3856970</text:p>
          </table:table-cell>
          <table:table-cell office:value-type="float" office:value="152099269">
            <text:p>152099269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14456384343">
            <text:p>144563843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55kg</text:p>
          </table:table-cell>
          <table:table-cell/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89475">
            <text:p>2589475</text:p>
          </table:table-cell>
          <table:table-cell office:value-type="float" office:value="152259219">
            <text:p>152259219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083250030">
            <text:p>910832500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0 , kaal 55</text:p>
          </table:table-cell>
          <table:table-cell office:value-type="string">
            <text:p>kaal 55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71545">
            <text:p>20271545</text:p>
          </table:table-cell>
          <table:table-cell office:value-type="float" office:value="161304818">
            <text:p>161304818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91259081206">
            <text:p>912590812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vi - - ITK - - kaal 55,600</text:p>
          </table:table-cell>
          <table:table-cell office:value-type="string">
            <text:p>kaal 55,600</text:p>
          </table:table-cell>
          <table:table-cell/>
          <table:table-cell office:value-type="string">
            <text:p>kaal</text:p>
          </table:table-cell>
          <table:table-cell office:value-type="float" office:value="55.6">
            <text:p>5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24429">
            <text:p>11524429</text:p>
          </table:table-cell>
          <table:table-cell office:value-type="float" office:value="184242520">
            <text:p>18424252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07-11-14</text:p>
          </table:table-cell>
          <table:table-cell office:value-type="float" office:value="66278230284">
            <text:p>662782302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57cm , kaal-56kg</text:p>
          </table:table-cell>
          <table:table-cell office:value-type="string">
            <text:p>kaal-56kg</text:p>
          </table:table-cell>
          <table:table-cell office:value-type="string">
            <text:p><text:s/>, KMI--23,4RINDKERE JA KÕHUPIIR</text:p>
          </table:table-cell>
          <table:table-cell office:value-type="string">
            <text:p>kaal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56823">
            <text:p>9556823</text:p>
          </table:table-cell>
          <table:table-cell office:value-type="float" office:value="189279566">
            <text:p>189279566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441538805">
            <text:p>784415388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 oluliselt langenud , praegune kehakaal 57 kg</text:p>
          </table:table-cell>
          <table:table-cell office:value-type="string">
            <text:p>kehakaal 57 kg</text:p>
          </table:table-cell>
          <table:table-cell/>
          <table:table-cell office:value-type="string">
            <text:p>kehakaal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5611">
            <text:p>5415611</text:p>
          </table:table-cell>
          <table:table-cell office:value-type="float" office:value="125846713">
            <text:p>125846713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48726595450">
            <text:p>487265954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.03.2012 - Kaal 57,5 kg</text:p>
          </table:table-cell>
          <table:table-cell office:value-type="string">
            <text:p>Kaal 57,5 kg</text:p>
          </table:table-cell>
          <table:table-cell office:value-type="string">
            <text:p><text:s/>, saatekiri - J -131 plaanimise</text:p>
          </table:table-cell>
          <table:table-cell office:value-type="string">
            <text:p>Kaal</text:p>
          </table:table-cell>
          <table:table-cell office:value-type="float" office:value="57.5">
            <text:p>57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1403">
            <text:p>4791403</text:p>
          </table:table-cell>
          <table:table-cell office:value-type="float" office:value="135281297">
            <text:p>135281297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17661758671">
            <text:p>176617586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: 57,7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57.7">
            <text:p>57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1055">
            <text:p>5681055</text:p>
          </table:table-cell>
          <table:table-cell office:value-type="float" office:value="135529192">
            <text:p>135529192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32865218120">
            <text:p>328652181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57,9 kg</text:p>
          </table:table-cell>
          <table:table-cell/>
          <table:table-cell office:value-type="string">
            <text:p>Kaal</text:p>
          </table:table-cell>
          <table:table-cell office:value-type="float" office:value="57.9">
            <text:p>57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1124">
            <text:p>14061124</text:p>
          </table:table-cell>
          <table:table-cell office:value-type="float" office:value="166253264">
            <text:p>166253264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86445231771">
            <text:p>864452317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8.6</text:p>
          </table:table-cell>
          <table:table-cell/>
          <table:table-cell office:value-type="string">
            <text:p>Kaal</text:p>
          </table:table-cell>
          <table:table-cell office:value-type="float" office:value="58.6">
            <text:p>58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60569">
            <text:p>5960569</text:p>
          </table:table-cell>
          <table:table-cell office:value-type="float" office:value="82046803">
            <text:p>82046803</text:p>
          </table:table-cell>
          <table:table-cell office:value-type="string">
            <text:p>2012-02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158313920">
            <text:p>951583139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t on 162 cm pikk , kaalub 59 kg</text:p>
          </table:table-cell>
          <table:table-cell office:value-type="string">
            <text:p>kaalub 59 kg</text:p>
          </table:table-cell>
          <table:table-cell office:value-type="string">
            <text:p><text:s/>, KMI 22,5 – patsient on normaa</text:p>
          </table:table-cell>
          <table:table-cell office:value-type="string">
            <text:p>kaalub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0540">
            <text:p>5050540</text:p>
          </table:table-cell>
          <table:table-cell office:value-type="float" office:value="136072069">
            <text:p>136072069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43750827458">
            <text:p>437508274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kg</text:p>
          </table:table-cell>
          <table:table-cell office:value-type="string">
            <text:p><text:s/>, kaal aastaga suurenenud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3526">
            <text:p>18983526</text:p>
          </table:table-cell>
          <table:table-cell office:value-type="float" office:value="174558508">
            <text:p>174558508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413155808">
            <text:p>414131558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aandunud , söögiisu taastunud , kehakaal 55-&gt; 60kg</text:p>
          </table:table-cell>
          <table:table-cell office:value-type="string">
            <text:p>kehakaal 55-&gt; 60kg</text:p>
          </table:table-cell>
          <table:table-cell/>
          <table:table-cell office:value-type="string">
            <text:p>keha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90209">
            <text:p>22690209</text:p>
          </table:table-cell>
          <table:table-cell office:value-type="float" office:value="158006891">
            <text:p>158006891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59794765452">
            <text:p>597947654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5 Kaal 60</text:p>
          </table:table-cell>
          <table:table-cell office:value-type="string">
            <text:p>Kaal 60</text:p>
          </table:table-cell>
          <table:table-cell office:value-type="string">
            <text:p><text:s/>KMI 21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09882">
            <text:p>11609882</text:p>
          </table:table-cell>
          <table:table-cell office:value-type="float" office:value="191160240">
            <text:p>191160240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81249574185">
            <text:p>812495741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täna 149.7 cm ja kaal 60,1 kg</text:p>
          </table:table-cell>
          <table:table-cell office:value-type="string">
            <text:p>kaal 60,1 kg</text:p>
          </table:table-cell>
          <table:table-cell/>
          <table:table-cell office:value-type="string">
            <text:p>kaal</text:p>
          </table:table-cell>
          <table:table-cell office:value-type="float" office:value="60.1">
            <text:p>60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8227">
            <text:p>5518227</text:p>
          </table:table-cell>
          <table:table-cell office:value-type="float" office:value="88622028">
            <text:p>88622028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56544749400">
            <text:p>565447494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,5 kg</text:p>
          </table:table-cell>
          <table:table-cell office:value-type="string">
            <text:p><text:s/>pikkus 171 sm RR 115/50</text:p>
          </table:table-cell>
          <table:table-cell office:value-type="string">
            <text:p>Kaal</text:p>
          </table:table-cell>
          <table:table-cell office:value-type="float" office:value="60.5">
            <text:p>6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0278">
            <text:p>5880278</text:p>
          </table:table-cell>
          <table:table-cell office:value-type="float" office:value="141346386">
            <text:p>141346386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322775381">
            <text:p>293227753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,5kg</text:p>
          </table:table-cell>
          <table:table-cell/>
          <table:table-cell office:value-type="string">
            <text:p>Kaal</text:p>
          </table:table-cell>
          <table:table-cell office:value-type="float" office:value="60.5">
            <text:p>6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76093">
            <text:p>13276093</text:p>
          </table:table-cell>
          <table:table-cell office:value-type="float" office:value="195915184">
            <text:p>195915184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30075362916">
            <text:p>300753629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,5</text:p>
          </table:table-cell>
          <table:table-cell table:style-name="ce1" office:value-type="string">
            <text:p><text:s/>+ 1,1</text:p>
          </table:table-cell>
          <table:table-cell office:value-type="string">
            <text:p>Kaal</text:p>
          </table:table-cell>
          <table:table-cell office:value-type="float" office:value="60.5">
            <text:p>6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8409">
            <text:p>4828409</text:p>
          </table:table-cell>
          <table:table-cell office:value-type="float" office:value="133289012">
            <text:p>133289012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17170624672">
            <text:p>171706246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Objektiivselt : kehakaal 57-&gt; 60.6 kg</text:p>
          </table:table-cell>
          <table:table-cell office:value-type="string">
            <text:p>kehakaal 57-&gt; 60.6 kg</text:p>
          </table:table-cell>
          <table:table-cell office:value-type="string">
            <text:p><text:s/>( 90ts ) , pikkus 169,6-&gt; 170 c</text:p>
          </table:table-cell>
          <table:table-cell office:value-type="string">
            <text:p>kehakaal</text:p>
          </table:table-cell>
          <table:table-cell office:value-type="float" office:value="60.6">
            <text:p>60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8255">
            <text:p>24698255</text:p>
          </table:table-cell>
          <table:table-cell office:value-type="float" office:value="210966298">
            <text:p>210966298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3651005">
            <text:p>6730336510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e suurus 29+4 , kaalub 61kg</text:p>
          </table:table-cell>
          <table:table-cell office:value-type="string">
            <text:p>kaalub 61kg</text:p>
          </table:table-cell>
          <table:table-cell office:value-type="string">
            <text:p><text:s/>, F 29cm , KÜ 91cm</text:p>
          </table:table-cell>
          <table:table-cell office:value-type="string">
            <text:p>kaalub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68565">
            <text:p>21568565</text:p>
          </table:table-cell>
          <table:table-cell office:value-type="float" office:value="168634422">
            <text:p>168634422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44346249892">
            <text:p>44346249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1kg</text:p>
          </table:table-cell>
          <table:table-cell office:value-type="string">
            <text:p><text:s/>( + 3,0 )</text:p>
          </table:table-cell>
          <table:table-cell office:value-type="string">
            <text:p>Kaal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8539">
            <text:p>5488539</text:p>
          </table:table-cell>
          <table:table-cell office:value-type="float" office:value="86158412">
            <text:p>86158412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51213527420">
            <text:p>512135274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1 kg</text:p>
          </table:table-cell>
          <table:table-cell/>
          <table:table-cell office:value-type="string">
            <text:p>Kaal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3145">
            <text:p>5553145</text:p>
          </table:table-cell>
          <table:table-cell office:value-type="float" office:value="83618017">
            <text:p>83618017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938371043">
            <text:p>109383710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2</text:p>
          </table:table-cell>
          <table:table-cell/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56408">
            <text:p>9456408</text:p>
          </table:table-cell>
          <table:table-cell office:value-type="float" office:value="200004224">
            <text:p>200004224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618528">
            <text:p>6730336185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ub 62,0 kg</text:p>
          </table:table-cell>
          <table:table-cell/>
          <table:table-cell office:value-type="string">
            <text:p>Kaalub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9681">
            <text:p>10389681</text:p>
          </table:table-cell>
          <table:table-cell office:value-type="float" office:value="195228815">
            <text:p>195228815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26</text:p>
          </table:table-cell>
          <table:table-cell office:value-type="float" office:value="673035980582">
            <text:p>6730359805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grammi viimase poole nädalaga , kaal 62,7 kg</text:p>
          </table:table-cell>
          <table:table-cell office:value-type="string">
            <text:p>kaal 62,7 kg</text:p>
          </table:table-cell>
          <table:table-cell office:value-type="string">
            <text:p><text:s/>, KMI 19,79 .</text:p>
          </table:table-cell>
          <table:table-cell office:value-type="string">
            <text:p>kaal</text:p>
          </table:table-cell>
          <table:table-cell office:value-type="float" office:value="62.7">
            <text:p>62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95260">
            <text:p>6095260</text:p>
          </table:table-cell>
          <table:table-cell office:value-type="float" office:value="136873859">
            <text:p>136873859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856232305">
            <text:p>668562323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3 kg</text:p>
          </table:table-cell>
          <table:table-cell/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2815">
            <text:p>5472815</text:p>
          </table:table-cell>
          <table:table-cell office:value-type="float" office:value="87773701">
            <text:p>87773701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10099861284">
            <text:p>100998612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80cm kaal : 63kg</text:p>
          </table:table-cell>
          <table:table-cell office:value-type="string">
            <text:p>kaal : 63kg</text:p>
          </table:table-cell>
          <table:table-cell office:value-type="string">
            <text:p><text:s/>KMI : 19.4</text:p>
          </table:table-cell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9768">
            <text:p>13839768</text:p>
          </table:table-cell>
          <table:table-cell office:value-type="float" office:value="201729569">
            <text:p>20172956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673042684662">
            <text:p>6730426846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3,7</text:p>
          </table:table-cell>
          <table:table-cell office:value-type="string">
            <text:p><text:s/>- iive + 1,0kg</text:p>
          </table:table-cell>
          <table:table-cell office:value-type="string">
            <text:p>Kaal</text:p>
          </table:table-cell>
          <table:table-cell office:value-type="float" office:value="63.7">
            <text:p>6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74433">
            <text:p>23874433</text:p>
          </table:table-cell>
          <table:table-cell office:value-type="float" office:value="155307260">
            <text:p>155307260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96282240159">
            <text:p>96282240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 , 1 cm ja kaal 63.7 kg</text:p>
          </table:table-cell>
          <table:table-cell office:value-type="string">
            <text:p>kaal 63.7 kg</text:p>
          </table:table-cell>
          <table:table-cell/>
          <table:table-cell office:value-type="string">
            <text:p>kaal</text:p>
          </table:table-cell>
          <table:table-cell office:value-type="float" office:value="63.7">
            <text:p>63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53648">
            <text:p>13853648</text:p>
          </table:table-cell>
          <table:table-cell office:value-type="float" office:value="194482349">
            <text:p>194482349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88474311708">
            <text:p>884743117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3,8kg</text:p>
          </table:table-cell>
          <table:table-cell office:value-type="string">
            <text:p><text:s/>( + 1,6 ) , tursed puuduvad</text:p>
          </table:table-cell>
          <table:table-cell office:value-type="string">
            <text:p>Kaal</text:p>
          </table:table-cell>
          <table:table-cell office:value-type="float" office:value="63.8">
            <text:p>63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31407">
            <text:p>13431407</text:p>
          </table:table-cell>
          <table:table-cell office:value-type="float" office:value="159043755">
            <text:p>159043755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59846733811">
            <text:p>598467338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</text:p>
          </table:table-cell>
          <table:table-cell office:value-type="string">
            <text:p><text:s/>cm , pikkus 165 cm , KMI 24 .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48601">
            <text:p>17748601</text:p>
          </table:table-cell>
          <table:table-cell office:value-type="float" office:value="156073692">
            <text:p>156073692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5247937">
            <text:p>673035247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 kasutaObj leid Pikkus 167cm , kaal 64kg</text:p>
          </table:table-cell>
          <table:table-cell office:value-type="string">
            <text:p>kaal 64kg</text:p>
          </table:table-cell>
          <table:table-cell office:value-type="string">
            <text:p><text:s/>, RR 11070/mmHg paremal käel pu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3250">
            <text:p>24173250</text:p>
          </table:table-cell>
          <table:table-cell office:value-type="float" office:value="157757524">
            <text:p>157757524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91559560428">
            <text:p>915595604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kg</text:p>
          </table:table-cell>
          <table:table-cell office:value-type="string">
            <text:p><text:s/>Kuumad hood ja higisööstud on e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52108">
            <text:p>3752108</text:p>
          </table:table-cell>
          <table:table-cell office:value-type="float" office:value="143627552">
            <text:p>143627552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499087468">
            <text:p>864990874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eespatsient , 54a , kaal 64,5 kg</text:p>
          </table:table-cell>
          <table:table-cell office:value-type="string">
            <text:p>kaal 64,5 kg</text:p>
          </table:table-cell>
          <table:table-cell office:value-type="string">
            <text:p><text:s/>, pikkus 172 cm , KMI-23 , elab</text:p>
          </table:table-cell>
          <table:table-cell office:value-type="string">
            <text:p>kaal</text:p>
          </table:table-cell>
          <table:table-cell office:value-type="float" office:value="64.5">
            <text:p>6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01222">
            <text:p>22201222</text:p>
          </table:table-cell>
          <table:table-cell office:value-type="float" office:value="183506925">
            <text:p>183506925</text:p>
          </table:table-cell>
          <table:table-cell office:value-type="string">
            <text:p>2013-06-15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29766076823">
            <text:p>297660768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,8</text:p>
          </table:table-cell>
          <table:table-cell office:value-type="string">
            <text:p><text:s/>iive + 0,3 kg</text:p>
          </table:table-cell>
          <table:table-cell office:value-type="string">
            <text:p>Kaal</text:p>
          </table:table-cell>
          <table:table-cell office:value-type="float" office:value="64.8">
            <text:p>6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74003">
            <text:p>3274003</text:p>
          </table:table-cell>
          <table:table-cell office:value-type="float" office:value="83691701">
            <text:p>83691701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82115139712">
            <text:p>821151397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55-aastane , pikkus 158 cm , kaal 65 kg</text:p>
          </table:table-cell>
          <table:table-cell office:value-type="string">
            <text:p>kaal 65 kg</text:p>
          </table:table-cell>
          <table:table-cell office:value-type="string">
            <text:p><text:s/>, süda regul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9058">
            <text:p>4649058</text:p>
          </table:table-cell>
          <table:table-cell office:value-type="float" office:value="84633839">
            <text:p>84633839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95837593706">
            <text:p>958375937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74 cmKaal65 kg</text:p>
          </table:table-cell>
          <table:table-cell office:value-type="string">
            <text:p>Kaal65 kg</text:p>
          </table:table-cell>
          <table:table-cell office:value-type="string">
            <text:p>BMI21,46915048 Südamerütm SR fr6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8314">
            <text:p>19968314</text:p>
          </table:table-cell>
          <table:table-cell office:value-type="float" office:value="186813316">
            <text:p>186813316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398269685">
            <text:p>93398269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0 cm , kaal 65 kg</text:p>
          </table:table-cell>
          <table:table-cell office:value-type="string">
            <text:p>kaal 65 kg</text:p>
          </table:table-cell>
          <table:table-cell office:value-type="string">
            <text:p><text:s/>KMI 20,1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09702">
            <text:p>10109702</text:p>
          </table:table-cell>
          <table:table-cell office:value-type="float" office:value="155210620">
            <text:p>155210620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097925351">
            <text:p>360979253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iu kokkuvõte : Pikkus 169 cm , kaal 65 kg</text:p>
          </table:table-cell>
          <table:table-cell office:value-type="string">
            <text:p>kaal 65 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83235">
            <text:p>6383235</text:p>
          </table:table-cell>
          <table:table-cell office:value-type="float" office:value="123369411">
            <text:p>123369411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1-12-22</text:p>
          </table:table-cell>
          <table:table-cell office:value-type="float" office:value="23785763121">
            <text:p>237857631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9071">
            <text:p>20329071</text:p>
          </table:table-cell>
          <table:table-cell office:value-type="float" office:value="160756558">
            <text:p>160756558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673030376025">
            <text:p>6730303760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pikkus 186 cm , kaal 65 kg</text:p>
          </table:table-cell>
          <table:table-cell office:value-type="string">
            <text:p>kaal 65 kg</text:p>
          </table:table-cell>
          <table:table-cell office:value-type="string">
            <text:p><text:s/>( KMI 18 )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777">
            <text:p>238777</text:p>
          </table:table-cell>
          <table:table-cell office:value-type="float" office:value="138432888">
            <text:p>138432888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2012-09-03</text:p>
          </table:table-cell>
          <table:table-cell office:value-type="float" office:value="84754451255">
            <text:p>847544512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65,1 kg</text:p>
          </table:table-cell>
          <table:table-cell/>
          <table:table-cell office:value-type="string">
            <text:p>Kehakaal</text:p>
          </table:table-cell>
          <table:table-cell office:value-type="float" office:value="65.1">
            <text:p>65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54630">
            <text:p>20754630</text:p>
          </table:table-cell>
          <table:table-cell office:value-type="float" office:value="204418781">
            <text:p>204418781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13819338640">
            <text:p>13819338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und rahuldav , pikkus 173 cm / kaal 65,2 kg</text:p>
          </table:table-cell>
          <table:table-cell office:value-type="string">
            <text:p>kaal 65,2 kg</text:p>
          </table:table-cell>
          <table:table-cell office:value-type="string">
            <text:p><text:s/>( + 3 kg aasta jooksul ) , KMI </text:p>
          </table:table-cell>
          <table:table-cell office:value-type="string">
            <text:p>kaal</text:p>
          </table:table-cell>
          <table:table-cell office:value-type="float" office:value="65.2">
            <text:p>65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0497">
            <text:p>11340497</text:p>
          </table:table-cell>
          <table:table-cell office:value-type="float" office:value="156381997">
            <text:p>15638199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39962949813">
            <text:p>399629498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,3</text:p>
          </table:table-cell>
          <table:table-cell office:value-type="string">
            <text:p><text:s/>- iive-0,3</text:p>
          </table:table-cell>
          <table:table-cell office:value-type="string">
            <text:p>Kaal</text:p>
          </table:table-cell>
          <table:table-cell office:value-type="float" office:value="65.3">
            <text:p>6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84554">
            <text:p>12884554</text:p>
          </table:table-cell>
          <table:table-cell office:value-type="float" office:value="157697658">
            <text:p>157697658</text:p>
          </table:table-cell>
          <table:table-cell office:value-type="string">
            <text:p>2012-08-01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97872183355">
            <text:p>978721833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,4kg</text:p>
          </table:table-cell>
          <table:table-cell office:value-type="string">
            <text:p><text:s/>( + 2,7kg ) , turseid ei ole , </text:p>
          </table:table-cell>
          <table:table-cell office:value-type="string">
            <text:p>kaal</text:p>
          </table:table-cell>
          <table:table-cell office:value-type="float" office:value="65.4">
            <text:p>6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1350">
            <text:p>3191350</text:p>
          </table:table-cell>
          <table:table-cell office:value-type="float" office:value="79134213">
            <text:p>79134213</text:p>
          </table:table-cell>
          <table:table-cell office:value-type="string">
            <text:p>2011-08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595839676">
            <text:p>925958396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65,8 ( + 2,0 - 3näd ) kg</text:p>
          </table:table-cell>
          <table:table-cell/>
          <table:table-cell office:value-type="string">
            <text:p>Kaal</text:p>
          </table:table-cell>
          <table:table-cell office:value-type="float" office:value="65.8">
            <text:p>65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2934">
            <text:p>23182934</text:p>
          </table:table-cell>
          <table:table-cell office:value-type="float" office:value="190834812">
            <text:p>190834812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2627129">
            <text:p>6730326271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2cm , nüüd kaal 66,0kg</text:p>
          </table:table-cell>
          <table:table-cell office:value-type="string">
            <text:p>kaal 66,0kg</text:p>
          </table:table-cell>
          <table:table-cell office:value-type="string">
            <text:p><text:s/>, ei suitseta</text:p>
          </table:table-cell>
          <table:table-cell office:value-type="string">
            <text:p>kaal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6794">
            <text:p>5706794</text:p>
          </table:table-cell>
          <table:table-cell office:value-type="float" office:value="154255978">
            <text:p>154255978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27</text:p>
          </table:table-cell>
          <table:table-cell office:value-type="float" office:value="88301551292">
            <text:p>8830155129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6</text:p>
          </table:table-cell>
          <table:table-cell office:value-type="string">
            <text:p><text:s/>: kg</text:p>
          </table:table-cell>
          <table:table-cell office:value-type="string">
            <text:p>Kaal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6077">
            <text:p>23656077</text:p>
          </table:table-cell>
          <table:table-cell office:value-type="float" office:value="157074352">
            <text:p>157074352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15197081444">
            <text:p>151970814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66,4</text:p>
          </table:table-cell>
          <table:table-cell office:value-type="string">
            <text:p><text:s/>, + 2,0kg</text:p>
          </table:table-cell>
          <table:table-cell office:value-type="string">
            <text:p>Kehakaal</text:p>
          </table:table-cell>
          <table:table-cell office:value-type="float" office:value="66.4">
            <text:p>6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6383">
            <text:p>5056383</text:p>
          </table:table-cell>
          <table:table-cell office:value-type="float" office:value="138440892">
            <text:p>138440892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64483490536">
            <text:p>644834905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71 cmKaal67 kg</text:p>
          </table:table-cell>
          <table:table-cell office:value-type="string">
            <text:p>Kaal67 kg</text:p>
          </table:table-cell>
          <table:table-cell office:value-type="string">
            <text:p>BMI22,91303307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34808">
            <text:p>7134808</text:p>
          </table:table-cell>
          <table:table-cell office:value-type="float" office:value="122347236">
            <text:p>122347236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92171449489">
            <text:p>921714494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Pericarditis inf ? Pikkus173 cmKaal67 kg</text:p>
          </table:table-cell>
          <table:table-cell office:value-type="string">
            <text:p>Kaal67 kg</text:p>
          </table:table-cell>
          <table:table-cell office:value-type="string">
            <text:p>BMI22,38631428 Südamerütm SR fr7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9182">
            <text:p>4429182</text:p>
          </table:table-cell>
          <table:table-cell office:value-type="float" office:value="84637818">
            <text:p>84637818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42168324145">
            <text:p>421683241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66 cmKaal67 kg</text:p>
          </table:table-cell>
          <table:table-cell office:value-type="string">
            <text:p>Kaal67 kg</text:p>
          </table:table-cell>
          <table:table-cell office:value-type="string">
            <text:p>BMI24,31412397 Südamerütm SR fr6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6413">
            <text:p>5646413</text:p>
          </table:table-cell>
          <table:table-cell office:value-type="float" office:value="140333095">
            <text:p>140333095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34628891749">
            <text:p>346288917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7 kg</text:p>
          </table:table-cell>
          <table:table-cell/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21411">
            <text:p>8821411</text:p>
          </table:table-cell>
          <table:table-cell office:value-type="float" office:value="160143744">
            <text:p>16014374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019121205">
            <text:p>3901912120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0 cm , KAAL 67 kg</text:p>
          </table:table-cell>
          <table:table-cell office:value-type="string">
            <text:p>KAAL 67 kg</text:p>
          </table:table-cell>
          <table:table-cell/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0587">
            <text:p>24360587</text:p>
          </table:table-cell>
          <table:table-cell office:value-type="float" office:value="182118992">
            <text:p>18211899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77457438618">
            <text:p>77457438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0 cmKaal67 kg</text:p>
          </table:table-cell>
          <table:table-cell office:value-type="string">
            <text:p>Kaal67 kg</text:p>
          </table:table-cell>
          <table:table-cell office:value-type="string">
            <text:p>BMI26,171875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9979">
            <text:p>9989979</text:p>
          </table:table-cell>
          <table:table-cell office:value-type="float" office:value="184091381">
            <text:p>184091381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1589969381">
            <text:p>315899693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8 cm , kaal 68 kg</text:p>
          </table:table-cell>
          <table:table-cell office:value-type="string">
            <text:p>kaal 68 kg</text:p>
          </table:table-cell>
          <table:table-cell office:value-type="string">
            <text:p><text:s/>, KMI 27 , VÜ 103 cm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3143">
            <text:p>14363143</text:p>
          </table:table-cell>
          <table:table-cell office:value-type="float" office:value="187527444">
            <text:p>187527444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45787636">
            <text:p>6730457876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e suurus 25+1 , kehakaal 68 kg</text:p>
          </table:table-cell>
          <table:table-cell office:value-type="string">
            <text:p>kehakaal 68 kg</text:p>
          </table:table-cell>
          <table:table-cell office:value-type="string">
            <text:p><text:s/>( iive + 1 )</text:p>
          </table:table-cell>
          <table:table-cell office:value-type="string">
            <text:p>keha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1298">
            <text:p>2451298</text:p>
          </table:table-cell>
          <table:table-cell office:value-type="float" office:value="132793479">
            <text:p>13279347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468168845">
            <text:p>814681688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LEID : Pikkus 156cm , Kaal 68kg</text:p>
          </table:table-cell>
          <table:table-cell office:value-type="string">
            <text:p>Kaal 68kg</text:p>
          </table:table-cell>
          <table:table-cell office:value-type="string">
            <text:p><text:s/>Õlaliigestes liikuvus piiratud 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6328">
            <text:p>19776328</text:p>
          </table:table-cell>
          <table:table-cell office:value-type="float" office:value="205783633">
            <text:p>205783633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025324837">
            <text:p>55025324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 pikkus , määratud KMI : 26,2 -kaal 68kg</text:p>
          </table:table-cell>
          <table:table-cell office:value-type="string">
            <text:p>kaal 68kg</text:p>
          </table:table-cell>
          <table:table-cell office:value-type="string">
            <text:p><text:s/>ja pikkus 161 .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92039">
            <text:p>5892039</text:p>
          </table:table-cell>
          <table:table-cell office:value-type="float" office:value="131018575">
            <text:p>131018575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8-02</text:p>
          </table:table-cell>
          <table:table-cell office:value-type="float" office:value="38832213696">
            <text:p>388322136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8 kg</text:p>
          </table:table-cell>
          <table:table-cell/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9015">
            <text:p>17949015</text:p>
          </table:table-cell>
          <table:table-cell office:value-type="float" office:value="216712281">
            <text:p>216712281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7395">
            <text:p>673030547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Üldseisund - rahuldav , kaal 68 kg</text:p>
          </table:table-cell>
          <table:table-cell office:value-type="string">
            <text:p>kaal 68 kg</text:p>
          </table:table-cell>
          <table:table-cell office:value-type="string">
            <text:p><text:s/>, pikkus 155 cm , KMI 28,30 ( n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9253">
            <text:p>20699253</text:p>
          </table:table-cell>
          <table:table-cell office:value-type="float" office:value="158390294">
            <text:p>158390294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11278565669">
            <text:p>112785656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8,200</text:p>
          </table:table-cell>
          <table:table-cell/>
          <table:table-cell office:value-type="string">
            <text:p>Kaal</text:p>
          </table:table-cell>
          <table:table-cell office:value-type="float" office:value="68.2">
            <text:p>6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6918">
            <text:p>10756918</text:p>
          </table:table-cell>
          <table:table-cell office:value-type="float" office:value="178584904">
            <text:p>178584904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73032627129">
            <text:p>6730326271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8,3</text:p>
          </table:table-cell>
          <table:table-cell office:value-type="string">
            <text:p><text:s/>iive kuu ajaga 2,1 kg</text:p>
          </table:table-cell>
          <table:table-cell office:value-type="string">
            <text:p>Kaal</text:p>
          </table:table-cell>
          <table:table-cell office:value-type="float" office:value="68.3">
            <text:p>68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4317">
            <text:p>12144317</text:p>
          </table:table-cell>
          <table:table-cell office:value-type="float" office:value="194867743">
            <text:p>194867743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335449">
            <text:p>6730303354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alus juurde võtnud oluliselt - kaal 68,4 kg</text:p>
          </table:table-cell>
          <table:table-cell office:value-type="string">
            <text:p>kaal 68,4 kg</text:p>
          </table:table-cell>
          <table:table-cell office:value-type="string">
            <text:p><text:s/>. Obj liikuvus puusades , põlve</text:p>
          </table:table-cell>
          <table:table-cell office:value-type="string">
            <text:p>kaal</text:p>
          </table:table-cell>
          <table:table-cell office:value-type="float" office:value="68.4">
            <text:p>6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9463">
            <text:p>5399463</text:p>
          </table:table-cell>
          <table:table-cell office:value-type="float" office:value="126900866">
            <text:p>126900866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36629533591">
            <text:p>366295335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8,5 kg</text:p>
          </table:table-cell>
          <table:table-cell/>
          <table:table-cell office:value-type="string">
            <text:p>Kaal</text:p>
          </table:table-cell>
          <table:table-cell office:value-type="float" office:value="68.5">
            <text:p>6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3655">
            <text:p>5503655</text:p>
          </table:table-cell>
          <table:table-cell office:value-type="float" office:value="87486040">
            <text:p>87486040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51344964661">
            <text:p>5134496466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8,7 kg</text:p>
          </table:table-cell>
          <table:table-cell/>
          <table:table-cell office:value-type="string">
            <text:p>Kaal</text:p>
          </table:table-cell>
          <table:table-cell office:value-type="float" office:value="68.7">
            <text:p>68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6823">
            <text:p>20486823</text:p>
          </table:table-cell>
          <table:table-cell office:value-type="float" office:value="212782179">
            <text:p>212782179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28280415522">
            <text:p>282804155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 pikkus 175 cm , kaal 69 kg</text:p>
          </table:table-cell>
          <table:table-cell office:value-type="string">
            <text:p>kaal 69 kg</text:p>
          </table:table-cell>
          <table:table-cell office:value-type="string">
            <text:p><text:s/>, isa pikkus 198 cm , kaal 90 k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70198">
            <text:p>20770198</text:p>
          </table:table-cell>
          <table:table-cell office:value-type="float" office:value="203166179">
            <text:p>203166179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5833511681">
            <text:p>65833511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140-80 , KAAL 69.0</text:p>
          </table:table-cell>
          <table:table-cell office:value-type="string">
            <text:p>KAAL 69.0</text:p>
          </table:table-cell>
          <table:table-cell/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2100">
            <text:p>5432100</text:p>
          </table:table-cell>
          <table:table-cell office:value-type="float" office:value="124465802">
            <text:p>124465802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95802813327">
            <text:p>958028133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0 kg</text:p>
          </table:table-cell>
          <table:table-cell/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50671">
            <text:p>15250671</text:p>
          </table:table-cell>
          <table:table-cell office:value-type="float" office:value="212076886">
            <text:p>212076886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941311">
            <text:p>67303694131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60 cm , KAAL 70 kg</text:p>
          </table:table-cell>
          <table:table-cell office:value-type="string">
            <text:p>KAAL 70 kg</text:p>
          </table:table-cell>
          <table:table-cell/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0707">
            <text:p>5600707</text:p>
          </table:table-cell>
          <table:table-cell office:value-type="float" office:value="82165486">
            <text:p>82165486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88434936020">
            <text:p>884349360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70,3 kg</text:p>
          </table:table-cell>
          <table:table-cell/>
          <table:table-cell office:value-type="string">
            <text:p>Kaal</text:p>
          </table:table-cell>
          <table:table-cell office:value-type="float" office:value="70.3">
            <text:p>70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3232">
            <text:p>11903232</text:p>
          </table:table-cell>
          <table:table-cell office:value-type="float" office:value="197966453">
            <text:p>197966453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11024715907">
            <text:p>11024715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0,7</text:p>
          </table:table-cell>
          <table:table-cell office:value-type="string">
            <text:p><text:s/>- iive + 1,2</text:p>
          </table:table-cell>
          <table:table-cell office:value-type="string">
            <text:p>Kaal</text:p>
          </table:table-cell>
          <table:table-cell office:value-type="float" office:value="70.7">
            <text:p>7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5382">
            <text:p>20105382</text:p>
          </table:table-cell>
          <table:table-cell office:value-type="float" office:value="160568650">
            <text:p>160568650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55987271232">
            <text:p>55987271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70,9</text:p>
          </table:table-cell>
          <table:table-cell office:value-type="string">
            <text:p><text:s/>( + 3,8 ) tursed ei ole</text:p>
          </table:table-cell>
          <table:table-cell office:value-type="string">
            <text:p>Kaal</text:p>
          </table:table-cell>
          <table:table-cell office:value-type="float" office:value="70.9">
            <text:p>7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18310">
            <text:p>3418310</text:p>
          </table:table-cell>
          <table:table-cell office:value-type="float" office:value="142418179">
            <text:p>142418179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63433361789">
            <text:p>634333617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71kg</text:p>
          </table:table-cell>
          <table:table-cell/>
          <table:table-cell office:value-type="string">
            <text:p>Kaal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1143">
            <text:p>24521143</text:p>
          </table:table-cell>
          <table:table-cell office:value-type="float" office:value="156378070">
            <text:p>156378070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1-10-26</text:p>
          </table:table-cell>
          <table:table-cell office:value-type="float" office:value="76495944297">
            <text:p>764959442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kg</text:p>
          </table:table-cell>
          <table:table-cell office:value-type="string">
            <text:p><text:s/>+ 2,0 .</text:p>
          </table:table-cell>
          <table:table-cell office:value-type="string">
            <text:p>Kaal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55539">
            <text:p>14355539</text:p>
          </table:table-cell>
          <table:table-cell office:value-type="float" office:value="156380454">
            <text:p>156380454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23193560639">
            <text:p>231935606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,6 kg</text:p>
          </table:table-cell>
          <table:table-cell office:value-type="string">
            <text:p><text:s/>, + 0,4 kg +/ - tursed</text:p>
          </table:table-cell>
          <table:table-cell office:value-type="string">
            <text:p>Kaal</text:p>
          </table:table-cell>
          <table:table-cell office:value-type="float" office:value="71.6">
            <text:p>71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5456">
            <text:p>21935456</text:p>
          </table:table-cell>
          <table:table-cell office:value-type="float" office:value="194182182">
            <text:p>19418218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92261476304">
            <text:p>92261476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2kg</text:p>
          </table:table-cell>
          <table:table-cell/>
          <table:table-cell office:value-type="string">
            <text:p>Kaal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6033">
            <text:p>4216033</text:p>
          </table:table-cell>
          <table:table-cell office:value-type="float" office:value="124211413">
            <text:p>124211413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91986525327">
            <text:p>919865253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.02.2012 Pikkus - 167,5 cm , kaal - 72 kg</text:p>
          </table:table-cell>
          <table:table-cell office:value-type="string">
            <text:p>kaal - 72 kg</text:p>
          </table:table-cell>
          <table:table-cell/>
          <table:table-cell office:value-type="string">
            <text:p>kaal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8569">
            <text:p>988569</text:p>
          </table:table-cell>
          <table:table-cell office:value-type="float" office:value="150208729">
            <text:p>150208729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410181764">
            <text:p>6541018176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74 yrs Kaal : 72 kg</text:p>
          </table:table-cell>
          <table:table-cell office:value-type="string">
            <text:p>Kaal : 72 kg</text:p>
          </table:table-cell>
          <table:table-cell/>
          <table:table-cell office:value-type="string">
            <text:p>Kaal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05664">
            <text:p>10105664</text:p>
          </table:table-cell>
          <table:table-cell office:value-type="float" office:value="204384453">
            <text:p>204384453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6817875609">
            <text:p>568178756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kontaktne , normosteeniline , kehakaal 72,2 kg</text:p>
          </table:table-cell>
          <table:table-cell office:value-type="string">
            <text:p>kehakaal 72,2 kg</text:p>
          </table:table-cell>
          <table:table-cell office:value-type="string">
            <text:p><text:s/>, pikkus 163 cm , naha peal ( E</text:p>
          </table:table-cell>
          <table:table-cell office:value-type="string">
            <text:p>kehakaal</text:p>
          </table:table-cell>
          <table:table-cell office:value-type="float" office:value="72.2">
            <text:p>72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76292">
            <text:p>12376292</text:p>
          </table:table-cell>
          <table:table-cell office:value-type="float" office:value="216891272">
            <text:p>216891272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938859338">
            <text:p>929388593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2,4 kg</text:p>
          </table:table-cell>
          <table:table-cell office:value-type="string">
            <text:p><text:s/>; kasv 159,2 cm , PÜ 53,6 cm</text:p>
          </table:table-cell>
          <table:table-cell office:value-type="string">
            <text:p>kaal</text:p>
          </table:table-cell>
          <table:table-cell office:value-type="float" office:value="72.4">
            <text:p>72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2616">
            <text:p>5672616</text:p>
          </table:table-cell>
          <table:table-cell office:value-type="float" office:value="145528351">
            <text:p>145528351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50002184952">
            <text:p>500021849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2,7kg</text:p>
          </table:table-cell>
          <table:table-cell/>
          <table:table-cell office:value-type="string">
            <text:p>Kaal</text:p>
          </table:table-cell>
          <table:table-cell office:value-type="float" office:value="72.7">
            <text:p>72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3092">
            <text:p>5833092</text:p>
          </table:table-cell>
          <table:table-cell office:value-type="float" office:value="136078651">
            <text:p>136078651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36990000">
            <text:p>489369900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74cm kaal : 73kg</text:p>
          </table:table-cell>
          <table:table-cell office:value-type="string">
            <text:p>kaal : 73kg</text:p>
          </table:table-cell>
          <table:table-cell office:value-type="string">
            <text:p><text:s/>KMI : 24.1</text:p>
          </table:table-cell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76542">
            <text:p>9876542</text:p>
          </table:table-cell>
          <table:table-cell office:value-type="float" office:value="179784670">
            <text:p>179784670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971073078">
            <text:p>579710730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itusega naine ; pikkus 163cm , kaal 73kg</text:p>
          </table:table-cell>
          <table:table-cell office:value-type="string">
            <text:p>kaal 73kg</text:p>
          </table:table-cell>
          <table:table-cell office:value-type="string">
            <text:p><text:s/>, KMI 27,5 ; keel , nähtavad li</text:p>
          </table:table-cell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00575">
            <text:p>7500575</text:p>
          </table:table-cell>
          <table:table-cell office:value-type="float" office:value="80987644">
            <text:p>80987644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24604488425">
            <text:p>2460448842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oaccutani , kehakaal 73 kg</text:p>
          </table:table-cell>
          <table:table-cell office:value-type="string">
            <text:p>kehakaal 73 kg</text:p>
          </table:table-cell>
          <table:table-cell office:value-type="string">
            <text:p><text:s/>, nõustatud täiendavalt reziimi</text:p>
          </table:table-cell>
          <table:table-cell office:value-type="string">
            <text:p>keha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1470">
            <text:p>4641470</text:p>
          </table:table-cell>
          <table:table-cell office:value-type="float" office:value="81013149">
            <text:p>81013149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36901153725">
            <text:p>369011537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laigud ( erut ) Pikkus-168cm , kaal-73,2kg</text:p>
          </table:table-cell>
          <table:table-cell office:value-type="string">
            <text:p>kaal-73,2kg</text:p>
          </table:table-cell>
          <table:table-cell office:value-type="string">
            <text:p><text:s/>, KMI-26,5RINDKERE JA KÕHUPIIRK</text:p>
          </table:table-cell>
          <table:table-cell office:value-type="string">
            <text:p>kaal</text:p>
          </table:table-cell>
          <table:table-cell office:value-type="float" office:value="73.2">
            <text:p>73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03887">
            <text:p>20603887</text:p>
          </table:table-cell>
          <table:table-cell office:value-type="float" office:value="182225371">
            <text:p>182225371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66723149923">
            <text:p>66723149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3.500kg</text:p>
          </table:table-cell>
          <table:table-cell/>
          <table:table-cell office:value-type="string">
            <text:p>Kehakaal</text:p>
          </table:table-cell>
          <table:table-cell office:value-type="float" office:value="73.5">
            <text:p>7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5809">
            <text:p>10475809</text:p>
          </table:table-cell>
          <table:table-cell office:value-type="float" office:value="195165991">
            <text:p>195165991</text:p>
          </table:table-cell>
          <table:table-cell office:value-type="string">
            <text:p>2013-09-01</text:p>
          </table:table-cell>
          <table:table-cell office:value-type="string">
            <text:p>S</text:p>
          </table:table-cell>
          <table:table-cell office:value-type="string">
            <text:p>2013-08-28</text:p>
          </table:table-cell>
          <table:table-cell office:value-type="float" office:value="53976484367">
            <text:p>5397648436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74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3045">
            <text:p>933045</text:p>
          </table:table-cell>
          <table:table-cell office:value-type="float" office:value="83781990">
            <text:p>83781990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70579585997">
            <text:p>7057958599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8 cm Kaal 74 kg</text:p>
          </table:table-cell>
          <table:table-cell office:value-type="string">
            <text:p>Kaal 74 kg</text:p>
          </table:table-cell>
          <table:table-cell office:value-type="string">
            <text:p><text:s/>RR mmHg BSA 1,84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21285">
            <text:p>2921285</text:p>
          </table:table-cell>
          <table:table-cell office:value-type="float" office:value="125726105">
            <text:p>125726105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492349833">
            <text:p>304923498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0x ' Pikkus 164 cm , Kaal 74 kg</text:p>
          </table:table-cell>
          <table:table-cell office:value-type="string">
            <text:p>Kaal 74 kg</text:p>
          </table:table-cell>
          <table:table-cell office:value-type="string">
            <text:p><text:s/>, KMI 28 .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74417">
            <text:p>9574417</text:p>
          </table:table-cell>
          <table:table-cell office:value-type="float" office:value="157129979">
            <text:p>157129979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204320677">
            <text:p>652043206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0cm , kaal 74kg</text:p>
          </table:table-cell>
          <table:table-cell office:value-type="string">
            <text:p>kaal 74kg</text:p>
          </table:table-cell>
          <table:table-cell office:value-type="string">
            <text:p><text:s/>( 1 kuu jooksul kaal langenud ~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05629">
            <text:p>12005629</text:p>
          </table:table-cell>
          <table:table-cell office:value-type="float" office:value="194133816">
            <text:p>194133816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3251913">
            <text:p>6730332519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,5kg</text:p>
          </table:table-cell>
          <table:table-cell office:value-type="string">
            <text:p><text:s/>( + 2,5 )</text:p>
          </table:table-cell>
          <table:table-cell office:value-type="string">
            <text:p>Kaal</text:p>
          </table:table-cell>
          <table:table-cell office:value-type="float" office:value="74.5">
            <text:p>7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7457">
            <text:p>22047457</text:p>
          </table:table-cell>
          <table:table-cell office:value-type="float" office:value="157038240">
            <text:p>157038240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93215817232">
            <text:p>93215817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,9kg</text:p>
          </table:table-cell>
          <table:table-cell office:value-type="string">
            <text:p><text:s/>( + 1,7 )</text:p>
          </table:table-cell>
          <table:table-cell office:value-type="string">
            <text:p>Kaal</text:p>
          </table:table-cell>
          <table:table-cell office:value-type="float" office:value="74.9">
            <text:p>74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78193">
            <text:p>4178193</text:p>
          </table:table-cell>
          <table:table-cell office:value-type="float" office:value="124210909">
            <text:p>124210909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75609760058">
            <text:p>75609760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 kg</text:p>
          </table:table-cell>
          <table:table-cell office:value-type="string">
            <text:p><text:s/>pikkus 180,5cm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6851">
            <text:p>856851</text:p>
          </table:table-cell>
          <table:table-cell office:value-type="float" office:value="126795968">
            <text:p>126795968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601042125">
            <text:p>7560104212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õhutõbi ( kahtlus ) Pikkus183 cmKaal75 kg</text:p>
          </table:table-cell>
          <table:table-cell office:value-type="string">
            <text:p>Kaal75 kg</text:p>
          </table:table-cell>
          <table:table-cell office:value-type="string">
            <text:p>BMI22,39541342 Südamerütm SR fr6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24156">
            <text:p>12024156</text:p>
          </table:table-cell>
          <table:table-cell office:value-type="float" office:value="158051525">
            <text:p>158051525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673033731687">
            <text:p>6730337316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KAAL 75 kg</text:p>
          </table:table-cell>
          <table:table-cell office:value-type="string">
            <text:p>KAAL 75 kg</text:p>
          </table:table-cell>
          <table:table-cell/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0495">
            <text:p>6240495</text:p>
          </table:table-cell>
          <table:table-cell office:value-type="float" office:value="128020399">
            <text:p>128020399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15273914754">
            <text:p>152739147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65cm , kehakaal 75kg</text:p>
          </table:table-cell>
          <table:table-cell office:value-type="string">
            <text:p>kehakaal 75kg</text:p>
          </table:table-cell>
          <table:table-cell/>
          <table:table-cell office:value-type="string">
            <text:p>keha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90469">
            <text:p>23590469</text:p>
          </table:table-cell>
          <table:table-cell office:value-type="float" office:value="157710192">
            <text:p>157710192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13889747178">
            <text:p>13889747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5,1 kg</text:p>
          </table:table-cell>
          <table:table-cell office:value-type="string">
            <text:p><text:s/>( + 0,4 kg )</text:p>
          </table:table-cell>
          <table:table-cell office:value-type="string">
            <text:p>Kehakaal</text:p>
          </table:table-cell>
          <table:table-cell office:value-type="float" office:value="75.1">
            <text:p>75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08953">
            <text:p>20908953</text:p>
          </table:table-cell>
          <table:table-cell office:value-type="float" office:value="204407102">
            <text:p>204407102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3849">
            <text:p>673030353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detud kehakaal 75,5 kg</text:p>
          </table:table-cell>
          <table:table-cell office:value-type="string">
            <text:p>kehakaal 75,5 kg</text:p>
          </table:table-cell>
          <table:table-cell office:value-type="string">
            <text:p><text:s/>, KMI 23,8 , RP 18,8 % , VÜ 88 </text:p>
          </table:table-cell>
          <table:table-cell office:value-type="string">
            <text:p>kehakaal</text:p>
          </table:table-cell>
          <table:table-cell office:value-type="float" office:value="75.5">
            <text:p>75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95496">
            <text:p>3895496</text:p>
          </table:table-cell>
          <table:table-cell office:value-type="float" office:value="130987350">
            <text:p>130987350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1-10-04</text:p>
          </table:table-cell>
          <table:table-cell office:value-type="float" office:value="14802943494">
            <text:p>148029434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6 kg</text:p>
          </table:table-cell>
          <table:table-cell/>
          <table:table-cell office:value-type="string">
            <text:p>kaal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58124">
            <text:p>12058124</text:p>
          </table:table-cell>
          <table:table-cell office:value-type="float" office:value="168148733">
            <text:p>168148733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673037392562">
            <text:p>6730373925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6,5 kg</text:p>
          </table:table-cell>
          <table:table-cell office:value-type="string">
            <text:p><text:s/>( + 3,2 ) Kaaluiive pisut suur </text:p>
          </table:table-cell>
          <table:table-cell office:value-type="string">
            <text:p>Kaal</text:p>
          </table:table-cell>
          <table:table-cell office:value-type="float" office:value="76.5">
            <text:p>76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4972">
            <text:p>5744972</text:p>
          </table:table-cell>
          <table:table-cell office:value-type="float" office:value="142833790">
            <text:p>142833790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49923466543">
            <text:p>499234665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7 kg</text:p>
          </table:table-cell>
          <table:table-cell/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12075">
            <text:p>21312075</text:p>
          </table:table-cell>
          <table:table-cell office:value-type="float" office:value="194126059">
            <text:p>19412605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44724234781">
            <text:p>44724234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 pikkus 159 cm , kaal 77 kg</text:p>
          </table:table-cell>
          <table:table-cell office:value-type="string">
            <text:p>kaal 77 kg</text:p>
          </table:table-cell>
          <table:table-cell office:value-type="string">
            <text:p><text:s/>, isa pikkus 170 cm , kaal 80 k</text:p>
          </table:table-cell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19367">
            <text:p>9219367</text:p>
          </table:table-cell>
          <table:table-cell office:value-type="float" office:value="168768189">
            <text:p>168768189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604526922">
            <text:p>2660452692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 ) tulemus : pikkus : 182.5cm kaal : 77.45kg</text:p>
          </table:table-cell>
          <table:table-cell office:value-type="string">
            <text:p>kaal : 77.45kg</text:p>
          </table:table-cell>
          <table:table-cell office:value-type="string">
            <text:p><text:s/>KMI : 23.3</text:p>
          </table:table-cell>
          <table:table-cell office:value-type="string">
            <text:p>kaal</text:p>
          </table:table-cell>
          <table:table-cell office:value-type="float" office:value="77.45">
            <text:p>77,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2487">
            <text:p>22252487</text:p>
          </table:table-cell>
          <table:table-cell office:value-type="float" office:value="167018484">
            <text:p>167018484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334521865">
            <text:p>803345218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012 kehapikkus 175,5-176,5 cm , kehakaal 77,3-&gt; 77,9 kg</text:p>
          </table:table-cell>
          <table:table-cell office:value-type="string">
            <text:p>kehakaal 77,3-&gt; 77,9 kg</text:p>
          </table:table-cell>
          <table:table-cell office:value-type="string">
            <text:p><text:s/>, KMI 25,2-&gt; 24,9 ; käte pigist</text:p>
          </table:table-cell>
          <table:table-cell office:value-type="string">
            <text:p>kehakaal</text:p>
          </table:table-cell>
          <table:table-cell office:value-type="float" office:value="77.9">
            <text:p>77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82395">
            <text:p>9882395</text:p>
          </table:table-cell>
          <table:table-cell office:value-type="float" office:value="180044079">
            <text:p>180044079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971382521">
            <text:p>539713825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8 kg</text:p>
          </table:table-cell>
          <table:table-cell office:value-type="string">
            <text:p><text:s/>, pikkus 164cm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39815">
            <text:p>15239815</text:p>
          </table:table-cell>
          <table:table-cell office:value-type="float" office:value="203117211">
            <text:p>203117211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263845">
            <text:p>67304326384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: 108,6 kg ( 97 pt kaal 78 kg</text:p>
          </table:table-cell>
          <table:table-cell office:value-type="string">
            <text:p>kaal 78 kg</text:p>
          </table:table-cell>
          <table:table-cell office:value-type="string">
            <text:p><text:s/>)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37580">
            <text:p>21637580</text:p>
          </table:table-cell>
          <table:table-cell office:value-type="float" office:value="177427256">
            <text:p>177427256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28510360663">
            <text:p>285103606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8,0</text:p>
          </table:table-cell>
          <table:table-cell table:style-name="ce1" office:value-type="string">
            <text:p><text:s/>+ 2,5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8892">
            <text:p>20958892</text:p>
          </table:table-cell>
          <table:table-cell office:value-type="float" office:value="164866056">
            <text:p>164866056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95439085180">
            <text:p>954390851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8 kg</text:p>
          </table:table-cell>
          <table:table-cell office:value-type="string">
            <text:p><text:s/>RR 140/80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57357">
            <text:p>3557357</text:p>
          </table:table-cell>
          <table:table-cell office:value-type="float" office:value="152895975">
            <text:p>152895975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961558218">
            <text:p>249615582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ülekaaluline ( pikkus 161 cm , kehakaal 78,5 kg</text:p>
          </table:table-cell>
          <table:table-cell office:value-type="string">
            <text:p>kehakaal 78,5 kg</text:p>
          </table:table-cell>
          <table:table-cell office:value-type="string">
            <text:p><text:s/>, KMI=30,3 )</text:p>
          </table:table-cell>
          <table:table-cell office:value-type="string">
            <text:p>kehakaal</text:p>
          </table:table-cell>
          <table:table-cell office:value-type="float" office:value="78.5">
            <text:p>7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2726">
            <text:p>5832726</text:p>
          </table:table-cell>
          <table:table-cell office:value-type="float" office:value="135489971">
            <text:p>135489971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44001055804">
            <text:p>440010558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7.08.2012 - Pt kaal 78,9 kg</text:p>
          </table:table-cell>
          <table:table-cell office:value-type="string">
            <text:p>kaal 78,9 kg</text:p>
          </table:table-cell>
          <table:table-cell office:value-type="string">
            <text:p><text:s/>, pikkus 156 cm Palpatsioonil v</text:p>
          </table:table-cell>
          <table:table-cell office:value-type="string">
            <text:p>kaal</text:p>
          </table:table-cell>
          <table:table-cell office:value-type="float" office:value="78.9">
            <text:p>78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6411">
            <text:p>20816411</text:p>
          </table:table-cell>
          <table:table-cell office:value-type="float" office:value="177324934">
            <text:p>177324934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97154144747">
            <text:p>97154144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9 kg</text:p>
          </table:table-cell>
          <table:table-cell office:value-type="string">
            <text:p><text:s/>v s 6,4 mmol l RR 150/90</text:p>
          </table:table-cell>
          <table:table-cell office:value-type="string">
            <text:p>kaa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5983">
            <text:p>5775983</text:p>
          </table:table-cell>
          <table:table-cell office:value-type="float" office:value="141975850">
            <text:p>141975850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97866216991">
            <text:p>978662169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9 kg</text:p>
          </table:table-cell>
          <table:table-cell/>
          <table:table-cell office:value-type="string">
            <text:p>Kaa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23506">
            <text:p>8923506</text:p>
          </table:table-cell>
          <table:table-cell office:value-type="float" office:value="196193017">
            <text:p>196193017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2021">
            <text:p>67303053202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80 kg</text:p>
          </table:table-cell>
          <table:table-cell/>
          <table:table-cell office:value-type="string">
            <text:p>keha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1086">
            <text:p>6531086</text:p>
          </table:table-cell>
          <table:table-cell office:value-type="float" office:value="131385410">
            <text:p>131385410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893672592">
            <text:p>688936725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on probleeme ( pikkus150 cm ja kaal 80 kg</text:p>
          </table:table-cell>
          <table:table-cell office:value-type="string">
            <text:p>kaal 80 kg</text:p>
          </table:table-cell>
          <table:table-cell office:value-type="string">
            <text:p><text:s/>, mis annab kehamassiindeksiks 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8810">
            <text:p>3028810</text:p>
          </table:table-cell>
          <table:table-cell office:value-type="float" office:value="124110960">
            <text:p>124110960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387193216">
            <text:p>243871932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Operatsioon : Rektumi op . Kaal ( kg ) : 80</text:p>
          </table:table-cell>
          <table:table-cell office:value-type="string">
            <text:p>Kaal ( kg ) : 80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4235">
            <text:p>20024235</text:p>
          </table:table-cell>
          <table:table-cell office:value-type="float" office:value="208272251">
            <text:p>208272251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692342061">
            <text:p>38692342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5 , kaal 80</text:p>
          </table:table-cell>
          <table:table-cell office:value-type="string">
            <text:p>kaal 80</text:p>
          </table:table-cell>
          <table:table-cell office:value-type="string">
            <text:p><text:s/>, KMI 33,5 .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50467">
            <text:p>5150467</text:p>
          </table:table-cell>
          <table:table-cell office:value-type="float" office:value="141797841">
            <text:p>141797841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90038963503">
            <text:p>900389635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7cm , kaal-80kg</text:p>
          </table:table-cell>
          <table:table-cell office:value-type="string">
            <text:p>kaal-80kg</text:p>
          </table:table-cell>
          <table:table-cell office:value-type="string">
            <text:p><text:s/>, KMI-29RINDKERE JA KÕHUPIIRKON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38593">
            <text:p>13338593</text:p>
          </table:table-cell>
          <table:table-cell office:value-type="float" office:value="197673716">
            <text:p>197673716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15743432983">
            <text:p>157434329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d ANTROPOMEETRIAPikkus 186cm , kaal 80kg</text:p>
          </table:table-cell>
          <table:table-cell office:value-type="string">
            <text:p>kaal 80kg</text:p>
          </table:table-cell>
          <table:table-cell office:value-type="string">
            <text:p><text:s/>, BMI 23,1 ; rasva 15,8 % , ras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448">
            <text:p>956448</text:p>
          </table:table-cell>
          <table:table-cell office:value-type="float" office:value="80695902">
            <text:p>80695902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51978041874">
            <text:p>5197804187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4 cm , KAAL 80 kg</text:p>
          </table:table-cell>
          <table:table-cell office:value-type="string">
            <text:p>KAAL 80 kg</text:p>
          </table:table-cell>
          <table:table-cell/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6717">
            <text:p>3576717</text:p>
          </table:table-cell>
          <table:table-cell office:value-type="float" office:value="152986891">
            <text:p>152986891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018167043">
            <text:p>710181670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80,6 ( + 1,6 - 4näd ) kg</text:p>
          </table:table-cell>
          <table:table-cell/>
          <table:table-cell office:value-type="string">
            <text:p>Kaal</text:p>
          </table:table-cell>
          <table:table-cell office:value-type="float" office:value="80.6">
            <text:p>80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9832">
            <text:p>5609832</text:p>
          </table:table-cell>
          <table:table-cell office:value-type="float" office:value="140223685">
            <text:p>140223685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470951855">
            <text:p>384709518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7.08.12 Kaal 80,7kg</text:p>
          </table:table-cell>
          <table:table-cell office:value-type="string">
            <text:p>Kaal 80,7kg</text:p>
          </table:table-cell>
          <table:table-cell office:value-type="string">
            <text:p><text:s/>Isu tekkinud juustu järgi , mid</text:p>
          </table:table-cell>
          <table:table-cell office:value-type="string">
            <text:p>Kaal</text:p>
          </table:table-cell>
          <table:table-cell office:value-type="float" office:value="80.7">
            <text:p>80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12415">
            <text:p>12512415</text:p>
          </table:table-cell>
          <table:table-cell office:value-type="float" office:value="157707802">
            <text:p>157707802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06</text:p>
          </table:table-cell>
          <table:table-cell office:value-type="float" office:value="31433389762">
            <text:p>314333897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</text:p>
          </table:table-cell>
          <table:table-cell office:value-type="string">
            <text:p><text:s/>( + 2,0 )</text:p>
          </table:table-cell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29531">
            <text:p>20229531</text:p>
          </table:table-cell>
          <table:table-cell office:value-type="float" office:value="182015654">
            <text:p>182015654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74491572537">
            <text:p>74491572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 kg</text:p>
          </table:table-cell>
          <table:table-cell office:value-type="string">
            <text:p><text:s/>RR 120/80</text:p>
          </table:table-cell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0931">
            <text:p>14870931</text:p>
          </table:table-cell>
          <table:table-cell office:value-type="float" office:value="156382907">
            <text:p>156382907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55676536461">
            <text:p>556765364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,3</text:p>
          </table:table-cell>
          <table:table-cell office:value-type="string">
            <text:p><text:s/>, kaaluiive 5,4 kg</text:p>
          </table:table-cell>
          <table:table-cell office:value-type="string">
            <text:p>Kaal</text:p>
          </table:table-cell>
          <table:table-cell office:value-type="float" office:value="81.3">
            <text:p>8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9685">
            <text:p>11909685</text:p>
          </table:table-cell>
          <table:table-cell office:value-type="float" office:value="157992398">
            <text:p>157992398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58017717619">
            <text:p>580177176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1,5kg</text:p>
          </table:table-cell>
          <table:table-cell office:value-type="string">
            <text:p><text:s/>, + 0,5kg</text:p>
          </table:table-cell>
          <table:table-cell office:value-type="string">
            <text:p>Kehakaal</text:p>
          </table:table-cell>
          <table:table-cell office:value-type="float" office:value="81.5">
            <text:p>8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87817">
            <text:p>3887817</text:p>
          </table:table-cell>
          <table:table-cell office:value-type="float" office:value="131831561">
            <text:p>131831561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67276913070">
            <text:p>67276913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8 , kaal 81,600</text:p>
          </table:table-cell>
          <table:table-cell office:value-type="string">
            <text:p>kaal 81,600</text:p>
          </table:table-cell>
          <table:table-cell/>
          <table:table-cell office:value-type="string">
            <text:p>kaal</text:p>
          </table:table-cell>
          <table:table-cell office:value-type="float" office:value="81.6">
            <text:p>8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08745">
            <text:p>6308745</text:p>
          </table:table-cell>
          <table:table-cell office:value-type="float" office:value="99733762">
            <text:p>99733762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35945095074">
            <text:p>3594509507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-i pikkus 160 cm , kaal 82 kg</text:p>
          </table:table-cell>
          <table:table-cell office:value-type="string">
            <text:p>kaal 82 kg</text:p>
          </table:table-cell>
          <table:table-cell/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30503">
            <text:p>21030503</text:p>
          </table:table-cell>
          <table:table-cell office:value-type="float" office:value="173950465">
            <text:p>173950465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55545143061">
            <text:p>55545143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60/90 kaal 82 kg</text:p>
          </table:table-cell>
          <table:table-cell office:value-type="string">
            <text:p>kaal 82 kg</text:p>
          </table:table-cell>
          <table:table-cell/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22372">
            <text:p>20422372</text:p>
          </table:table-cell>
          <table:table-cell office:value-type="float" office:value="155859745">
            <text:p>155859745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5778491975">
            <text:p>85778491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 on veidi ülekaaluline , kaal 82</text:p>
          </table:table-cell>
          <table:table-cell office:value-type="string">
            <text:p>kaal 82</text:p>
          </table:table-cell>
          <table:table-cell office:value-type="string">
            <text:p><text:s/>, kasv 165 .</text:p>
          </table:table-cell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65483">
            <text:p>20165483</text:p>
          </table:table-cell>
          <table:table-cell office:value-type="float" office:value="177728749">
            <text:p>177728749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67878767316">
            <text:p>67878767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b pedagoogina Pikkus 177 cm , kaal 82 kg</text:p>
          </table:table-cell>
          <table:table-cell office:value-type="string">
            <text:p>kaal 82 kg</text:p>
          </table:table-cell>
          <table:table-cell office:value-type="string">
            <text:p><text:s/>, ei suitseta obj : RR 124/80 m</text:p>
          </table:table-cell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90892">
            <text:p>11490892</text:p>
          </table:table-cell>
          <table:table-cell office:value-type="float" office:value="157994165">
            <text:p>157994165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89875331042">
            <text:p>89875331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2,5</text:p>
          </table:table-cell>
          <table:table-cell office:value-type="string">
            <text:p><text:s/>( + 0,6 )</text:p>
          </table:table-cell>
          <table:table-cell office:value-type="string">
            <text:p>Kaal</text:p>
          </table:table-cell>
          <table:table-cell office:value-type="float" office:value="82.5">
            <text:p>8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23258">
            <text:p>21023258</text:p>
          </table:table-cell>
          <table:table-cell office:value-type="float" office:value="167480568">
            <text:p>167480568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65042948131">
            <text:p>65042948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3 kg</text:p>
          </table:table-cell>
          <table:table-cell office:value-type="string">
            <text:p><text:s/>RR 120/80</text:p>
          </table:table-cell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2039">
            <text:p>6332039</text:p>
          </table:table-cell>
          <table:table-cell office:value-type="float" office:value="90508895">
            <text:p>90508895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52475979889">
            <text:p>524759798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0cm , kaal 83kg</text:p>
          </table:table-cell>
          <table:table-cell office:value-type="string">
            <text:p>kaal 83kg</text:p>
          </table:table-cell>
          <table:table-cell/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18118">
            <text:p>23018118</text:p>
          </table:table-cell>
          <table:table-cell office:value-type="float" office:value="160398541">
            <text:p>160398541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0345895">
            <text:p>6730303458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3 kg</text:p>
          </table:table-cell>
          <table:table-cell office:value-type="string">
            <text:p><text:s/>, kehakaalu tõus peale menstrua</text:p>
          </table:table-cell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4078">
            <text:p>5354078</text:p>
          </table:table-cell>
          <table:table-cell office:value-type="float" office:value="124057952">
            <text:p>124057952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62369818277">
            <text:p>623698182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- Vanus 17a 9k : pikkus : 170cm kaal : 83.7kg</text:p>
          </table:table-cell>
          <table:table-cell office:value-type="string">
            <text:p>kaal : 83.7kg</text:p>
          </table:table-cell>
          <table:table-cell office:value-type="string">
            <text:p><text:s/>KMI : 29kg/m2 , BSA 1,98 m2 , R</text:p>
          </table:table-cell>
          <table:table-cell office:value-type="string">
            <text:p>kaal</text:p>
          </table:table-cell>
          <table:table-cell office:value-type="float" office:value="83.7">
            <text:p>83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5224">
            <text:p>24055224</text:p>
          </table:table-cell>
          <table:table-cell office:value-type="float" office:value="181728689">
            <text:p>181728689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384097">
            <text:p>673030384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2cm , kaal 84kg</text:p>
          </table:table-cell>
          <table:table-cell office:value-type="string">
            <text:p>kaal 84kg</text:p>
          </table:table-cell>
          <table:table-cell/>
          <table:table-cell office:value-type="string">
            <text:p>kaal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8430">
            <text:p>13758430</text:p>
          </table:table-cell>
          <table:table-cell office:value-type="float" office:value="163198892">
            <text:p>163198892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5991262899">
            <text:p>65991262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4 kg</text:p>
          </table:table-cell>
          <table:table-cell/>
          <table:table-cell office:value-type="string">
            <text:p>Kaal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4367">
            <text:p>18494367</text:p>
          </table:table-cell>
          <table:table-cell office:value-type="float" office:value="180217183">
            <text:p>18021718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127552085">
            <text:p>54127552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84,3</text:p>
          </table:table-cell>
          <table:table-cell office:value-type="string">
            <text:p><text:s/>, pikkus-179,5 cm</text:p>
          </table:table-cell>
          <table:table-cell office:value-type="string">
            <text:p>kaal</text:p>
          </table:table-cell>
          <table:table-cell office:value-type="float" office:value="84.3">
            <text:p>8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9428">
            <text:p>7829428</text:p>
          </table:table-cell>
          <table:table-cell office:value-type="float" office:value="84630937">
            <text:p>84630937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90479260556">
            <text:p>904792605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: 85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5691">
            <text:p>24175691</text:p>
          </table:table-cell>
          <table:table-cell office:value-type="float" office:value="155241514">
            <text:p>155241514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39245236404">
            <text:p>39245236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65 cmKaal85 kg</text:p>
          </table:table-cell>
          <table:table-cell office:value-type="string">
            <text:p>Kaal85 kg</text:p>
          </table:table-cell>
          <table:table-cell office:value-type="string">
            <text:p>BMI31,22130395 Südamerütm SR fr6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9357">
            <text:p>5739357</text:p>
          </table:table-cell>
          <table:table-cell office:value-type="float" office:value="149300494">
            <text:p>149300494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50706016597">
            <text:p>507060165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5 kg</text:p>
          </table:table-cell>
          <table:table-cell/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1265">
            <text:p>20171265</text:p>
          </table:table-cell>
          <table:table-cell office:value-type="float" office:value="202015873">
            <text:p>202015873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40512149">
            <text:p>6730405121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3.05.2013 - - KAAL 85</text:p>
          </table:table-cell>
          <table:table-cell office:value-type="string">
            <text:p>KAAL 85</text:p>
          </table:table-cell>
          <table:table-cell office:value-type="string">
            <text:p><text:s/>- - HBA1C 7,1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1456">
            <text:p>6031456</text:p>
          </table:table-cell>
          <table:table-cell office:value-type="float" office:value="152942602">
            <text:p>152942602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723343326">
            <text:p>157233433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6 kg</text:p>
          </table:table-cell>
          <table:table-cell/>
          <table:table-cell office:value-type="string">
            <text:p>Kaal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44162">
            <text:p>8444162</text:p>
          </table:table-cell>
          <table:table-cell office:value-type="float" office:value="145820706">
            <text:p>145820706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90004276966">
            <text:p>900042769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4 cmKaal86 kg</text:p>
          </table:table-cell>
          <table:table-cell office:value-type="string">
            <text:p>Kaal86 kg</text:p>
          </table:table-cell>
          <table:table-cell office:value-type="string">
            <text:p>BMI31,97501487</text:p>
          </table:table-cell>
          <table:table-cell office:value-type="string">
            <text:p>Kaal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1216">
            <text:p>23961216</text:p>
          </table:table-cell>
          <table:table-cell office:value-type="float" office:value="213303362">
            <text:p>213303362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18682621242">
            <text:p>18682621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kasvab : praegu kaal 86kg</text:p>
          </table:table-cell>
          <table:table-cell office:value-type="string">
            <text:p>kaal 86kg</text:p>
          </table:table-cell>
          <table:table-cell/>
          <table:table-cell office:value-type="string">
            <text:p>kaal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0544">
            <text:p>24050544</text:p>
          </table:table-cell>
          <table:table-cell office:value-type="float" office:value="158142091">
            <text:p>158142091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81820978704">
            <text:p>818209787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7kg</text:p>
          </table:table-cell>
          <table:table-cell office:value-type="string">
            <text:p><text:s/>, + 1,0kg</text:p>
          </table:table-cell>
          <table:table-cell office:value-type="string">
            <text:p>Keha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11749">
            <text:p>12111749</text:p>
          </table:table-cell>
          <table:table-cell office:value-type="float" office:value="158000388">
            <text:p>158000388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10885492070">
            <text:p>108854920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7,0kg</text:p>
          </table:table-cell>
          <table:table-cell office:value-type="string">
            <text:p><text:s/>, + 1,0</text:p>
          </table:table-cell>
          <table:table-cell office:value-type="string">
            <text:p>Keha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05358">
            <text:p>20405358</text:p>
          </table:table-cell>
          <table:table-cell office:value-type="float" office:value="208765974">
            <text:p>208765974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87822942439">
            <text:p>878229424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8.8</text:p>
          </table:table-cell>
          <table:table-cell office:value-type="string">
            <text:p>-95.0 . rAVI INS , LANTUS SOL 30</text:p>
          </table:table-cell>
          <table:table-cell office:value-type="string">
            <text:p>KAAL</text:p>
          </table:table-cell>
          <table:table-cell office:value-type="float" office:value="88.8">
            <text:p>88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63055">
            <text:p>9263055</text:p>
          </table:table-cell>
          <table:table-cell office:value-type="float" office:value="204327857">
            <text:p>204327857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171921335">
            <text:p>9217192133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 170 cm Kaal 89 kg</text:p>
          </table:table-cell>
          <table:table-cell office:value-type="string">
            <text:p>Kaal 89 kg</text:p>
          </table:table-cell>
          <table:table-cell office:value-type="string">
            <text:p><text:s/>BMI 30,79584775</text:p>
          </table:table-cell>
          <table:table-cell office:value-type="string">
            <text:p>Kaal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3972">
            <text:p>20523972</text:p>
          </table:table-cell>
          <table:table-cell office:value-type="float" office:value="218203909">
            <text:p>21820390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673035002031">
            <text:p>673035002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9</text:p>
          </table:table-cell>
          <table:table-cell office:value-type="string">
            <text:p><text:s/>, kasv 164</text:p>
          </table:table-cell>
          <table:table-cell office:value-type="string">
            <text:p>Kehakaal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0510">
            <text:p>17220510</text:p>
          </table:table-cell>
          <table:table-cell office:value-type="float" office:value="163158813">
            <text:p>16315881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745820354">
            <text:p>657458203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9kg</text:p>
          </table:table-cell>
          <table:table-cell office:value-type="string">
            <text:p><text:s/>, aastag tõus 6kg , kõht ettevõ</text:p>
          </table:table-cell>
          <table:table-cell office:value-type="string">
            <text:p>Kaal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5276">
            <text:p>15045276</text:p>
          </table:table-cell>
          <table:table-cell office:value-type="float" office:value="214530086">
            <text:p>214530086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0460608">
            <text:p>6730304606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9,8 kg</text:p>
          </table:table-cell>
          <table:table-cell/>
          <table:table-cell office:value-type="string">
            <text:p>Kaal</text:p>
          </table:table-cell>
          <table:table-cell office:value-type="float" office:value="89.8">
            <text:p>89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6250">
            <text:p>10386250</text:p>
          </table:table-cell>
          <table:table-cell office:value-type="float" office:value="162531945">
            <text:p>162531945</text:p>
          </table:table-cell>
          <table:table-cell office:value-type="string">
            <text:p>2013-02-11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40231389187">
            <text:p>402313891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90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930">
            <text:p>1204930</text:p>
          </table:table-cell>
          <table:table-cell office:value-type="float" office:value="151565352">
            <text:p>151565352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369368663">
            <text:p>2736936866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0 cm , KAAL 90 kg</text:p>
          </table:table-cell>
          <table:table-cell office:value-type="string">
            <text:p>KAAL 90 kg</text:p>
          </table:table-cell>
          <table:table-cell/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8118">
            <text:p>6038118</text:p>
          </table:table-cell>
          <table:table-cell office:value-type="float" office:value="80289886">
            <text:p>80289886</text:p>
          </table:table-cell>
          <table:table-cell office:value-type="string">
            <text:p>2012-01-13</text:p>
          </table:table-cell>
          <table:table-cell office:value-type="string">
            <text:p>S</text:p>
          </table:table-cell>
          <table:table-cell office:value-type="string">
            <text:p>2012-01-10</text:p>
          </table:table-cell>
          <table:table-cell office:value-type="float" office:value="65502777526">
            <text:p>655027775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25/80 , kasv - 163cm , kaal - 90kg</text:p>
          </table:table-cell>
          <table:table-cell office:value-type="string">
            <text:p>kaal - 90kg</text:p>
          </table:table-cell>
          <table:table-cell/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10316">
            <text:p>23410316</text:p>
          </table:table-cell>
          <table:table-cell office:value-type="float" office:value="158143336">
            <text:p>15814333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673039476842">
            <text:p>673039476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116 kg ! , Varem , kui kaal olnud 90 kg</text:p>
          </table:table-cell>
          <table:table-cell office:value-type="string">
            <text:p>kaal olnud 90 kg</text:p>
          </table:table-cell>
          <table:table-cell office:value-type="string">
            <text:p><text:s/>käinud mensesed regulaarselt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81261">
            <text:p>7081261</text:p>
          </table:table-cell>
          <table:table-cell office:value-type="float" office:value="124569509">
            <text:p>124569509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16173978238">
            <text:p>161739782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0kg</text:p>
          </table:table-cell>
          <table:table-cell/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0619">
            <text:p>12140619</text:p>
          </table:table-cell>
          <table:table-cell office:value-type="float" office:value="185611426">
            <text:p>185611426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673040753385">
            <text:p>673040753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90,8 kg</text:p>
          </table:table-cell>
          <table:table-cell office:value-type="string">
            <text:p><text:s/>, iive + 0,8 kg</text:p>
          </table:table-cell>
          <table:table-cell office:value-type="string">
            <text:p>Kaal</text:p>
          </table:table-cell>
          <table:table-cell office:value-type="float" office:value="90.8">
            <text:p>90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4893">
            <text:p>21954893</text:p>
          </table:table-cell>
          <table:table-cell office:value-type="float" office:value="157790722">
            <text:p>157790722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32590482781">
            <text:p>32590482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tõus kaalub 93 kg</text:p>
          </table:table-cell>
          <table:table-cell office:value-type="string">
            <text:p>kaalub 93 kg</text:p>
          </table:table-cell>
          <table:table-cell office:value-type="string">
            <text:p><text:s/>, pikkus 176 cm BMI 31 .</text:p>
          </table:table-cell>
          <table:table-cell office:value-type="string">
            <text:p>kaalub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54970">
            <text:p>20754970</text:p>
          </table:table-cell>
          <table:table-cell office:value-type="float" office:value="197426678">
            <text:p>197426678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34812753437">
            <text:p>348127534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4 kg</text:p>
          </table:table-cell>
          <table:table-cell office:value-type="string">
            <text:p><text:s/>RR 120/80 v s 6,4 mmol l</text:p>
          </table:table-cell>
          <table:table-cell office:value-type="string">
            <text:p>kaal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7461">
            <text:p>2537461</text:p>
          </table:table-cell>
          <table:table-cell office:value-type="float" office:value="137362541">
            <text:p>137362541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005172060">
            <text:p>290051720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Kaal 95 kg</text:p>
          </table:table-cell>
          <table:table-cell office:value-type="string">
            <text:p>Kaal 95 kg</text:p>
          </table:table-cell>
          <table:table-cell office:value-type="string">
            <text:p><text:s/>Pikkus 195 cm Suitsetamine : ei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9466">
            <text:p>23579466</text:p>
          </table:table-cell>
          <table:table-cell office:value-type="float" office:value="210429481">
            <text:p>210429481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673030347085">
            <text:p>673030347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5 kg</text:p>
          </table:table-cell>
          <table:table-cell office:value-type="string">
            <text:p><text:s/>, pikkus 160 cm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4006">
            <text:p>20544006</text:p>
          </table:table-cell>
          <table:table-cell office:value-type="float" office:value="186517028">
            <text:p>186517028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673030389039">
            <text:p>6730303890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3cm , kehakaal 95 kg</text:p>
          </table:table-cell>
          <table:table-cell office:value-type="string">
            <text:p>kehakaal 95 kg</text:p>
          </table:table-cell>
          <table:table-cell office:value-type="string">
            <text:p><text:s/>RR 170/110 mmHg , fr 80x regul </text:p>
          </table:table-cell>
          <table:table-cell office:value-type="string">
            <text:p>keha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39446">
            <text:p>6739446</text:p>
          </table:table-cell>
          <table:table-cell office:value-type="float" office:value="123373252">
            <text:p>123373252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2-05-18</text:p>
          </table:table-cell>
          <table:table-cell office:value-type="float" office:value="91773443692">
            <text:p>917734436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95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1427">
            <text:p>5711427</text:p>
          </table:table-cell>
          <table:table-cell office:value-type="float" office:value="144905359">
            <text:p>144905359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059595328">
            <text:p>5605959532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7 kg</text:p>
          </table:table-cell>
          <table:table-cell/>
          <table:table-cell office:value-type="string">
            <text:p>Kaal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9729">
            <text:p>5829729</text:p>
          </table:table-cell>
          <table:table-cell office:value-type="float" office:value="142072675">
            <text:p>142072675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97518717319">
            <text:p>9751871731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97 kg</text:p>
          </table:table-cell>
          <table:table-cell/>
          <table:table-cell office:value-type="string">
            <text:p>Kaal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0893">
            <text:p>5860893</text:p>
          </table:table-cell>
          <table:table-cell office:value-type="float" office:value="149618805">
            <text:p>149618805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29997451802">
            <text:p>299974518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.11.2012 - kaal 97,4kg</text:p>
          </table:table-cell>
          <table:table-cell office:value-type="string">
            <text:p>kaal 97,4kg</text:p>
          </table:table-cell>
          <table:table-cell office:value-type="string">
            <text:p><text:s/>pikkus176,5cm BMI 31,27</text:p>
          </table:table-cell>
          <table:table-cell office:value-type="string">
            <text:p>kaal</text:p>
          </table:table-cell>
          <table:table-cell office:value-type="float" office:value="97.4">
            <text:p>97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0503">
            <text:p>5410503</text:p>
          </table:table-cell>
          <table:table-cell office:value-type="float" office:value="127851732">
            <text:p>127851732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16591797678">
            <text:p>165917976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8 kg</text:p>
          </table:table-cell>
          <table:table-cell/>
          <table:table-cell office:value-type="string">
            <text:p>kaal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9353">
            <text:p>9869353</text:p>
          </table:table-cell>
          <table:table-cell office:value-type="float" office:value="168632980">
            <text:p>168632980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202953156">
            <text:p>442029531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irjeldus : Pikkus 185 cm , kehakaal 100 kg</text:p>
          </table:table-cell>
          <table:table-cell office:value-type="string">
            <text:p>kehakaal 100 kg</text:p>
          </table:table-cell>
          <table:table-cell/>
          <table:table-cell office:value-type="string">
            <text:p>keha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9460">
            <text:p>9939460</text:p>
          </table:table-cell>
          <table:table-cell office:value-type="float" office:value="182107805">
            <text:p>182107805</text:p>
          </table:table-cell>
          <table:table-cell office:value-type="string">
            <text:p>2013-06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077627939">
            <text:p>820776279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0 kg</text:p>
          </table:table-cell>
          <table:table-cell office:value-type="string">
            <text:p><text:s/>pikkus 166 KMI 33,29 .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60074">
            <text:p>20460074</text:p>
          </table:table-cell>
          <table:table-cell office:value-type="float" office:value="208296430">
            <text:p>208296430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8478">
            <text:p>6730305284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meid kasutanud ebaregulaarselt Kehakaal 100kg</text:p>
          </table:table-cell>
          <table:table-cell office:value-type="string">
            <text:p>Kehakaal 100kg</text:p>
          </table:table-cell>
          <table:table-cell office:value-type="string">
            <text:p><text:s/>Töötab puidutööl</text:p>
          </table:table-cell>
          <table:table-cell office:value-type="string">
            <text:p>Keha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6351">
            <text:p>5746351</text:p>
          </table:table-cell>
          <table:table-cell office:value-type="float" office:value="151012683">
            <text:p>151012683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522562937">
            <text:p>355225629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100 kg</text:p>
          </table:table-cell>
          <table:table-cell office:value-type="string">
            <text:p><text:s/>, kasv - 166 sm . Ei suitseta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34702">
            <text:p>6734702</text:p>
          </table:table-cell>
          <table:table-cell office:value-type="float" office:value="122322796">
            <text:p>122322796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467144065">
            <text:p>624671440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78cm pikk ja kaal ca 100kg</text:p>
          </table:table-cell>
          <table:table-cell office:value-type="string">
            <text:p>kaal ca 100kg</text:p>
          </table:table-cell>
          <table:table-cell/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5162">
            <text:p>20345162</text:p>
          </table:table-cell>
          <table:table-cell office:value-type="float" office:value="203160701">
            <text:p>20316070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37004387309">
            <text:p>37004387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HKUR 8.1 ( 2.5 T PEALE SÖÖKI ) kAAL 101 KG</text:p>
          </table:table-cell>
          <table:table-cell office:value-type="string">
            <text:p>kAAL 101 KG</text:p>
          </table:table-cell>
          <table:table-cell office:value-type="string">
            <text:p><text:s/>, BMI 32.0 , RR 120-80</text:p>
          </table:table-cell>
          <table:table-cell office:value-type="string">
            <text:p>kAAL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6301">
            <text:p>6806301</text:p>
          </table:table-cell>
          <table:table-cell office:value-type="float" office:value="90491245">
            <text:p>90491245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62319426023">
            <text:p>623194260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102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2654">
            <text:p>21012654</text:p>
          </table:table-cell>
          <table:table-cell office:value-type="float" office:value="177240792">
            <text:p>177240792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739052919">
            <text:p>827390529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gasi 10.06.2013 ( eesmärk kaal 102kg</text:p>
          </table:table-cell>
          <table:table-cell office:value-type="string">
            <text:p>kaal 102kg</text:p>
          </table:table-cell>
          <table:table-cell/>
          <table:table-cell office:value-type="string">
            <text:p>kaal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1532">
            <text:p>20531532</text:p>
          </table:table-cell>
          <table:table-cell office:value-type="float" office:value="178041053">
            <text:p>178041053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797324907">
            <text:p>32797324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9 ; kaal 103</text:p>
          </table:table-cell>
          <table:table-cell office:value-type="string">
            <text:p>kaal 103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09510">
            <text:p>20309510</text:p>
          </table:table-cell>
          <table:table-cell office:value-type="float" office:value="217037193">
            <text:p>21703719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612418743">
            <text:p>53612418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etkeline kehakaal 104 kg</text:p>
          </table:table-cell>
          <table:table-cell office:value-type="string">
            <text:p>kehakaal 104 kg</text:p>
          </table:table-cell>
          <table:table-cell office:value-type="string">
            <text:p><text:s/>, pikkus 159 cm</text:p>
          </table:table-cell>
          <table:table-cell office:value-type="string">
            <text:p>kehakaal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6791">
            <text:p>3746791</text:p>
          </table:table-cell>
          <table:table-cell office:value-type="float" office:value="149541876">
            <text:p>149541876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804953897">
            <text:p>388049538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4 kg</text:p>
          </table:table-cell>
          <table:table-cell office:value-type="string">
            <text:p><text:s/>( -4 kg 4 kuuga )</text:p>
          </table:table-cell>
          <table:table-cell office:value-type="string">
            <text:p>Kaal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3780">
            <text:p>21203780</text:p>
          </table:table-cell>
          <table:table-cell office:value-type="float" office:value="166845069">
            <text:p>16684506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35382994812">
            <text:p>353829948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s 14,4 mmol l RR 180/100 kaal 105 kg</text:p>
          </table:table-cell>
          <table:table-cell office:value-type="string">
            <text:p>kaal 105 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27156">
            <text:p>8327156</text:p>
          </table:table-cell>
          <table:table-cell office:value-type="float" office:value="154305786">
            <text:p>154305786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293063041">
            <text:p>662930630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5kg</text:p>
          </table:table-cell>
          <table:table-cell office:value-type="string">
            <text:p><text:s/>, pikkus 178cm</text:p>
          </table:table-cell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88497">
            <text:p>6388497</text:p>
          </table:table-cell>
          <table:table-cell office:value-type="float" office:value="84612129">
            <text:p>84612129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866291241">
            <text:p>398662912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lgadel mõõdukad tursed põlvini Kehakaal 105,5 kg</text:p>
          </table:table-cell>
          <table:table-cell office:value-type="string">
            <text:p>Kehakaal 105,5 kg</text:p>
          </table:table-cell>
          <table:table-cell/>
          <table:table-cell office:value-type="string">
            <text:p>Kehakaal</text:p>
          </table:table-cell>
          <table:table-cell office:value-type="float" office:value="105.5">
            <text:p>105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597">
            <text:p>310597</text:p>
          </table:table-cell>
          <table:table-cell office:value-type="float" office:value="134737183">
            <text:p>134737183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789766600">
            <text:p>217897666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üknilise kehaehitusega , kehakaal 106 kg</text:p>
          </table:table-cell>
          <table:table-cell office:value-type="string">
            <text:p>kehakaal 106 kg</text:p>
          </table:table-cell>
          <table:table-cell/>
          <table:table-cell office:value-type="string">
            <text:p>kehakaal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6003">
            <text:p>19886003</text:p>
          </table:table-cell>
          <table:table-cell office:value-type="float" office:value="210940370">
            <text:p>210940370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861649140">
            <text:p>718616491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7kg</text:p>
          </table:table-cell>
          <table:table-cell office:value-type="string">
            <text:p><text:s/>, RR 195/100 , fr</text:p>
          </table:table-cell>
          <table:table-cell office:value-type="string">
            <text:p>Kaal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15864">
            <text:p>8915864</text:p>
          </table:table-cell>
          <table:table-cell office:value-type="float" office:value="213124998">
            <text:p>213124998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130327719">
            <text:p>2013032771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6 cm , KAAL 108 kg</text:p>
          </table:table-cell>
          <table:table-cell office:value-type="string">
            <text:p>KAAL 108 kg</text:p>
          </table:table-cell>
          <table:table-cell/>
          <table:table-cell office:value-type="string">
            <text:p>KAAL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1939">
            <text:p>20081939</text:p>
          </table:table-cell>
          <table:table-cell office:value-type="float" office:value="156971810">
            <text:p>156971810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01-02</text:p>
          </table:table-cell>
          <table:table-cell office:value-type="float" office:value="10463438117">
            <text:p>104634381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s 7 , 3 mmol l kaal 108 kg</text:p>
          </table:table-cell>
          <table:table-cell office:value-type="string">
            <text:p>kaal 108 kg</text:p>
          </table:table-cell>
          <table:table-cell office:value-type="string">
            <text:p><text:s/>RR 125/80</text:p>
          </table:table-cell>
          <table:table-cell office:value-type="string">
            <text:p>kaal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17796">
            <text:p>7517796</text:p>
          </table:table-cell>
          <table:table-cell office:value-type="float" office:value="92501360">
            <text:p>92501360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804953897">
            <text:p>388049538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8,2</text:p>
          </table:table-cell>
          <table:table-cell office:value-type="string">
            <text:p><text:s/>( riietega-+4 kg )</text:p>
          </table:table-cell>
          <table:table-cell office:value-type="string">
            <text:p>Kaal</text:p>
          </table:table-cell>
          <table:table-cell office:value-type="float" office:value="108.2">
            <text:p>10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33241">
            <text:p>3633241</text:p>
          </table:table-cell>
          <table:table-cell office:value-type="float" office:value="146736596">
            <text:p>146736596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337262338">
            <text:p>243372623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kaalu tõttu Pikkus 161 cm , kaal 110 kg</text:p>
          </table:table-cell>
          <table:table-cell office:value-type="string">
            <text:p>kaal 110 kg</text:p>
          </table:table-cell>
          <table:table-cell/>
          <table:table-cell office:value-type="string">
            <text:p>kaa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66296">
            <text:p>7466296</text:p>
          </table:table-cell>
          <table:table-cell office:value-type="float" office:value="82537257">
            <text:p>82537257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80716459924">
            <text:p>807164599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s cardialis III FA Pikkus186 cmKaal110 kg</text:p>
          </table:table-cell>
          <table:table-cell office:value-type="string">
            <text:p>Kaal110 kg</text:p>
          </table:table-cell>
          <table:table-cell office:value-type="string">
            <text:p>BMI31,7955833 Südamerütm FA fr51</text:p>
          </table:table-cell>
          <table:table-cell office:value-type="string">
            <text:p>Kaa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2932">
            <text:p>21512932</text:p>
          </table:table-cell>
          <table:table-cell office:value-type="float" office:value="199380837">
            <text:p>199380837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5590640">
            <text:p>673035590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äesolevalt kehakaal 110 kg</text:p>
          </table:table-cell>
          <table:table-cell office:value-type="string">
            <text:p>kehakaal 110 kg</text:p>
          </table:table-cell>
          <table:table-cell office:value-type="string">
            <text:p><text:s/>, pikkus 172 cm</text:p>
          </table:table-cell>
          <table:table-cell office:value-type="string">
            <text:p>kehakaa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6698">
            <text:p>18186698</text:p>
          </table:table-cell>
          <table:table-cell office:value-type="float" office:value="179934638">
            <text:p>17993463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201763107">
            <text:p>18201763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1kg</text:p>
          </table:table-cell>
          <table:table-cell office:value-type="string">
            <text:p><text:s/>, Pikkus 173cm BMI 37</text:p>
          </table:table-cell>
          <table:table-cell office:value-type="string">
            <text:p>Kaal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0294">
            <text:p>23200294</text:p>
          </table:table-cell>
          <table:table-cell office:value-type="float" office:value="195746161">
            <text:p>19574616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67674850996">
            <text:p>676748509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1,7</text:p>
          </table:table-cell>
          <table:table-cell table:style-name="ce1" office:value-type="string">
            <text:p><text:s/>+ 0,7</text:p>
          </table:table-cell>
          <table:table-cell office:value-type="string">
            <text:p>Kaal</text:p>
          </table:table-cell>
          <table:table-cell office:value-type="float" office:value="111.7">
            <text:p>111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5696">
            <text:p>19165696</text:p>
          </table:table-cell>
          <table:table-cell office:value-type="float" office:value="212016749">
            <text:p>212016749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012186219">
            <text:p>38012186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30/70 , cor reg , kaal 112,8</text:p>
          </table:table-cell>
          <table:table-cell office:value-type="string">
            <text:p>kaal 112,8</text:p>
          </table:table-cell>
          <table:table-cell office:value-type="string">
            <text:p><text:s/>( viimati märtsis oli 108 ) , P</text:p>
          </table:table-cell>
          <table:table-cell office:value-type="string">
            <text:p>kaal</text:p>
          </table:table-cell>
          <table:table-cell office:value-type="float" office:value="112.8">
            <text:p>11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1221">
            <text:p>22431221</text:p>
          </table:table-cell>
          <table:table-cell office:value-type="float" office:value="192975273">
            <text:p>192975273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40747561736">
            <text:p>407475617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eel otsustanud Pikkus 163 cm , kaal 114 kg</text:p>
          </table:table-cell>
          <table:table-cell office:value-type="string">
            <text:p>kaal 114 kg</text:p>
          </table:table-cell>
          <table:table-cell office:value-type="string">
            <text:p><text:s/>( 2 a tagasi oli 102 kg ). RR=1</text:p>
          </table:table-cell>
          <table:table-cell office:value-type="string">
            <text:p>kaal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1121">
            <text:p>3101121</text:p>
          </table:table-cell>
          <table:table-cell office:value-type="float" office:value="125079685">
            <text:p>125079685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467961755">
            <text:p>914679617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Üldseisund - rahuldav , kaal 114 kg</text:p>
          </table:table-cell>
          <table:table-cell office:value-type="string">
            <text:p>kaal 114 kg</text:p>
          </table:table-cell>
          <table:table-cell office:value-type="string">
            <text:p><text:s/>, pikkus 184 cmNahk/limaskestad</text:p>
          </table:table-cell>
          <table:table-cell office:value-type="string">
            <text:p>kaal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9671">
            <text:p>4859671</text:p>
          </table:table-cell>
          <table:table-cell office:value-type="float" office:value="145926255">
            <text:p>145926255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12757419356">
            <text:p>127574193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178 cm ja kaalub 115 kg</text:p>
          </table:table-cell>
          <table:table-cell office:value-type="string">
            <text:p>kaalub 115 kg</text:p>
          </table:table-cell>
          <table:table-cell/>
          <table:table-cell office:value-type="string">
            <text:p>kaalub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21357">
            <text:p>20121357</text:p>
          </table:table-cell>
          <table:table-cell office:value-type="float" office:value="179654933">
            <text:p>179654933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28501484953">
            <text:p>28501484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ax kaal 116 kg</text:p>
          </table:table-cell>
          <table:table-cell office:value-type="string">
            <text:p>kaal 116 kg</text:p>
          </table:table-cell>
          <table:table-cell/>
          <table:table-cell office:value-type="string">
            <text:p>kaal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53134">
            <text:p>12253134</text:p>
          </table:table-cell>
          <table:table-cell office:value-type="float" office:value="187821736">
            <text:p>187821736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30376654">
            <text:p>6730303766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8 cm , kaal 116 kg</text:p>
          </table:table-cell>
          <table:table-cell office:value-type="string">
            <text:p>kaal 116 kg</text:p>
          </table:table-cell>
          <table:table-cell office:value-type="string">
            <text:p><text:s/>, KMI 35 .</text:p>
          </table:table-cell>
          <table:table-cell office:value-type="string">
            <text:p>kaal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6900">
            <text:p>21016900</text:p>
          </table:table-cell>
          <table:table-cell office:value-type="float" office:value="189896245">
            <text:p>189896245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38908324">
            <text:p>673038908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67 cm ja kaal 117 kg</text:p>
          </table:table-cell>
          <table:table-cell office:value-type="string">
            <text:p>kaal 117 kg</text:p>
          </table:table-cell>
          <table:table-cell/>
          <table:table-cell office:value-type="string">
            <text:p>kaal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69803">
            <text:p>11469803</text:p>
          </table:table-cell>
          <table:table-cell office:value-type="float" office:value="201705537">
            <text:p>201705537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22085894652">
            <text:p>220858946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8</text:p>
          </table:table-cell>
          <table:table-cell office:value-type="string">
            <text:p>cm , pikkus 159cm , olevat juurd</text:p>
          </table:table-cell>
          <table:table-cell office:value-type="string">
            <text:p>kaal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6263">
            <text:p>18676263</text:p>
          </table:table-cell>
          <table:table-cell office:value-type="float" office:value="158891474">
            <text:p>15889147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634927656">
            <text:p>656349276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4 , kehakaal 120 kg</text:p>
          </table:table-cell>
          <table:table-cell office:value-type="string">
            <text:p>kehakaal 120 kg</text:p>
          </table:table-cell>
          <table:table-cell/>
          <table:table-cell office:value-type="string">
            <text:p>keha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8795">
            <text:p>5498795</text:p>
          </table:table-cell>
          <table:table-cell office:value-type="float" office:value="83476948">
            <text:p>83476948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86753780166">
            <text:p>8675378016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0 kg</text:p>
          </table:table-cell>
          <table:table-cell office:value-type="string">
            <text:p><text:s/>Nahk kuivetu , ketandav</text:p>
          </table:table-cell>
          <table:table-cell office:value-type="string">
            <text:p>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3826">
            <text:p>18703826</text:p>
          </table:table-cell>
          <table:table-cell office:value-type="float" office:value="162722079">
            <text:p>162722079</text:p>
          </table:table-cell>
          <table:table-cell office:value-type="string">
            <text:p>2013-0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974643983">
            <text:p>39974643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0 kg</text:p>
          </table:table-cell>
          <table:table-cell office:value-type="string">
            <text:p><text:s/>, pikkus 160 cm , KMI 48</text:p>
          </table:table-cell>
          <table:table-cell office:value-type="string">
            <text:p>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8113">
            <text:p>5768113</text:p>
          </table:table-cell>
          <table:table-cell office:value-type="float" office:value="149703830">
            <text:p>149703830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331780999">
            <text:p>933317809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0 kg</text:p>
          </table:table-cell>
          <table:table-cell office:value-type="string">
            <text:p><text:s/>, pikkus 168 cm</text:p>
          </table:table-cell>
          <table:table-cell office:value-type="string">
            <text:p>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48923">
            <text:p>21348923</text:p>
          </table:table-cell>
          <table:table-cell office:value-type="float" office:value="209309003">
            <text:p>20930900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230719399">
            <text:p>682307193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 kaalub 121 kg</text:p>
          </table:table-cell>
          <table:table-cell office:value-type="string">
            <text:p>kaalub 121 kg</text:p>
          </table:table-cell>
          <table:table-cell office:value-type="string">
            <text:p><text:s/>, on kaalust maha võtnud 4 kg</text:p>
          </table:table-cell>
          <table:table-cell office:value-type="string">
            <text:p>kaalub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10139">
            <text:p>9710139</text:p>
          </table:table-cell>
          <table:table-cell office:value-type="float" office:value="168372983">
            <text:p>168372983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119872645">
            <text:p>221198726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22kg</text:p>
          </table:table-cell>
          <table:table-cell/>
          <table:table-cell office:value-type="string">
            <text:p>Kehakaal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1174">
            <text:p>13391174</text:p>
          </table:table-cell>
          <table:table-cell office:value-type="float" office:value="178919284">
            <text:p>178919284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5714520">
            <text:p>673035714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2,7kg</text:p>
          </table:table-cell>
          <table:table-cell/>
          <table:table-cell office:value-type="string">
            <text:p>Kaal</text:p>
          </table:table-cell>
          <table:table-cell office:value-type="float" office:value="122.7">
            <text:p>122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37792">
            <text:p>9637792</text:p>
          </table:table-cell>
          <table:table-cell office:value-type="float" office:value="174827088">
            <text:p>174827088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046637733">
            <text:p>630466377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7kg</text:p>
          </table:table-cell>
          <table:table-cell office:value-type="string">
            <text:p><text:s/>, KMI=44 .</text:p>
          </table:table-cell>
          <table:table-cell office:value-type="string">
            <text:p>Kaal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0290">
            <text:p>20950290</text:p>
          </table:table-cell>
          <table:table-cell office:value-type="float" office:value="184974163">
            <text:p>184974163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3500">
            <text:p>6730305535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93 , kaal 129</text:p>
          </table:table-cell>
          <table:table-cell office:value-type="string">
            <text:p>kaal 129</text:p>
          </table:table-cell>
          <table:table-cell office:value-type="string">
            <text:p><text:s/>, BMI 35 .</text:p>
          </table:table-cell>
          <table:table-cell office:value-type="string">
            <text:p>kaal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7356">
            <text:p>3927356</text:p>
          </table:table-cell>
          <table:table-cell office:value-type="float" office:value="145353252">
            <text:p>145353252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813948843">
            <text:p>378139488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2 eluaastast kaal tõusma kaal 130 kg</text:p>
          </table:table-cell>
          <table:table-cell office:value-type="string">
            <text:p>kaal 130 kg</text:p>
          </table:table-cell>
          <table:table-cell office:value-type="string">
            <text:p><text:s/>- 17 aastane - viimase aastaga </text:p>
          </table:table-cell>
          <table:table-cell office:value-type="string">
            <text:p>kaal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274">
            <text:p>2334274</text:p>
          </table:table-cell>
          <table:table-cell office:value-type="float" office:value="89826930">
            <text:p>89826930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63867928675">
            <text:p>638679286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s ja med valu kõnnib longates kaal 130 kg</text:p>
          </table:table-cell>
          <table:table-cell office:value-type="string">
            <text:p>kaal 130 kg</text:p>
          </table:table-cell>
          <table:table-cell office:value-type="string">
            <text:p><text:s/>soovit küünartuge kasutada tule</text:p>
          </table:table-cell>
          <table:table-cell office:value-type="string">
            <text:p>kaal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5186">
            <text:p>10085186</text:p>
          </table:table-cell>
          <table:table-cell office:value-type="float" office:value="163340642">
            <text:p>163340642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926466">
            <text:p>6730369264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: Adipoosne 56-a meespatsient , kehakaal 130 kg</text:p>
          </table:table-cell>
          <table:table-cell office:value-type="string">
            <text:p>kehakaal 130 kg</text:p>
          </table:table-cell>
          <table:table-cell office:value-type="string">
            <text:p><text:s/>, pikkus 176 cm ; nähtavad lima</text:p>
          </table:table-cell>
          <table:table-cell office:value-type="string">
            <text:p>kehakaal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0901">
            <text:p>9940901</text:p>
          </table:table-cell>
          <table:table-cell office:value-type="float" office:value="202728925">
            <text:p>202728925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42162">
            <text:p>6730380421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n ülekaaluline , kehakaal 130kg</text:p>
          </table:table-cell>
          <table:table-cell office:value-type="string">
            <text:p>kehakaal 130kg</text:p>
          </table:table-cell>
          <table:table-cell/>
          <table:table-cell office:value-type="string">
            <text:p>kehakaal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62636">
            <text:p>19062636</text:p>
          </table:table-cell>
          <table:table-cell office:value-type="float" office:value="216605107">
            <text:p>216605107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500319318">
            <text:p>19500319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lnud - kaal 128 kg ( jaanuaris kaalus 134kg</text:p>
          </table:table-cell>
          <table:table-cell office:value-type="string">
            <text:p>kaalus 134kg</text:p>
          </table:table-cell>
          <table:table-cell office:value-type="string">
            <text:p><text:s/>)</text:p>
          </table:table-cell>
          <table:table-cell office:value-type="string">
            <text:p>kaalus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0985">
            <text:p>23670985</text:p>
          </table:table-cell>
          <table:table-cell office:value-type="float" office:value="216587517">
            <text:p>216587517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49122834133">
            <text:p>49122834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40kg</text:p>
          </table:table-cell>
          <table:table-cell/>
          <table:table-cell office:value-type="string">
            <text:p>Kehakaal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7783">
            <text:p>3577783</text:p>
          </table:table-cell>
          <table:table-cell office:value-type="float" office:value="145038958">
            <text:p>145038958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247622310">
            <text:p>272476223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6 cm , kaal 140 kg</text:p>
          </table:table-cell>
          <table:table-cell office:value-type="string">
            <text:p>kaal 140 kg</text:p>
          </table:table-cell>
          <table:table-cell/>
          <table:table-cell office:value-type="string">
            <text:p>kaal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5806">
            <text:p>6705806</text:p>
          </table:table-cell>
          <table:table-cell office:value-type="float" office:value="122328136">
            <text:p>122328136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71421988806">
            <text:p>7142198880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147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346">
            <text:p>2240346</text:p>
          </table:table-cell>
          <table:table-cell office:value-type="float" office:value="85977247">
            <text:p>85977247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96466477852">
            <text:p>964664778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a pikkus 190 cm , kaal 155 kg</text:p>
          </table:table-cell>
          <table:table-cell office:value-type="string">
            <text:p>kaal 155 kg</text:p>
          </table:table-cell>
          <table:table-cell/>
          <table:table-cell office:value-type="string">
            <text:p>kaal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6103">
            <text:p>1456103</text:p>
          </table:table-cell>
          <table:table-cell office:value-type="float" office:value="128467438">
            <text:p>128467438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459570225">
            <text:p>1145957022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-634g</text:p>
          </table:table-cell>
          <table:table-cell office:value-type="string">
            <text:p><text:s/>Korrig vanus hetkel 39 + Kirjel</text:p>
          </table:table-cell>
          <table:table-cell office:value-type="string">
            <text:p>Sünnikaal</text:p>
          </table:table-cell>
          <table:table-cell office:value-type="float" office:value="634">
            <text:p>63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12805">
            <text:p>6512805</text:p>
          </table:table-cell>
          <table:table-cell office:value-type="float" office:value="81836239">
            <text:p>81836239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268773325">
            <text:p>342687733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1500gr</text:p>
          </table:table-cell>
          <table:table-cell office:value-type="string">
            <text:p><text:s/>, Apgar 9/9 .</text:p>
          </table:table-cell>
          <table:table-cell office:value-type="string">
            <text:p>Sk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1140">
            <text:p>1421140</text:p>
          </table:table-cell>
          <table:table-cell office:value-type="float" office:value="120162166">
            <text:p>120162166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935924012">
            <text:p>29935924012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neagne RN32 , SK 1802gr</text:p>
          </table:table-cell>
          <table:table-cell office:value-type="string">
            <text:p>SK 1802gr</text:p>
          </table:table-cell>
          <table:table-cell/>
          <table:table-cell office:value-type="string">
            <text:p>SK</text:p>
          </table:table-cell>
          <table:table-cell office:value-type="float" office:value="1802">
            <text:p>180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2812">
            <text:p>23682812</text:p>
          </table:table-cell>
          <table:table-cell office:value-type="float" office:value="184395426">
            <text:p>184395426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93481728125">
            <text:p>934817281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us elus enneaegne tütarlaps , kaaluga 1830 g</text:p>
          </table:table-cell>
          <table:table-cell office:value-type="string">
            <text:p>kaaluga 1830 g</text:p>
          </table:table-cell>
          <table:table-cell office:value-type="string">
            <text:p><text:s/>, Apgar 3-7-8 palli</text:p>
          </table:table-cell>
          <table:table-cell office:value-type="string">
            <text:p>kaaluga</text:p>
          </table:table-cell>
          <table:table-cell office:value-type="float" office:value="1830">
            <text:p>18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9316">
            <text:p>20739316</text:p>
          </table:table-cell>
          <table:table-cell office:value-type="float" office:value="164280785">
            <text:p>164280785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19241237057">
            <text:p>19241237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1884gr</text:p>
          </table:table-cell>
          <table:table-cell office:value-type="string">
            <text:p><text:s/>, pea 31cm , pikkus 42cm</text:p>
          </table:table-cell>
          <table:table-cell office:value-type="string">
            <text:p>Sk</text:p>
          </table:table-cell>
          <table:table-cell office:value-type="float" office:value="1884">
            <text:p>188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4915">
            <text:p>2084915</text:p>
          </table:table-cell>
          <table:table-cell office:value-type="float" office:value="79778494">
            <text:p>79778494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57235239436">
            <text:p>572352394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l enneaegsuse tõttu ( 34 näd , SK 1924g</text:p>
          </table:table-cell>
          <table:table-cell office:value-type="string">
            <text:p>SK 1924g</text:p>
          </table:table-cell>
          <table:table-cell office:value-type="string">
            <text:p><text:s/>)</text:p>
          </table:table-cell>
          <table:table-cell office:value-type="string">
            <text:p>SK</text:p>
          </table:table-cell>
          <table:table-cell office:value-type="float" office:value="1924">
            <text:p>19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9968">
            <text:p>6339968</text:p>
          </table:table-cell>
          <table:table-cell office:value-type="float" office:value="85236592">
            <text:p>85236592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177361471">
            <text:p>651773614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; kell 05 : 53 sünnib II kaksik kaaluga 1966g</text:p>
          </table:table-cell>
          <table:table-cell office:value-type="string">
            <text:p>kaaluga 1966g</text:p>
          </table:table-cell>
          <table:table-cell office:value-type="string">
            <text:p><text:s/>, pikkus 43cm , Apgaritega 9/9 </text:p>
          </table:table-cell>
          <table:table-cell office:value-type="string">
            <text:p>kaaluga</text:p>
          </table:table-cell>
          <table:table-cell office:value-type="float" office:value="1966">
            <text:p>196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9692">
            <text:p>9869692</text:p>
          </table:table-cell>
          <table:table-cell office:value-type="float" office:value="175941186">
            <text:p>175941186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411852">
            <text:p>6730454118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125g</text:p>
          </table:table-cell>
          <table:table-cell office:value-type="string">
            <text:p><text:s/>; SP 43cm ; PÜ 33cm ; RÜ 28cm p</text:p>
          </table:table-cell>
          <table:table-cell office:value-type="string">
            <text:p>SK</text:p>
          </table:table-cell>
          <table:table-cell office:value-type="float" office:value="2125">
            <text:p>212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52867">
            <text:p>12752867</text:p>
          </table:table-cell>
          <table:table-cell office:value-type="float" office:value="202985021">
            <text:p>20298502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4248278">
            <text:p>6730342482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 iive + 64 grSK 2172 ja tänane kaal 2172gr</text:p>
          </table:table-cell>
          <table:table-cell office:value-type="string">
            <text:p>kaal 2172gr</text:p>
          </table:table-cell>
          <table:table-cell office:value-type="string">
            <text:p>Kontrolltoitmisel sõi ise 40 gr </text:p>
          </table:table-cell>
          <table:table-cell office:value-type="string">
            <text:p>kaal</text:p>
          </table:table-cell>
          <table:table-cell office:value-type="float" office:value="2172">
            <text:p>217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026">
            <text:p>1119026</text:p>
          </table:table-cell>
          <table:table-cell office:value-type="float" office:value="81880103">
            <text:p>81880103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434257886">
            <text:p>34434257886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KAKSIK : elus ajaline poeglaps kaaluga 2406g</text:p>
          </table:table-cell>
          <table:table-cell office:value-type="string">
            <text:p>kaaluga 2406g</text:p>
          </table:table-cell>
          <table:table-cell office:value-type="string">
            <text:p>/47 cm , Apgar 7/8 Avatud II loo</text:p>
          </table:table-cell>
          <table:table-cell office:value-type="string">
            <text:p>kaaluga</text:p>
          </table:table-cell>
          <table:table-cell office:value-type="float" office:value="2406">
            <text:p>240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87084">
            <text:p>21087084</text:p>
          </table:table-cell>
          <table:table-cell office:value-type="float" office:value="190938404">
            <text:p>190938404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529">
            <text:p>6730304605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gar 8/9 , sk-2530 , koju minnes kaal-2430</text:p>
          </table:table-cell>
          <table:table-cell office:value-type="string">
            <text:p>kaal-2430</text:p>
          </table:table-cell>
          <table:table-cell office:value-type="string">
            <text:p><text:s/>( 26.07.13 )</text:p>
          </table:table-cell>
          <table:table-cell office:value-type="string">
            <text:p>kaal</text:p>
          </table:table-cell>
          <table:table-cell office:value-type="float" office:value="2430">
            <text:p>24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52415">
            <text:p>2952415</text:p>
          </table:table-cell>
          <table:table-cell office:value-type="float" office:value="123770124">
            <text:p>123770124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72865749858">
            <text:p>728657498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518</text:p>
          </table:table-cell>
          <table:table-cell office:value-type="string">
            <text:p><text:s/>.</text:p>
          </table:table-cell>
          <table:table-cell office:value-type="string">
            <text:p>SK</text:p>
          </table:table-cell>
          <table:table-cell office:value-type="float" office:value="2518">
            <text:p>25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3082">
            <text:p>21123082</text:p>
          </table:table-cell>
          <table:table-cell office:value-type="float" office:value="200746409">
            <text:p>20074640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575038">
            <text:p>673033575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s kollasuse tõttu , 02-04.09 , kaal 2530g</text:p>
          </table:table-cell>
          <table:table-cell office:value-type="string">
            <text:p>kaal 2530g</text:p>
          </table:table-cell>
          <table:table-cell office:value-type="string">
            <text:p><text:s/>lahkudes , imevat rinda + piima</text:p>
          </table:table-cell>
          <table:table-cell office:value-type="string">
            <text:p>kaal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84073">
            <text:p>10484073</text:p>
          </table:table-cell>
          <table:table-cell office:value-type="float" office:value="180858484">
            <text:p>180858484</text:p>
          </table:table-cell>
          <table:table-cell office:value-type="string">
            <text:p>2013-06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977931363">
            <text:p>2097793136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05 kell sünnib elus poeglaps , kaal 2556g</text:p>
          </table:table-cell>
          <table:table-cell office:value-type="string">
            <text:p>kaal 2556g</text:p>
          </table:table-cell>
          <table:table-cell office:value-type="string">
            <text:p><text:s/>, apgar 3/6/7 .</text:p>
          </table:table-cell>
          <table:table-cell office:value-type="string">
            <text:p>kaal</text:p>
          </table:table-cell>
          <table:table-cell office:value-type="float" office:value="2556">
            <text:p>255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2570">
            <text:p>6812570</text:p>
          </table:table-cell>
          <table:table-cell office:value-type="float" office:value="95620017">
            <text:p>95620017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278125100">
            <text:p>612781251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5 . elupäev , kaal 2698</text:p>
          </table:table-cell>
          <table:table-cell office:value-type="string">
            <text:p>kaal 2698</text:p>
          </table:table-cell>
          <table:table-cell office:value-type="string">
            <text:p><text:s/>, + 36g , kaaluiive rinnapiima </text:p>
          </table:table-cell>
          <table:table-cell office:value-type="string">
            <text:p>kaal</text:p>
          </table:table-cell>
          <table:table-cell office:value-type="float" office:value="2698">
            <text:p>26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6428">
            <text:p>23916428</text:p>
          </table:table-cell>
          <table:table-cell office:value-type="float" office:value="170073983">
            <text:p>170073983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6223">
            <text:p>673030356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mnees : on teine laps peres , SK 2700,0</text:p>
          </table:table-cell>
          <table:table-cell office:value-type="string">
            <text:p>SK 2700,0</text:p>
          </table:table-cell>
          <table:table-cell office:value-type="string">
            <text:p><text:s/>, areng on olnud eakohane</text:p>
          </table:table-cell>
          <table:table-cell office:value-type="string">
            <text:p>SK</text:p>
          </table:table-cell>
          <table:table-cell office:value-type="float" office:value="2700">
            <text:p>27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197">
            <text:p>103197</text:p>
          </table:table-cell>
          <table:table-cell office:value-type="float" office:value="126138607">
            <text:p>126138607</text:p>
          </table:table-cell>
          <table:table-cell office:value-type="string">
            <text:p>2012-06-19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27042486951">
            <text:p>270424869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4.06.2012 sündis tütar kaal 2702g</text:p>
          </table:table-cell>
          <table:table-cell office:value-type="string">
            <text:p>kaal 2702g</text:p>
          </table:table-cell>
          <table:table-cell office:value-type="string">
            <text:p><text:s/>, pikkus 47cm ja apgar 8/9</text:p>
          </table:table-cell>
          <table:table-cell office:value-type="string">
            <text:p>kaal</text:p>
          </table:table-cell>
          <table:table-cell office:value-type="float" office:value="2702">
            <text:p>270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499">
            <text:p>38499</text:p>
          </table:table-cell>
          <table:table-cell office:value-type="float" office:value="144374156">
            <text:p>144374156</text:p>
          </table:table-cell>
          <table:table-cell office:value-type="string">
            <text:p>2012-10-26</text:p>
          </table:table-cell>
          <table:table-cell office:value-type="string">
            <text:p>S</text:p>
          </table:table-cell>
          <table:table-cell office:value-type="string">
            <text:p>2012-10-15</text:p>
          </table:table-cell>
          <table:table-cell office:value-type="float" office:value="36089055271">
            <text:p>360890552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.10.2012 Mõõdud : kaal 2720g</text:p>
          </table:table-cell>
          <table:table-cell office:value-type="string">
            <text:p>kaal 2720g</text:p>
          </table:table-cell>
          <table:table-cell office:value-type="string">
            <text:p><text:s/>, ( 10 ts ) , pikkus 47cm , ( 1</text:p>
          </table:table-cell>
          <table:table-cell office:value-type="string">
            <text:p>kaal</text:p>
          </table:table-cell>
          <table:table-cell office:value-type="float" office:value="2720">
            <text:p>27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8178">
            <text:p>6128178</text:p>
          </table:table-cell>
          <table:table-cell office:value-type="float" office:value="145742248">
            <text:p>145742248</text:p>
          </table:table-cell>
          <table:table-cell office:value-type="string">
            <text:p>2012-11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177585361">
            <text:p>691775853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2726 g</text:p>
          </table:table-cell>
          <table:table-cell office:value-type="string">
            <text:p><text:s/>; pikkus 47cm ; pü 35 cm ; rü 2</text:p>
          </table:table-cell>
          <table:table-cell office:value-type="string">
            <text:p>Sünnikaal</text:p>
          </table:table-cell>
          <table:table-cell office:value-type="float" office:value="2726">
            <text:p>27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5070">
            <text:p>3435070</text:p>
          </table:table-cell>
          <table:table-cell office:value-type="float" office:value="131998201">
            <text:p>131998201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37617134800">
            <text:p>37617134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850</text:p>
          </table:table-cell>
          <table:table-cell office:value-type="string">
            <text:p><text:s/>- 2600 - 2840g</text:p>
          </table:table-cell>
          <table:table-cell office:value-type="string">
            <text:p>Kaal</text:p>
          </table:table-cell>
          <table:table-cell office:value-type="float" office:value="2850">
            <text:p>28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4086">
            <text:p>6744086</text:p>
          </table:table-cell>
          <table:table-cell office:value-type="float" office:value="90912806">
            <text:p>90912806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51424495002">
            <text:p>514244950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kaksik elus ajaline poeglaps , kaaluga 2862g</text:p>
          </table:table-cell>
          <table:table-cell office:value-type="string">
            <text:p>kaaluga 2862g</text:p>
          </table:table-cell>
          <table:table-cell office:value-type="string">
            <text:p><text:s/>, pikkus 49cm , Apgar 8/8 , pH </text:p>
          </table:table-cell>
          <table:table-cell office:value-type="string">
            <text:p>kaaluga</text:p>
          </table:table-cell>
          <table:table-cell office:value-type="float" office:value="2862">
            <text:p>286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1723">
            <text:p>9751723</text:p>
          </table:table-cell>
          <table:table-cell office:value-type="float" office:value="176873706">
            <text:p>176873706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41176337">
            <text:p>6730411763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39 rasedusnädal Kaal oli 2880g</text:p>
          </table:table-cell>
          <table:table-cell office:value-type="string">
            <text:p>Kaal oli 2880g</text:p>
          </table:table-cell>
          <table:table-cell office:value-type="string">
            <text:p><text:s/>, pikkus 49cm</text:p>
          </table:table-cell>
          <table:table-cell office:value-type="string">
            <text:p>Kaal</text:p>
          </table:table-cell>
          <table:table-cell office:value-type="float" office:value="2880">
            <text:p>28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25876">
            <text:p>15725876</text:p>
          </table:table-cell>
          <table:table-cell office:value-type="float" office:value="194237008">
            <text:p>194237008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606234">
            <text:p>673038606234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ütarlaps , NV 1x ümber kaela , kaaluga 2916 g</text:p>
          </table:table-cell>
          <table:table-cell office:value-type="string">
            <text:p>kaaluga 2916 g</text:p>
          </table:table-cell>
          <table:table-cell office:value-type="string">
            <text:p><text:s/>, pikkusega 48 cm , Apgar 9-10 </text:p>
          </table:table-cell>
          <table:table-cell office:value-type="string">
            <text:p>kaaluga</text:p>
          </table:table-cell>
          <table:table-cell office:value-type="float" office:value="2916">
            <text:p>291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317">
            <text:p>2346317</text:p>
          </table:table-cell>
          <table:table-cell office:value-type="float" office:value="79756174">
            <text:p>79756174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63730215829">
            <text:p>637302158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 , sk 2920g</text:p>
          </table:table-cell>
          <table:table-cell office:value-type="string">
            <text:p><text:s/>sk 2920g</text:p>
          </table:table-cell>
          <table:table-cell office:value-type="string">
            <text:p><text:s/>, A ? , rinnale kohe , koju IV </text:p>
          </table:table-cell>
          <table:table-cell office:value-type="string">
            <text:p><text:s/>sk</text:p>
          </table:table-cell>
          <table:table-cell office:value-type="float" office:value="2920">
            <text:p>29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59699">
            <text:p>10959699</text:p>
          </table:table-cell>
          <table:table-cell office:value-type="float" office:value="219150388">
            <text:p>219150388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2-30</text:p>
          </table:table-cell>
          <table:table-cell office:value-type="float" office:value="673030363810">
            <text:p>673030363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aiglast 5 elupäeval 27.12.13 . kaaluga 2954g</text:p>
          </table:table-cell>
          <table:table-cell office:value-type="string">
            <text:p>kaaluga 2954g</text:p>
          </table:table-cell>
          <table:table-cell office:value-type="string">
            <text:p><text:s/>, kaalulangus oli -7,6 %</text:p>
          </table:table-cell>
          <table:table-cell office:value-type="string">
            <text:p>kaaluga</text:p>
          </table:table-cell>
          <table:table-cell office:value-type="float" office:value="2954">
            <text:p>295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5028">
            <text:p>23485028</text:p>
          </table:table-cell>
          <table:table-cell office:value-type="float" office:value="201794995">
            <text:p>201794995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673039054284">
            <text:p>6730390542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2.07.2013 sündis poeg <text:s text:c="2"/>kaal 2978g</text:p>
          </table:table-cell>
          <table:table-cell office:value-type="string">
            <text:p>kaal 2978g</text:p>
          </table:table-cell>
          <table:table-cell office:value-type="string">
            <text:p><text:s/>, pikkus 48cm ja Apgar 9/9</text:p>
          </table:table-cell>
          <table:table-cell office:value-type="string">
            <text:p>kaal</text:p>
          </table:table-cell>
          <table:table-cell office:value-type="float" office:value="2978">
            <text:p>297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0988">
            <text:p>6120988</text:p>
          </table:table-cell>
          <table:table-cell office:value-type="float" office:value="122270401">
            <text:p>122270401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009364059">
            <text:p>2500936405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koju minnes 2980 g</text:p>
          </table:table-cell>
          <table:table-cell/>
          <table:table-cell office:value-type="string">
            <text:p>Kaal</text:p>
          </table:table-cell>
          <table:table-cell office:value-type="float" office:value="2980">
            <text:p>29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3052">
            <text:p>14653052</text:p>
          </table:table-cell>
          <table:table-cell office:value-type="float" office:value="196437954">
            <text:p>196437954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44720761010">
            <text:p>447207610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: 9240 g SM 3000 g</text:p>
          </table:table-cell>
          <table:table-cell office:value-type="string">
            <text:p>SM 3000 g</text:p>
          </table:table-cell>
          <table:table-cell/>
          <table:table-cell office:value-type="string">
            <text:p>SM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05657">
            <text:p>21005657</text:p>
          </table:table-cell>
          <table:table-cell office:value-type="float" office:value="172306863">
            <text:p>172306863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8913314">
            <text:p>6730389133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180 g kaal koju minnes 3010 g</text:p>
          </table:table-cell>
          <table:table-cell office:value-type="string">
            <text:p>kaal koju minnes 3010 g</text:p>
          </table:table-cell>
          <table:table-cell/>
          <table:table-cell office:value-type="string">
            <text:p>kaal</text:p>
          </table:table-cell>
          <table:table-cell office:value-type="float" office:value="3010">
            <text:p>30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4258">
            <text:p>10074258</text:p>
          </table:table-cell>
          <table:table-cell office:value-type="float" office:value="180117839">
            <text:p>180117839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45515476439">
            <text:p>455154764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4.05.2013 sündis tütar kaal 3020g</text:p>
          </table:table-cell>
          <table:table-cell office:value-type="string">
            <text:p>kaal 3020g</text:p>
          </table:table-cell>
          <table:table-cell office:value-type="string">
            <text:p><text:s/>, pikkus 49cm ja Apgar 9/9</text:p>
          </table:table-cell>
          <table:table-cell office:value-type="string">
            <text:p>kaal</text:p>
          </table:table-cell>
          <table:table-cell office:value-type="float" office:value="3020">
            <text:p>30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1103">
            <text:p>91103</text:p>
          </table:table-cell>
          <table:table-cell office:value-type="float" office:value="125323825">
            <text:p>125323825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52385692277">
            <text:p>523856922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.06.2012 sündis tütar kaal 3022g</text:p>
          </table:table-cell>
          <table:table-cell office:value-type="string">
            <text:p>kaal 3022g</text:p>
          </table:table-cell>
          <table:table-cell office:value-type="string">
            <text:p><text:s/>, pikkus 50cm ja apgar 7/8</text:p>
          </table:table-cell>
          <table:table-cell office:value-type="string">
            <text:p>kaal</text:p>
          </table:table-cell>
          <table:table-cell office:value-type="float" office:value="3022">
            <text:p>302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707">
            <text:p>82707</text:p>
          </table:table-cell>
          <table:table-cell office:value-type="float" office:value="138827402">
            <text:p>138827402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6669922705">
            <text:p>866699227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11 : 09 elus ajaline tütarlaps kaaluga 3034 g</text:p>
          </table:table-cell>
          <table:table-cell office:value-type="string">
            <text:p>kaaluga 3034 g</text:p>
          </table:table-cell>
          <table:table-cell office:value-type="string">
            <text:p><text:s/>, pikkus 51 cm , Apgarid 8 / 8 </text:p>
          </table:table-cell>
          <table:table-cell office:value-type="string">
            <text:p>kaaluga</text:p>
          </table:table-cell>
          <table:table-cell office:value-type="float" office:value="3034">
            <text:p>303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8420">
            <text:p>4938420</text:p>
          </table:table-cell>
          <table:table-cell office:value-type="float" office:value="133764299">
            <text:p>133764299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63171557588">
            <text:p>631715575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6.03 . 2009a - N - tütrekene , kaal 3090</text:p>
          </table:table-cell>
          <table:table-cell office:value-type="string">
            <text:p>kaal 3090</text:p>
          </table:table-cell>
          <table:table-cell/>
          <table:table-cell office:value-type="string">
            <text:p>kaal</text:p>
          </table:table-cell>
          <table:table-cell office:value-type="float" office:value="3090">
            <text:p>30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0148">
            <text:p>10530148</text:p>
          </table:table-cell>
          <table:table-cell office:value-type="float" office:value="155233689">
            <text:p>155233689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2-20</text:p>
          </table:table-cell>
          <table:table-cell office:value-type="float" office:value="673041006510">
            <text:p>6730410065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108g</text:p>
          </table:table-cell>
          <table:table-cell office:value-type="string">
            <text:p><text:s/>, viimased 5 päeva vähene posit</text:p>
          </table:table-cell>
          <table:table-cell office:value-type="string">
            <text:p>kaal</text:p>
          </table:table-cell>
          <table:table-cell office:value-type="float" office:value="3108">
            <text:p>31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1508">
            <text:p>6581508</text:p>
          </table:table-cell>
          <table:table-cell office:value-type="float" office:value="138857702">
            <text:p>138857702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19</text:p>
          </table:table-cell>
          <table:table-cell office:value-type="float" office:value="90805529688">
            <text:p>908055296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9.09.2012 sündis tütar kaal 3148g</text:p>
          </table:table-cell>
          <table:table-cell office:value-type="string">
            <text:p>kaal 3148g</text:p>
          </table:table-cell>
          <table:table-cell office:value-type="string">
            <text:p><text:s/>, pikkus 51cm ja apgar 8/9</text:p>
          </table:table-cell>
          <table:table-cell office:value-type="string">
            <text:p>kaal</text:p>
          </table:table-cell>
          <table:table-cell office:value-type="float" office:value="3148">
            <text:p>314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499">
            <text:p>2201499</text:p>
          </table:table-cell>
          <table:table-cell office:value-type="float" office:value="83462838">
            <text:p>83462838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59545498716">
            <text:p>595454987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l + Aptamil 1 süstlaga -tänane kaal 3160 g</text:p>
          </table:table-cell>
          <table:table-cell office:value-type="string">
            <text:p>kaal 3160 g</text:p>
          </table:table-cell>
          <table:table-cell/>
          <table:table-cell office:value-type="string">
            <text:p>kaal</text:p>
          </table:table-cell>
          <table:table-cell office:value-type="float" office:value="3160">
            <text:p>31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1805">
            <text:p>23621805</text:p>
          </table:table-cell>
          <table:table-cell office:value-type="float" office:value="162560258">
            <text:p>162560258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3</text:p>
          </table:table-cell>
          <table:table-cell office:value-type="float" office:value="91863625156">
            <text:p>91863625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2.201307 : 13 . sünnib poeg kaaluga : 3164 g</text:p>
          </table:table-cell>
          <table:table-cell office:value-type="string">
            <text:p>kaaluga : 3164 g</text:p>
          </table:table-cell>
          <table:table-cell office:value-type="string">
            <text:p><text:s/>, pikkus 51 cm apgariga : 8-9 .</text:p>
          </table:table-cell>
          <table:table-cell office:value-type="string">
            <text:p>kaaluga</text:p>
          </table:table-cell>
          <table:table-cell office:value-type="float" office:value="3164">
            <text:p>316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5500">
            <text:p>9985500</text:p>
          </table:table-cell>
          <table:table-cell office:value-type="float" office:value="180477871">
            <text:p>180477871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650649">
            <text:p>67304465064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ll 17 : 37 sündis tütarlaps , kaal 3190g</text:p>
          </table:table-cell>
          <table:table-cell office:value-type="string">
            <text:p>kaal 3190g</text:p>
          </table:table-cell>
          <table:table-cell office:value-type="string">
            <text:p><text:s/>, Apgar 8-9-9 .</text:p>
          </table:table-cell>
          <table:table-cell office:value-type="string">
            <text:p>kaal</text:p>
          </table:table-cell>
          <table:table-cell office:value-type="float" office:value="3190">
            <text:p>31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9121">
            <text:p>20369121</text:p>
          </table:table-cell>
          <table:table-cell office:value-type="float" office:value="194471081">
            <text:p>194471081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712149">
            <text:p>6730307121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204 gr</text:p>
          </table:table-cell>
          <table:table-cell/>
          <table:table-cell office:value-type="string">
            <text:p>Sk</text:p>
          </table:table-cell>
          <table:table-cell office:value-type="float" office:value="3204">
            <text:p>320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73494">
            <text:p>15873494</text:p>
          </table:table-cell>
          <table:table-cell office:value-type="float" office:value="184576093">
            <text:p>184576093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8</text:p>
          </table:table-cell>
          <table:table-cell office:value-type="float" office:value="673036429995">
            <text:p>6730364299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8.06.201302 : 30 . sünnib poeg kaaluga : 3260g</text:p>
          </table:table-cell>
          <table:table-cell office:value-type="string">
            <text:p>kaaluga : 3260g</text:p>
          </table:table-cell>
          <table:table-cell office:value-type="string">
            <text:p><text:s/>, pikkus 47,5cm apgariga : 1 ` </text:p>
          </table:table-cell>
          <table:table-cell office:value-type="string">
            <text:p>kaaluga</text:p>
          </table:table-cell>
          <table:table-cell office:value-type="float" office:value="3260">
            <text:p>32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94766">
            <text:p>24294766</text:p>
          </table:table-cell>
          <table:table-cell office:value-type="float" office:value="181995614">
            <text:p>181995614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673033228497">
            <text:p>673033228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290g</text:p>
          </table:table-cell>
          <table:table-cell/>
          <table:table-cell office:value-type="string">
            <text:p>Sünnikaal</text:p>
          </table:table-cell>
          <table:table-cell office:value-type="float" office:value="3290">
            <text:p>32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54239">
            <text:p>20354239</text:p>
          </table:table-cell>
          <table:table-cell office:value-type="float" office:value="188205286">
            <text:p>188205286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66794542328">
            <text:p>66794542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ine vaginaalne sünnitus , lapse sk 3300g</text:p>
          </table:table-cell>
          <table:table-cell office:value-type="string">
            <text:p><text:s/>sk 3300g</text:p>
          </table:table-cell>
          <table:table-cell office:value-type="string">
            <text:p><text:s/>, sp 50 cm , Apgar 8p</text:p>
          </table:table-cell>
          <table:table-cell office:value-type="string">
            <text:p><text:s/>sk</text:p>
          </table:table-cell>
          <table:table-cell office:value-type="float" office:value="3300">
            <text:p>33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8810">
            <text:p>2868810</text:p>
          </table:table-cell>
          <table:table-cell office:value-type="float" office:value="122760110">
            <text:p>122760110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062446718">
            <text:p>630624467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tusmajast lubati koju 4 . ep , kaaluga 3310 g</text:p>
          </table:table-cell>
          <table:table-cell office:value-type="string">
            <text:p>kaaluga 3310 g</text:p>
          </table:table-cell>
          <table:table-cell office:value-type="string">
            <text:p><text:s/>, vaakumotsikust turse oli lahe</text:p>
          </table:table-cell>
          <table:table-cell office:value-type="string">
            <text:p>kaaluga</text:p>
          </table:table-cell>
          <table:table-cell office:value-type="float" office:value="3310">
            <text:p>33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75849">
            <text:p>20975849</text:p>
          </table:table-cell>
          <table:table-cell office:value-type="float" office:value="207313677">
            <text:p>20731367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2185475">
            <text:p>6730321854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astusravile Laps 6 kuud vana , sk 3320</text:p>
          </table:table-cell>
          <table:table-cell office:value-type="string">
            <text:p><text:s/>sk 3320</text:p>
          </table:table-cell>
          <table:table-cell office:value-type="string">
            <text:p><text:s/>, kaal 8450 Spastiilisus jalgad</text:p>
          </table:table-cell>
          <table:table-cell office:value-type="string">
            <text:p><text:s/>sk</text:p>
          </table:table-cell>
          <table:table-cell office:value-type="float" office:value="3320">
            <text:p>33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6942">
            <text:p>5566942</text:p>
          </table:table-cell>
          <table:table-cell office:value-type="float" office:value="86532069">
            <text:p>86532069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442018026">
            <text:p>894420180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iive väga hea , tänane kaal 3362g</text:p>
          </table:table-cell>
          <table:table-cell office:value-type="string">
            <text:p>kaal 3362g</text:p>
          </table:table-cell>
          <table:table-cell office:value-type="string">
            <text:p><text:s/>( + 312g/nädalaga )</text:p>
          </table:table-cell>
          <table:table-cell office:value-type="string">
            <text:p>kaal</text:p>
          </table:table-cell>
          <table:table-cell office:value-type="float" office:value="3362">
            <text:p>336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29916">
            <text:p>12829916</text:p>
          </table:table-cell>
          <table:table-cell office:value-type="float" office:value="209922800">
            <text:p>209922800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7465286">
            <text:p>6730374652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6 sün järgne päev Lapse SK 3370gr</text:p>
          </table:table-cell>
          <table:table-cell office:value-type="string">
            <text:p>SK 3370gr</text:p>
          </table:table-cell>
          <table:table-cell office:value-type="string">
            <text:p><text:s/>, tänane kaal 3395gr</text:p>
          </table:table-cell>
          <table:table-cell office:value-type="string">
            <text:p>SK</text:p>
          </table:table-cell>
          <table:table-cell office:value-type="float" office:value="3370">
            <text:p>337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75828">
            <text:p>21775828</text:p>
          </table:table-cell>
          <table:table-cell office:value-type="float" office:value="157757189">
            <text:p>157757189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92340263673">
            <text:p>92340263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kaal 3386</text:p>
          </table:table-cell>
          <table:table-cell office:value-type="string">
            <text:p>kaal 3386</text:p>
          </table:table-cell>
          <table:table-cell office:value-type="string">
            <text:p><text:s/>, mis on + 48gr ööpäevaga</text:p>
          </table:table-cell>
          <table:table-cell office:value-type="string">
            <text:p>kaal</text:p>
          </table:table-cell>
          <table:table-cell office:value-type="float" office:value="3386">
            <text:p>33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2588">
            <text:p>2552588</text:p>
          </table:table-cell>
          <table:table-cell office:value-type="float" office:value="139659247">
            <text:p>139659247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892284899">
            <text:p>908922848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pgar 8/9/9 Sünnikaal 3390 g</text:p>
          </table:table-cell>
          <table:table-cell office:value-type="string">
            <text:p>Sünnikaal 3390 g</text:p>
          </table:table-cell>
          <table:table-cell office:value-type="string">
            <text:p><text:s/>, pikkus 53 cm , pea 33 cm Emal</text:p>
          </table:table-cell>
          <table:table-cell office:value-type="string">
            <text:p>Sünnikaal</text:p>
          </table:table-cell>
          <table:table-cell office:value-type="float" office:value="3390">
            <text:p>33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78634">
            <text:p>3078634</text:p>
          </table:table-cell>
          <table:table-cell office:value-type="float" office:value="126818186">
            <text:p>126818186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876393984">
            <text:p>188763939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II sünnitusest ajalise lapsena sünnikaaluga 3400 gr</text:p>
          </table:table-cell>
          <table:table-cell office:value-type="string">
            <text:p>sünnikaaluga 3400 gr</text:p>
          </table:table-cell>
          <table:table-cell/>
          <table:table-cell office:value-type="string">
            <text:p>sünnikaaluga</text:p>
          </table:table-cell>
          <table:table-cell office:value-type="float" office:value="3400">
            <text:p>34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3446">
            <text:p>3403446</text:p>
          </table:table-cell>
          <table:table-cell office:value-type="float" office:value="140377713">
            <text:p>140377713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48068013357">
            <text:p>480680133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420 g</text:p>
          </table:table-cell>
          <table:table-cell office:value-type="string">
            <text:p><text:s/>kaal koju minnes 3190 g</text:p>
          </table:table-cell>
          <table:table-cell office:value-type="string">
            <text:p>SK</text:p>
          </table:table-cell>
          <table:table-cell office:value-type="float" office:value="3420">
            <text:p>34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66122">
            <text:p>6566122</text:p>
          </table:table-cell>
          <table:table-cell office:value-type="float" office:value="137872749">
            <text:p>137872749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office:value-type="string">
            <text:p>2012-09-13</text:p>
          </table:table-cell>
          <table:table-cell office:value-type="float" office:value="42592810057">
            <text:p>425928100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3.09.2012 sündis poeg kaal 3430g</text:p>
          </table:table-cell>
          <table:table-cell office:value-type="string">
            <text:p>kaal 3430g</text:p>
          </table:table-cell>
          <table:table-cell office:value-type="string">
            <text:p><text:s/>, pikkus 50cm ja apgar 9/9</text:p>
          </table:table-cell>
          <table:table-cell office:value-type="string">
            <text:p>kaal</text:p>
          </table:table-cell>
          <table:table-cell office:value-type="float" office:value="3430">
            <text:p>34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70569">
            <text:p>20970569</text:p>
          </table:table-cell>
          <table:table-cell office:value-type="float" office:value="185742329">
            <text:p>185742329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107167">
            <text:p>673034107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450g</text:p>
          </table:table-cell>
          <table:table-cell/>
          <table:table-cell office:value-type="string">
            <text:p>Sünnikaal</text:p>
          </table:table-cell>
          <table:table-cell office:value-type="float" office:value="3450">
            <text:p>3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4306">
            <text:p>6724306</text:p>
          </table:table-cell>
          <table:table-cell office:value-type="float" office:value="154418331">
            <text:p>154418331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16695514292">
            <text:p>1669551429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4 sünnib elus ajaline poeglaps kaaluga 3450g</text:p>
          </table:table-cell>
          <table:table-cell office:value-type="string">
            <text:p>kaaluga 3450g</text:p>
          </table:table-cell>
          <table:table-cell office:value-type="string">
            <text:p><text:s/>, pikkusega 50cm , Apgar 10-10 </text:p>
          </table:table-cell>
          <table:table-cell office:value-type="string">
            <text:p>kaaluga</text:p>
          </table:table-cell>
          <table:table-cell office:value-type="float" office:value="3450">
            <text:p>3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7618">
            <text:p>10887618</text:p>
          </table:table-cell>
          <table:table-cell office:value-type="float" office:value="158126018">
            <text:p>158126018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33741923012">
            <text:p>337419230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201205 : 06 . sünnitas : tütar kaaluga : 3468g</text:p>
          </table:table-cell>
          <table:table-cell office:value-type="string">
            <text:p>kaaluga : 3468g</text:p>
          </table:table-cell>
          <table:table-cell office:value-type="string">
            <text:p><text:s/>pikkus 51cm apgariga : 9 - 9 .</text:p>
          </table:table-cell>
          <table:table-cell office:value-type="string">
            <text:p>kaaluga</text:p>
          </table:table-cell>
          <table:table-cell office:value-type="float" office:value="3468">
            <text:p>346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0705">
            <text:p>4860705</text:p>
          </table:table-cell>
          <table:table-cell office:value-type="float" office:value="140805769">
            <text:p>140805769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46505739255">
            <text:p>465057392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7.07.201210 : 35 . sünnib poeg kaaluga : 3488 g</text:p>
          </table:table-cell>
          <table:table-cell office:value-type="string">
            <text:p>kaaluga : 3488 g</text:p>
          </table:table-cell>
          <table:table-cell office:value-type="string">
            <text:p><text:s/>, pikkus 52 cm apgariga : 8-8-8</text:p>
          </table:table-cell>
          <table:table-cell office:value-type="string">
            <text:p>kaaluga</text:p>
          </table:table-cell>
          <table:table-cell office:value-type="float" office:value="3488">
            <text:p>348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4565">
            <text:p>5784565</text:p>
          </table:table-cell>
          <table:table-cell office:value-type="float" office:value="135064210">
            <text:p>135064210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812820399">
            <text:p>918128203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ne kaal 3492</text:p>
          </table:table-cell>
          <table:table-cell office:value-type="string">
            <text:p>kaal 3492</text:p>
          </table:table-cell>
          <table:table-cell office:value-type="string">
            <text:p><text:s/>, rinnast sööb ebaefektiivselt </text:p>
          </table:table-cell>
          <table:table-cell office:value-type="string">
            <text:p>kaal</text:p>
          </table:table-cell>
          <table:table-cell office:value-type="float" office:value="3492">
            <text:p>34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1819">
            <text:p>20321819</text:p>
          </table:table-cell>
          <table:table-cell office:value-type="float" office:value="207701137">
            <text:p>207701137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28203">
            <text:p>673030328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500g</text:p>
          </table:table-cell>
          <table:table-cell office:value-type="string">
            <text:p><text:s/>kaal koju minnes 3200 g</text:p>
          </table:table-cell>
          <table:table-cell office:value-type="string">
            <text:p>SK</text:p>
          </table:table-cell>
          <table:table-cell office:value-type="float" office:value="3500">
            <text:p>35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6824">
            <text:p>20416824</text:p>
          </table:table-cell>
          <table:table-cell office:value-type="float" office:value="185981872">
            <text:p>185981872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72088441910">
            <text:p>720884419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rilõikega ülekandluse tõttu , SK 3500</text:p>
          </table:table-cell>
          <table:table-cell office:value-type="string">
            <text:p>SK 3500</text:p>
          </table:table-cell>
          <table:table-cell office:value-type="string">
            <text:p><text:s/>, Ap 9/9 .</text:p>
          </table:table-cell>
          <table:table-cell office:value-type="string">
            <text:p>SK</text:p>
          </table:table-cell>
          <table:table-cell office:value-type="float" office:value="3500">
            <text:p>35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7381">
            <text:p>10307381</text:p>
          </table:table-cell>
          <table:table-cell office:value-type="float" office:value="207430621">
            <text:p>207430621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091406">
            <text:p>6730470914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00</text:p>
          </table:table-cell>
          <table:table-cell office:value-type="string">
            <text:p><text:s/>- 3320 - 3530g</text:p>
          </table:table-cell>
          <table:table-cell office:value-type="string">
            <text:p>Kaal</text:p>
          </table:table-cell>
          <table:table-cell office:value-type="float" office:value="3500">
            <text:p>35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87384">
            <text:p>12787384</text:p>
          </table:table-cell>
          <table:table-cell office:value-type="float" office:value="176101456">
            <text:p>176101456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40765143">
            <text:p>6730407651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.01.201305 : 57 . sünnib tütar kaaluga : 3502gr</text:p>
          </table:table-cell>
          <table:table-cell office:value-type="string">
            <text:p>kaaluga : 3502gr</text:p>
          </table:table-cell>
          <table:table-cell office:value-type="string">
            <text:p><text:s/>apgariga : 8-9 .</text:p>
          </table:table-cell>
          <table:table-cell office:value-type="string">
            <text:p>kaaluga</text:p>
          </table:table-cell>
          <table:table-cell office:value-type="float" office:value="3502">
            <text:p>350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9148">
            <text:p>5519148</text:p>
          </table:table-cell>
          <table:table-cell office:value-type="float" office:value="80229206">
            <text:p>80229206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110830814">
            <text:p>791108308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piimatoidul , kaaluiive pos , kaal-3510</text:p>
          </table:table-cell>
          <table:table-cell office:value-type="string">
            <text:p>kaal-3510</text:p>
          </table:table-cell>
          <table:table-cell office:value-type="string">
            <text:p><text:s/>( + 180gr ) , nahk puhas , subi</text:p>
          </table:table-cell>
          <table:table-cell office:value-type="string">
            <text:p>kaal</text:p>
          </table:table-cell>
          <table:table-cell office:value-type="float" office:value="3510">
            <text:p>35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05667">
            <text:p>15905667</text:p>
          </table:table-cell>
          <table:table-cell office:value-type="float" office:value="155215420">
            <text:p>155215420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28</text:p>
          </table:table-cell>
          <table:table-cell office:value-type="float" office:value="38959719613">
            <text:p>389597196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12.201211 : 31 . sünnib tütar kaaluga : 3516 gr</text:p>
          </table:table-cell>
          <table:table-cell office:value-type="string">
            <text:p>kaaluga : 3516 gr</text:p>
          </table:table-cell>
          <table:table-cell office:value-type="string">
            <text:p><text:s/>, 51 cm apgariga : 9-10 .</text:p>
          </table:table-cell>
          <table:table-cell office:value-type="string">
            <text:p>kaaluga</text:p>
          </table:table-cell>
          <table:table-cell office:value-type="float" office:value="3516">
            <text:p>3516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95061">
            <text:p>10595061</text:p>
          </table:table-cell>
          <table:table-cell office:value-type="float" office:value="190453554">
            <text:p>190453554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28</text:p>
          </table:table-cell>
          <table:table-cell office:value-type="float" office:value="95826345685">
            <text:p>9582634568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07.201306 : 56 . sünnib tütar kaaluga : 3518g</text:p>
          </table:table-cell>
          <table:table-cell office:value-type="string">
            <text:p>kaaluga : 3518g</text:p>
          </table:table-cell>
          <table:table-cell office:value-type="string">
            <text:p><text:s/>, pikkusega 50cm apgariga : 9-9</text:p>
          </table:table-cell>
          <table:table-cell office:value-type="string">
            <text:p>kaaluga</text:p>
          </table:table-cell>
          <table:table-cell office:value-type="float" office:value="3518">
            <text:p>351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53811">
            <text:p>3153811</text:p>
          </table:table-cell>
          <table:table-cell office:value-type="float" office:value="90288069">
            <text:p>90288069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40637940382">
            <text:p>406379403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520g</text:p>
          </table:table-cell>
          <table:table-cell office:value-type="string">
            <text:p><text:s/>-kaal kojuminekul 3370g - täna </text:p>
          </table:table-cell>
          <table:table-cell office:value-type="string">
            <text:p>SK</text:p>
          </table:table-cell>
          <table:table-cell office:value-type="float" office:value="3520">
            <text:p>35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8715">
            <text:p>4088715</text:p>
          </table:table-cell>
          <table:table-cell office:value-type="float" office:value="124223808">
            <text:p>124223808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35060732524">
            <text:p>350607325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: 3408 g SM 3524 g</text:p>
          </table:table-cell>
          <table:table-cell office:value-type="string">
            <text:p>SM 3524 g</text:p>
          </table:table-cell>
          <table:table-cell/>
          <table:table-cell office:value-type="string">
            <text:p>SM</text:p>
          </table:table-cell>
          <table:table-cell office:value-type="float" office:value="3524">
            <text:p>35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92670">
            <text:p>6792670</text:p>
          </table:table-cell>
          <table:table-cell office:value-type="float" office:value="147532499">
            <text:p>147532499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office:value-type="string">
            <text:p>2012-07-10</text:p>
          </table:table-cell>
          <table:table-cell office:value-type="float" office:value="32356786983">
            <text:p>3235678698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.07.201213 : 50 . sünnib tütar kaaluga : 3524g</text:p>
          </table:table-cell>
          <table:table-cell office:value-type="string">
            <text:p>kaaluga : 3524g</text:p>
          </table:table-cell>
          <table:table-cell office:value-type="string">
            <text:p>/51cm apgariga : 8-9 .</text:p>
          </table:table-cell>
          <table:table-cell office:value-type="string">
            <text:p>kaaluga</text:p>
          </table:table-cell>
          <table:table-cell office:value-type="float" office:value="3524">
            <text:p>35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82936">
            <text:p>13482936</text:p>
          </table:table-cell>
          <table:table-cell office:value-type="float" office:value="206451850">
            <text:p>206451850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45523074">
            <text:p>6730455230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9.10.201304 : 58 . sünnib tütar kaaluga : 3528g</text:p>
          </table:table-cell>
          <table:table-cell office:value-type="string">
            <text:p>kaaluga : 3528g</text:p>
          </table:table-cell>
          <table:table-cell office:value-type="string">
            <text:p><text:s/>apgariga : 9-9 .</text:p>
          </table:table-cell>
          <table:table-cell office:value-type="string">
            <text:p>kaaluga</text:p>
          </table:table-cell>
          <table:table-cell office:value-type="float" office:value="3528">
            <text:p>352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1613">
            <text:p>20581613</text:p>
          </table:table-cell>
          <table:table-cell office:value-type="float" office:value="185274148">
            <text:p>185274148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673042302923">
            <text:p>673042302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530 g</text:p>
          </table:table-cell>
          <table:table-cell office:value-type="string">
            <text:p><text:s/>kaal koju minnes 3330 g</text:p>
          </table:table-cell>
          <table:table-cell office:value-type="string">
            <text:p>SK</text:p>
          </table:table-cell>
          <table:table-cell office:value-type="float" office:value="3530">
            <text:p>35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2694">
            <text:p>6112694</text:p>
          </table:table-cell>
          <table:table-cell office:value-type="float" office:value="81171352">
            <text:p>81171352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97539265391">
            <text:p>975392653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530 g</text:p>
          </table:table-cell>
          <table:table-cell office:value-type="string">
            <text:p><text:s/>; pikkus 51 cm ; pü 36 cm ; rü </text:p>
          </table:table-cell>
          <table:table-cell office:value-type="string">
            <text:p>Sünnikaal</text:p>
          </table:table-cell>
          <table:table-cell office:value-type="float" office:value="3530">
            <text:p>35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0985">
            <text:p>9930985</text:p>
          </table:table-cell>
          <table:table-cell office:value-type="float" office:value="156101468">
            <text:p>156101468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524294178">
            <text:p>145242941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70 g</text:p>
          </table:table-cell>
          <table:table-cell office:value-type="string">
            <text:p><text:s/>pikkus 52 cm Apgar 9 / 9 p</text:p>
          </table:table-cell>
          <table:table-cell office:value-type="string">
            <text:p>kaal</text:p>
          </table:table-cell>
          <table:table-cell office:value-type="float" office:value="3570">
            <text:p>35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12854">
            <text:p>7112854</text:p>
          </table:table-cell>
          <table:table-cell office:value-type="float" office:value="124218751">
            <text:p>124218751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58858132215">
            <text:p>588581322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: 6970 g SM 3574 g</text:p>
          </table:table-cell>
          <table:table-cell office:value-type="string">
            <text:p>SM 3574 g</text:p>
          </table:table-cell>
          <table:table-cell office:value-type="string">
            <text:p><text:s/>( + 3396 g 3 kuuga )</text:p>
          </table:table-cell>
          <table:table-cell office:value-type="string">
            <text:p>SM</text:p>
          </table:table-cell>
          <table:table-cell office:value-type="float" office:value="3574">
            <text:p>357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55964">
            <text:p>10955964</text:p>
          </table:table-cell>
          <table:table-cell office:value-type="float" office:value="170016526">
            <text:p>170016526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910783">
            <text:p>6730429107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88g</text:p>
          </table:table-cell>
          <table:table-cell office:value-type="string">
            <text:p><text:s/>( -1,1 % sk-st ) , pikkus 50 cm</text:p>
          </table:table-cell>
          <table:table-cell office:value-type="string">
            <text:p>Kaal</text:p>
          </table:table-cell>
          <table:table-cell office:value-type="float" office:value="3588">
            <text:p>358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39">
            <text:p>170639</text:p>
          </table:table-cell>
          <table:table-cell office:value-type="float" office:value="134811991">
            <text:p>134811991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20</text:p>
          </table:table-cell>
          <table:table-cell office:value-type="float" office:value="33370417073">
            <text:p>333704170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.08.2012 sündis tütar kaal 3590g</text:p>
          </table:table-cell>
          <table:table-cell office:value-type="string">
            <text:p>kaal 3590g</text:p>
          </table:table-cell>
          <table:table-cell office:value-type="string">
            <text:p><text:s/>, pikkus 52cm ja apgar 9/9</text:p>
          </table:table-cell>
          <table:table-cell office:value-type="string">
            <text:p>kaal</text:p>
          </table:table-cell>
          <table:table-cell office:value-type="float" office:value="3590">
            <text:p>35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947">
            <text:p>2196947</text:p>
          </table:table-cell>
          <table:table-cell office:value-type="float" office:value="81899347">
            <text:p>81899347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74950966327">
            <text:p>749509663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olnud 3600g</text:p>
          </table:table-cell>
          <table:table-cell office:value-type="string">
            <text:p><text:s/>, kaalus hästi juurde võtnud</text:p>
          </table:table-cell>
          <table:table-cell office:value-type="string">
            <text:p>SK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90325">
            <text:p>15190325</text:p>
          </table:table-cell>
          <table:table-cell office:value-type="float" office:value="200533410">
            <text:p>200533410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495518520">
            <text:p>8149551852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3618g</text:p>
          </table:table-cell>
          <table:table-cell office:value-type="string">
            <text:p>kaal 3618g</text:p>
          </table:table-cell>
          <table:table-cell office:value-type="string">
            <text:p>+/-542,78g</text:p>
          </table:table-cell>
          <table:table-cell office:value-type="string">
            <text:p>kaal</text:p>
          </table:table-cell>
          <table:table-cell office:value-type="float" office:value="3618">
            <text:p>361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9284">
            <text:p>9939284</text:p>
          </table:table-cell>
          <table:table-cell office:value-type="float" office:value="175019553">
            <text:p>175019553</text:p>
          </table:table-cell>
          <table:table-cell office:value-type="string">
            <text:p>2013-05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627091">
            <text:p>6730316270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640 g</text:p>
          </table:table-cell>
          <table:table-cell office:value-type="string">
            <text:p><text:s/>, pikkus 52 cm ; pü 36 cm ; rü </text:p>
          </table:table-cell>
          <table:table-cell office:value-type="string">
            <text:p>Sünnikaal</text:p>
          </table:table-cell>
          <table:table-cell office:value-type="float" office:value="3640">
            <text:p>36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6050">
            <text:p>5836050</text:p>
          </table:table-cell>
          <table:table-cell office:value-type="float" office:value="143788397">
            <text:p>143788397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725310168">
            <text:p>5572531016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piimatoidul , kaaluiive pos , kaal-3650</text:p>
          </table:table-cell>
          <table:table-cell office:value-type="string">
            <text:p>kaal-3650</text:p>
          </table:table-cell>
          <table:table-cell office:value-type="string">
            <text:p><text:s/>( + 280gr 5päevaga ) , nahk roo</text:p>
          </table:table-cell>
          <table:table-cell office:value-type="string">
            <text:p>kaal</text:p>
          </table:table-cell>
          <table:table-cell office:value-type="float" office:value="3650">
            <text:p>36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0662">
            <text:p>3260662</text:p>
          </table:table-cell>
          <table:table-cell office:value-type="float" office:value="79115717">
            <text:p>79115717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24678971352">
            <text:p>246789713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/k 3650 gr</text:p>
          </table:table-cell>
          <table:table-cell office:value-type="string">
            <text:p><text:s/>, pikkus 50 cm</text:p>
          </table:table-cell>
          <table:table-cell office:value-type="string">
            <text:p>S/k</text:p>
          </table:table-cell>
          <table:table-cell office:value-type="float" office:value="3650">
            <text:p>36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77514">
            <text:p>15877514</text:p>
          </table:table-cell>
          <table:table-cell office:value-type="float" office:value="197740174">
            <text:p>197740174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9-13</text:p>
          </table:table-cell>
          <table:table-cell office:value-type="float" office:value="673037679702">
            <text:p>6730376797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.09.201303 : 27 . sünnib tütar kaaluga : 3702</text:p>
          </table:table-cell>
          <table:table-cell office:value-type="string">
            <text:p>kaaluga : 3702</text:p>
          </table:table-cell>
          <table:table-cell office:value-type="string">
            <text:p><text:s/>/ 50 . apgariga : 9/9 .</text:p>
          </table:table-cell>
          <table:table-cell office:value-type="string">
            <text:p>kaaluga</text:p>
          </table:table-cell>
          <table:table-cell office:value-type="float" office:value="3702">
            <text:p>37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98349">
            <text:p>15098349</text:p>
          </table:table-cell>
          <table:table-cell office:value-type="float" office:value="155717833">
            <text:p>155717833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2013-01-01</text:p>
          </table:table-cell>
          <table:table-cell office:value-type="float" office:value="75949241213">
            <text:p>75949241213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9 sünnib ajaline elus poeglaps kaaluga 3713g</text:p>
          </table:table-cell>
          <table:table-cell office:value-type="string">
            <text:p>kaaluga 3713g</text:p>
          </table:table-cell>
          <table:table-cell office:value-type="string">
            <text:p><text:s/>, pikkus 53cm</text:p>
          </table:table-cell>
          <table:table-cell office:value-type="string">
            <text:p>kaaluga</text:p>
          </table:table-cell>
          <table:table-cell office:value-type="float" office:value="3713">
            <text:p>371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08014">
            <text:p>9808014</text:p>
          </table:table-cell>
          <table:table-cell office:value-type="float" office:value="188080418">
            <text:p>188080418</text:p>
          </table:table-cell>
          <table:table-cell office:value-type="string">
            <text:p>2013-07-12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673043383976">
            <text:p>6730433839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skes asfükisas , Apgar 2/3/4 , kaaluga 3715 gr</text:p>
          </table:table-cell>
          <table:table-cell office:value-type="string">
            <text:p>kaaluga 3715 gr</text:p>
          </table:table-cell>
          <table:table-cell office:value-type="string">
            <text:p><text:s/>, pH 6,9 , südametegevus &lt; 100 </text:p>
          </table:table-cell>
          <table:table-cell office:value-type="string">
            <text:p>kaaluga</text:p>
          </table:table-cell>
          <table:table-cell office:value-type="float" office:value="3715">
            <text:p>3715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23626">
            <text:p>24723626</text:p>
          </table:table-cell>
          <table:table-cell office:value-type="float" office:value="204254138">
            <text:p>204254138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520963">
            <text:p>6730465209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.9 , P39.9 , Q63.8 , koju läks kaaluga 3730 g</text:p>
          </table:table-cell>
          <table:table-cell office:value-type="string">
            <text:p>kaaluga 3730 g</text:p>
          </table:table-cell>
          <table:table-cell office:value-type="string">
            <text:p><text:s/>( -6.7 % sünnikaalust )</text:p>
          </table:table-cell>
          <table:table-cell office:value-type="string">
            <text:p>kaaluga</text:p>
          </table:table-cell>
          <table:table-cell office:value-type="float" office:value="3730">
            <text:p>37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99123">
            <text:p>9899123</text:p>
          </table:table-cell>
          <table:table-cell office:value-type="float" office:value="179051485">
            <text:p>179051485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518092">
            <text:p>6730455180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740 g</text:p>
          </table:table-cell>
          <table:table-cell office:value-type="string">
            <text:p><text:s/>, pikkus 51 cm ; pü 36 cm ; rü </text:p>
          </table:table-cell>
          <table:table-cell office:value-type="string">
            <text:p>Sünnikaal</text:p>
          </table:table-cell>
          <table:table-cell office:value-type="float" office:value="3740">
            <text:p>37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0927">
            <text:p>12860927</text:p>
          </table:table-cell>
          <table:table-cell office:value-type="float" office:value="214663586">
            <text:p>214663586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569311">
            <text:p>6730305693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ktsineerimist ei soovi esialgu Kaal : 3758</text:p>
          </table:table-cell>
          <table:table-cell office:value-type="string">
            <text:p>Kaal : 3758</text:p>
          </table:table-cell>
          <table:table-cell office:value-type="string">
            <text:p>-3476-3512-3620/+108g/ Ema sõnul</text:p>
          </table:table-cell>
          <table:table-cell office:value-type="string">
            <text:p>Kaal</text:p>
          </table:table-cell>
          <table:table-cell office:value-type="float" office:value="3758">
            <text:p>37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97639">
            <text:p>9797639</text:p>
          </table:table-cell>
          <table:table-cell office:value-type="float" office:value="162820194">
            <text:p>162820194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949078">
            <text:p>6730399490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760 g</text:p>
          </table:table-cell>
          <table:table-cell office:value-type="string">
            <text:p><text:s/>; pikkus 53 cm ; pü 36 cm ; rü </text:p>
          </table:table-cell>
          <table:table-cell office:value-type="string">
            <text:p>Sünnikaal</text:p>
          </table:table-cell>
          <table:table-cell office:value-type="float" office:value="3760">
            <text:p>37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7326">
            <text:p>3287326</text:p>
          </table:table-cell>
          <table:table-cell office:value-type="float" office:value="86762963">
            <text:p>86762963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77323299877">
            <text:p>773232998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760 g</text:p>
          </table:table-cell>
          <table:table-cell/>
          <table:table-cell office:value-type="string">
            <text:p>SK</text:p>
          </table:table-cell>
          <table:table-cell office:value-type="float" office:value="3760">
            <text:p>37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8227">
            <text:p>10388227</text:p>
          </table:table-cell>
          <table:table-cell office:value-type="float" office:value="188665744">
            <text:p>188665744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937321">
            <text:p>6730339373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.07 kell 09.23 sünnib poeg , kaal 3772g</text:p>
          </table:table-cell>
          <table:table-cell office:value-type="string">
            <text:p>kaal 3772g</text:p>
          </table:table-cell>
          <table:table-cell office:value-type="string">
            <text:p><text:s/>, Apgar 9/9 .</text:p>
          </table:table-cell>
          <table:table-cell office:value-type="string">
            <text:p>kaal</text:p>
          </table:table-cell>
          <table:table-cell office:value-type="float" office:value="3772">
            <text:p>377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8333">
            <text:p>10938333</text:p>
          </table:table-cell>
          <table:table-cell office:value-type="float" office:value="169760200">
            <text:p>169760200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337121">
            <text:p>6730303371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läks haiglast 29.032 elupäeval kaaluga 3776g</text:p>
          </table:table-cell>
          <table:table-cell office:value-type="string">
            <text:p>kaaluga 3776g</text:p>
          </table:table-cell>
          <table:table-cell office:value-type="string">
            <text:p><text:s/>, kaalulangus oli -5.4 % , mis </text:p>
          </table:table-cell>
          <table:table-cell office:value-type="string">
            <text:p>kaaluga</text:p>
          </table:table-cell>
          <table:table-cell office:value-type="float" office:value="3776">
            <text:p>377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0430">
            <text:p>15970430</text:p>
          </table:table-cell>
          <table:table-cell office:value-type="float" office:value="159851898">
            <text:p>159851898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190963">
            <text:p>6730321909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20 , kaal 3782</text:p>
          </table:table-cell>
          <table:table-cell office:value-type="string">
            <text:p>kaal 3782</text:p>
          </table:table-cell>
          <table:table-cell office:value-type="string">
            <text:p><text:s/>( &gt; s kaalu )</text:p>
          </table:table-cell>
          <table:table-cell office:value-type="string">
            <text:p>kaal</text:p>
          </table:table-cell>
          <table:table-cell office:value-type="float" office:value="3782">
            <text:p>37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6502">
            <text:p>24326502</text:p>
          </table:table-cell>
          <table:table-cell office:value-type="float" office:value="195775747">
            <text:p>19577574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889435">
            <text:p>6730348894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t Apgari hinnetega 8/8 palli , sünnikaaluga 3790 g</text:p>
          </table:table-cell>
          <table:table-cell office:value-type="string">
            <text:p>sünnikaaluga 3790 g</text:p>
          </table:table-cell>
          <table:table-cell/>
          <table:table-cell office:value-type="string">
            <text:p>sünnikaaluga</text:p>
          </table:table-cell>
          <table:table-cell office:value-type="float" office:value="3790">
            <text:p>37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04850">
            <text:p>15104850</text:p>
          </table:table-cell>
          <table:table-cell office:value-type="float" office:value="169831410">
            <text:p>169831410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272071825">
            <text:p>52272071825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l sünnib elus ajaline poeglaps Kaal 3790 g</text:p>
          </table:table-cell>
          <table:table-cell office:value-type="string">
            <text:p>Kaal 3790 g</text:p>
          </table:table-cell>
          <table:table-cell office:value-type="string">
            <text:p><text:s/>, pikkus 51 cm Järelveed roheka</text:p>
          </table:table-cell>
          <table:table-cell office:value-type="string">
            <text:p>Kaal</text:p>
          </table:table-cell>
          <table:table-cell office:value-type="float" office:value="3790">
            <text:p>37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03184">
            <text:p>21103184</text:p>
          </table:table-cell>
          <table:table-cell office:value-type="float" office:value="216628873">
            <text:p>216628873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673030346954">
            <text:p>673030346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4075 g kaal koju minnes 3830 g</text:p>
          </table:table-cell>
          <table:table-cell office:value-type="string">
            <text:p>kaal koju minnes 3830 g</text:p>
          </table:table-cell>
          <table:table-cell/>
          <table:table-cell office:value-type="string">
            <text:p>kaal</text:p>
          </table:table-cell>
          <table:table-cell office:value-type="float" office:value="3830">
            <text:p>38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73351">
            <text:p>3773351</text:p>
          </table:table-cell>
          <table:table-cell office:value-type="float" office:value="134794316">
            <text:p>134794316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52181716204">
            <text:p>521817162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850</text:p>
          </table:table-cell>
          <table:table-cell office:value-type="string">
            <text:p><text:s/>- 3660 - 3740g</text:p>
          </table:table-cell>
          <table:table-cell office:value-type="string">
            <text:p>Kaal</text:p>
          </table:table-cell>
          <table:table-cell office:value-type="float" office:value="3850">
            <text:p>38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8605">
            <text:p>10078605</text:p>
          </table:table-cell>
          <table:table-cell office:value-type="float" office:value="162520586">
            <text:p>162520586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135081">
            <text:p>6730421350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850g</text:p>
          </table:table-cell>
          <table:table-cell/>
          <table:table-cell office:value-type="string">
            <text:p>Kaal</text:p>
          </table:table-cell>
          <table:table-cell office:value-type="float" office:value="3850">
            <text:p>38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2768">
            <text:p>17492768</text:p>
          </table:table-cell>
          <table:table-cell office:value-type="float" office:value="215991086">
            <text:p>215991086</text:p>
          </table:table-cell>
          <table:table-cell office:value-type="string">
            <text:p>2005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5452">
            <text:p>6730303654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p-toidul - ülihea kaaluiive : sünnikaal 3852g</text:p>
          </table:table-cell>
          <table:table-cell office:value-type="string">
            <text:p>sünnikaal 3852g</text:p>
          </table:table-cell>
          <table:table-cell office:value-type="string">
            <text:p><text:s/>-&gt; 6250g</text:p>
          </table:table-cell>
          <table:table-cell office:value-type="string">
            <text:p>sünnikaal</text:p>
          </table:table-cell>
          <table:table-cell office:value-type="float" office:value="3852">
            <text:p>385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5813">
            <text:p>11035813</text:p>
          </table:table-cell>
          <table:table-cell office:value-type="float" office:value="169703272">
            <text:p>169703272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56692525478">
            <text:p>566925254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oeg kaaluga 3858 g</text:p>
          </table:table-cell>
          <table:table-cell office:value-type="string">
            <text:p>kaaluga 3858 g</text:p>
          </table:table-cell>
          <table:table-cell office:value-type="string">
            <text:p><text:s/>, apgarid 9/10</text:p>
          </table:table-cell>
          <table:table-cell office:value-type="string">
            <text:p>kaaluga</text:p>
          </table:table-cell>
          <table:table-cell office:value-type="float" office:value="3858">
            <text:p>38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66949">
            <text:p>10966949</text:p>
          </table:table-cell>
          <table:table-cell office:value-type="float" office:value="193958589">
            <text:p>193958589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673041177978">
            <text:p>6730411779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s 18.06.2013 tütarlaps kaaluga 3868</text:p>
          </table:table-cell>
          <table:table-cell office:value-type="string">
            <text:p>kaaluga 3868</text:p>
          </table:table-cell>
          <table:table-cell office:value-type="string">
            <text:p>/52 Tuli sünn järgsesse kontroll</text:p>
          </table:table-cell>
          <table:table-cell office:value-type="string">
            <text:p>kaaluga</text:p>
          </table:table-cell>
          <table:table-cell office:value-type="float" office:value="3868">
            <text:p>38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57178">
            <text:p>3857178</text:p>
          </table:table-cell>
          <table:table-cell office:value-type="float" office:value="144510031">
            <text:p>144510031</text:p>
          </table:table-cell>
          <table:table-cell office:value-type="string">
            <text:p>2012-11-03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31384330772">
            <text:p>313843307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tus esile kutsutud 39 RN , SK 3872 gr</text:p>
          </table:table-cell>
          <table:table-cell office:value-type="string">
            <text:p>SK 3872 gr</text:p>
          </table:table-cell>
          <table:table-cell office:value-type="string">
            <text:p><text:s/>Apgar 9 ( ? )</text:p>
          </table:table-cell>
          <table:table-cell office:value-type="string">
            <text:p>SK</text:p>
          </table:table-cell>
          <table:table-cell office:value-type="float" office:value="3872">
            <text:p>387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5396">
            <text:p>2835396</text:p>
          </table:table-cell>
          <table:table-cell office:value-type="float" office:value="130261612">
            <text:p>130261612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41139794398">
            <text:p>411397943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880</text:p>
          </table:table-cell>
          <table:table-cell office:value-type="string">
            <text:p><text:s/>- 3680 - 4180g</text:p>
          </table:table-cell>
          <table:table-cell office:value-type="string">
            <text:p>Kaal</text:p>
          </table:table-cell>
          <table:table-cell office:value-type="float" office:value="3880">
            <text:p>38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54836">
            <text:p>21054836</text:p>
          </table:table-cell>
          <table:table-cell office:value-type="float" office:value="191285559">
            <text:p>191285559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299922355">
            <text:p>35299922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3900</text:p>
          </table:table-cell>
          <table:table-cell office:value-type="string">
            <text:p><text:s/>, pikkus 50</text:p>
          </table:table-cell>
          <table:table-cell office:value-type="string">
            <text:p>SK</text:p>
          </table:table-cell>
          <table:table-cell office:value-type="float" office:value="3900">
            <text:p>39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3431">
            <text:p>6783431</text:p>
          </table:table-cell>
          <table:table-cell office:value-type="float" office:value="83551270">
            <text:p>83551270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12</text:p>
          </table:table-cell>
          <table:table-cell office:value-type="float" office:value="80768468135">
            <text:p>807684681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 sündis ajaline elus tütarlaps kaaluga 3920g</text:p>
          </table:table-cell>
          <table:table-cell office:value-type="string">
            <text:p>kaaluga 3920g</text:p>
          </table:table-cell>
          <table:table-cell office:value-type="string">
            <text:p><text:s/>, pikkus 51 cm</text:p>
          </table:table-cell>
          <table:table-cell office:value-type="string">
            <text:p>kaaluga</text:p>
          </table:table-cell>
          <table:table-cell office:value-type="float" office:value="3920">
            <text:p>39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4889">
            <text:p>2854889</text:p>
          </table:table-cell>
          <table:table-cell office:value-type="float" office:value="129086839">
            <text:p>129086839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14185518985">
            <text:p>141855189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us II sünnitus ajaline lapse , kaal 3950 gramm</text:p>
          </table:table-cell>
          <table:table-cell office:value-type="string">
            <text:p>kaal 3950 gramm</text:p>
          </table:table-cell>
          <table:table-cell office:value-type="string">
            <text:p>i</text:p>
          </table:table-cell>
          <table:table-cell office:value-type="string">
            <text:p>kaal</text:p>
          </table:table-cell>
          <table:table-cell office:value-type="float" office:value="3950">
            <text:p>3950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81516">
            <text:p>9981516</text:p>
          </table:table-cell>
          <table:table-cell office:value-type="float" office:value="172721840">
            <text:p>172721840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364522109">
            <text:p>723645221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( 40 r näd ) , Apgariga 8/9 , sünnikaaluga 3950 gr</text:p>
          </table:table-cell>
          <table:table-cell office:value-type="string">
            <text:p>sünnikaaluga 3950 gr</text:p>
          </table:table-cell>
          <table:table-cell/>
          <table:table-cell office:value-type="string">
            <text:p>sünnikaaluga</text:p>
          </table:table-cell>
          <table:table-cell office:value-type="float" office:value="3950">
            <text:p>39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2127">
            <text:p>21152127</text:p>
          </table:table-cell>
          <table:table-cell office:value-type="float" office:value="204603000">
            <text:p>20460300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0022659205">
            <text:p>600226592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000 g</text:p>
          </table:table-cell>
          <table:table-cell office:value-type="string">
            <text:p><text:s/>, SP 51 cm , rinnapiima ei saan</text:p>
          </table:table-cell>
          <table:table-cell office:value-type="string">
            <text:p>SK</text:p>
          </table:table-cell>
          <table:table-cell office:value-type="float" office:value="4000">
            <text:p>40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3951">
            <text:p>10063951</text:p>
          </table:table-cell>
          <table:table-cell office:value-type="float" office:value="163927858">
            <text:p>163927858</text:p>
          </table:table-cell>
          <table:table-cell office:value-type="string">
            <text:p>2013-0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018188787">
            <text:p>640181887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2.2012 kell 01 : 43 , poeglaps kaal 4000</text:p>
          </table:table-cell>
          <table:table-cell office:value-type="string">
            <text:p>kaal 4000</text:p>
          </table:table-cell>
          <table:table-cell office:value-type="string">
            <text:p><text:s/>, pikkus 54cm , Apgar 9/9</text:p>
          </table:table-cell>
          <table:table-cell office:value-type="string">
            <text:p>kaal</text:p>
          </table:table-cell>
          <table:table-cell office:value-type="float" office:value="4000">
            <text:p>40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913">
            <text:p>2411913</text:p>
          </table:table-cell>
          <table:table-cell office:value-type="float" office:value="154432531">
            <text:p>154432531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321955966">
            <text:p>55321955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4050g</text:p>
          </table:table-cell>
          <table:table-cell/>
          <table:table-cell office:value-type="string">
            <text:p>Kaal</text:p>
          </table:table-cell>
          <table:table-cell office:value-type="float" office:value="4050">
            <text:p>40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7486">
            <text:p>24437486</text:p>
          </table:table-cell>
          <table:table-cell office:value-type="float" office:value="158179980">
            <text:p>158179980</text:p>
          </table:table-cell>
          <table:table-cell office:value-type="string">
            <text:p>2012-0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224585835">
            <text:p>92224585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058 g</text:p>
          </table:table-cell>
          <table:table-cell office:value-type="string">
            <text:p><text:s/>, pikkus 52 cm</text:p>
          </table:table-cell>
          <table:table-cell office:value-type="string">
            <text:p>SK</text:p>
          </table:table-cell>
          <table:table-cell office:value-type="float" office:value="4058">
            <text:p>40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3551">
            <text:p>24653551</text:p>
          </table:table-cell>
          <table:table-cell office:value-type="float" office:value="157803607">
            <text:p>157803607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673044375412">
            <text:p>6730443754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puhaskaal 4064gr</text:p>
          </table:table-cell>
          <table:table-cell office:value-type="string">
            <text:p>kaal 4064gr</text:p>
          </table:table-cell>
          <table:table-cell office:value-type="string">
            <text:p><text:s/>, mis on + 160gr kahe päevaga</text:p>
          </table:table-cell>
          <table:table-cell office:value-type="string">
            <text:p>kaal</text:p>
          </table:table-cell>
          <table:table-cell office:value-type="float" office:value="4064">
            <text:p>406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8042">
            <text:p>22948042</text:p>
          </table:table-cell>
          <table:table-cell office:value-type="float" office:value="157009236">
            <text:p>157009236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50403786560">
            <text:p>50403786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8.03.2012 Sündis poeglaps kaaluga 4088g</text:p>
          </table:table-cell>
          <table:table-cell office:value-type="string">
            <text:p>kaaluga 4088g</text:p>
          </table:table-cell>
          <table:table-cell office:value-type="string">
            <text:p><text:s/>, pikkusega 52cm</text:p>
          </table:table-cell>
          <table:table-cell office:value-type="string">
            <text:p>kaaluga</text:p>
          </table:table-cell>
          <table:table-cell office:value-type="float" office:value="4088">
            <text:p>408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0044">
            <text:p>6830044</text:p>
          </table:table-cell>
          <table:table-cell office:value-type="float" office:value="125856669">
            <text:p>125856669</text:p>
          </table:table-cell>
          <table:table-cell office:value-type="string">
            <text:p>2012-06-14</text:p>
          </table:table-cell>
          <table:table-cell office:value-type="string">
            <text:p>S</text:p>
          </table:table-cell>
          <table:table-cell office:value-type="string">
            <text:p>2012-06-07</text:p>
          </table:table-cell>
          <table:table-cell office:value-type="float" office:value="56461149261">
            <text:p>564611492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4 sünnib elus ajaline poeglaps kaaluga 4120gr</text:p>
          </table:table-cell>
          <table:table-cell office:value-type="string">
            <text:p>kaaluga 4120gr</text:p>
          </table:table-cell>
          <table:table-cell office:value-type="string">
            <text:p>-53cm A9-9 .</text:p>
          </table:table-cell>
          <table:table-cell office:value-type="string">
            <text:p>kaaluga</text:p>
          </table:table-cell>
          <table:table-cell office:value-type="float" office:value="4120">
            <text:p>412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47179">
            <text:p>3147179</text:p>
          </table:table-cell>
          <table:table-cell office:value-type="float" office:value="79260454">
            <text:p>79260454</text:p>
          </table:table-cell>
          <table:table-cell office:value-type="string">
            <text:p>2012-01-02</text:p>
          </table:table-cell>
          <table:table-cell office:value-type="string">
            <text:p>A</text:p>
          </table:table-cell>
          <table:table-cell office:value-type="string">
            <text:p>2012-01-02</text:p>
          </table:table-cell>
          <table:table-cell office:value-type="float" office:value="63057140999">
            <text:p>630571409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s : õigeaegselt Sünnikaal : 4140 g</text:p>
          </table:table-cell>
          <table:table-cell office:value-type="string">
            <text:p>Sünnikaal : 4140 g</text:p>
          </table:table-cell>
          <table:table-cell office:value-type="string">
            <text:p><text:s/>Pikkus : 52 cm</text:p>
          </table:table-cell>
          <table:table-cell office:value-type="string">
            <text:p>Sünnikaal</text:p>
          </table:table-cell>
          <table:table-cell office:value-type="float" office:value="4140">
            <text:p>41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31274">
            <text:p>16031274</text:p>
          </table:table-cell>
          <table:table-cell office:value-type="float" office:value="213700248">
            <text:p>213700248</text:p>
          </table:table-cell>
          <table:table-cell office:value-type="string">
            <text:p>2013-12-05</text:p>
          </table:table-cell>
          <table:table-cell office:value-type="string">
            <text:p>S</text:p>
          </table:table-cell>
          <table:table-cell office:value-type="string">
            <text:p>2013-12-03</text:p>
          </table:table-cell>
          <table:table-cell office:value-type="float" office:value="673037696551">
            <text:p>6730376965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gasi lastekodusse : kaal 4170 gr</text:p>
          </table:table-cell>
          <table:table-cell office:value-type="string">
            <text:p>kaal 4170 gr</text:p>
          </table:table-cell>
          <table:table-cell office:value-type="string">
            <text:p><text:s/>, pikkus 57 sm PÜ 37 sm</text:p>
          </table:table-cell>
          <table:table-cell office:value-type="string">
            <text:p>kaal</text:p>
          </table:table-cell>
          <table:table-cell office:value-type="float" office:value="4170">
            <text:p>417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0946">
            <text:p>21910946</text:p>
          </table:table-cell>
          <table:table-cell office:value-type="float" office:value="174040294">
            <text:p>17404029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333324">
            <text:p>673030333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,5cm Organleid - patoloogiata , kaal 4194g</text:p>
          </table:table-cell>
          <table:table-cell office:value-type="string">
            <text:p>kaal 4194g</text:p>
          </table:table-cell>
          <table:table-cell office:value-type="string">
            <text:p>/N/ OAE-parem kõrv/-/ vasak-N Ed</text:p>
          </table:table-cell>
          <table:table-cell office:value-type="string">
            <text:p>kaal</text:p>
          </table:table-cell>
          <table:table-cell office:value-type="float" office:value="4194">
            <text:p>419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1116">
            <text:p>14781116</text:p>
          </table:table-cell>
          <table:table-cell office:value-type="float" office:value="163419057">
            <text:p>163419057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47596002">
            <text:p>6730475960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ne puhas kaal 4256g</text:p>
          </table:table-cell>
          <table:table-cell office:value-type="string">
            <text:p>kaal 4256g</text:p>
          </table:table-cell>
          <table:table-cell/>
          <table:table-cell office:value-type="string">
            <text:p>kaal</text:p>
          </table:table-cell>
          <table:table-cell office:value-type="float" office:value="4256">
            <text:p>425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90092">
            <text:p>12290092</text:p>
          </table:table-cell>
          <table:table-cell office:value-type="float" office:value="192775469">
            <text:p>192775469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673030409639">
            <text:p>6730304096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 ) vaginaalsel teel xxx-anonym kaaluga 4262g</text:p>
          </table:table-cell>
          <table:table-cell office:value-type="string">
            <text:p>kaaluga 4262g</text:p>
          </table:table-cell>
          <table:table-cell/>
          <table:table-cell office:value-type="string">
            <text:p>kaaluga</text:p>
          </table:table-cell>
          <table:table-cell office:value-type="float" office:value="4262">
            <text:p>426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6594">
            <text:p>15956594</text:p>
          </table:table-cell>
          <table:table-cell office:value-type="float" office:value="155194275">
            <text:p>155194275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6</text:p>
          </table:table-cell>
          <table:table-cell office:value-type="float" office:value="87865189893">
            <text:p>878651898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6.12.201215 : 47 . sünnib poeg kaaluga : 4286</text:p>
          </table:table-cell>
          <table:table-cell office:value-type="string">
            <text:p>kaaluga : 4286</text:p>
          </table:table-cell>
          <table:table-cell office:value-type="string">
            <text:p><text:s/>. apgariga : 8-9 .</text:p>
          </table:table-cell>
          <table:table-cell office:value-type="string">
            <text:p>kaaluga</text:p>
          </table:table-cell>
          <table:table-cell office:value-type="float" office:value="4286">
            <text:p>42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35334">
            <text:p>19135334</text:p>
          </table:table-cell>
          <table:table-cell office:value-type="float" office:value="209339208">
            <text:p>209339208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2328">
            <text:p>673030342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294g</text:p>
          </table:table-cell>
          <table:table-cell office:value-type="string">
            <text:p><text:s/>, pikkus 52cm , P � 37cm , R � </text:p>
          </table:table-cell>
          <table:table-cell office:value-type="string">
            <text:p>Sk</text:p>
          </table:table-cell>
          <table:table-cell office:value-type="float" office:value="4294">
            <text:p>429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2806">
            <text:p>9782806</text:p>
          </table:table-cell>
          <table:table-cell office:value-type="float" office:value="189648221">
            <text:p>189648221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463861">
            <text:p>6730464638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ber kaela Veeta periood 15 min Kaal 4310 g</text:p>
          </table:table-cell>
          <table:table-cell office:value-type="string">
            <text:p>Kaal 4310 g</text:p>
          </table:table-cell>
          <table:table-cell office:value-type="string">
            <text:p><text:s/>Pikkus 53 cm P ü 37 cm R ü 38 c</text:p>
          </table:table-cell>
          <table:table-cell office:value-type="string">
            <text:p>Kaal</text:p>
          </table:table-cell>
          <table:table-cell office:value-type="float" office:value="4310">
            <text:p>43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18897">
            <text:p>3118897</text:p>
          </table:table-cell>
          <table:table-cell office:value-type="float" office:value="82739200">
            <text:p>82739200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39677779866">
            <text:p>39677779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P toidul -tänane kaal 4330 g</text:p>
          </table:table-cell>
          <table:table-cell office:value-type="string">
            <text:p>kaal 4330 g</text:p>
          </table:table-cell>
          <table:table-cell/>
          <table:table-cell office:value-type="string">
            <text:p>kaal</text:p>
          </table:table-cell>
          <table:table-cell office:value-type="float" office:value="4330">
            <text:p>43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18888">
            <text:p>3318888</text:p>
          </table:table-cell>
          <table:table-cell office:value-type="float" office:value="86372807">
            <text:p>86372807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88440368679">
            <text:p>884403686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330 g</text:p>
          </table:table-cell>
          <table:table-cell office:value-type="string">
            <text:p><text:s/>kaal koju minnes 4060 g</text:p>
          </table:table-cell>
          <table:table-cell office:value-type="string">
            <text:p>SK</text:p>
          </table:table-cell>
          <table:table-cell office:value-type="float" office:value="4330">
            <text:p>43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27102">
            <text:p>15727102</text:p>
          </table:table-cell>
          <table:table-cell office:value-type="float" office:value="183099907">
            <text:p>183099907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257198843">
            <text:p>73257198843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lus , ajaline tütarlaps kaaluga 4340 g</text:p>
          </table:table-cell>
          <table:table-cell office:value-type="string">
            <text:p>kaaluga 4340 g</text:p>
          </table:table-cell>
          <table:table-cell office:value-type="string">
            <text:p><text:s/>, pikkus 53 cm , Apgari hinne 9</text:p>
          </table:table-cell>
          <table:table-cell office:value-type="string">
            <text:p>kaaluga</text:p>
          </table:table-cell>
          <table:table-cell office:value-type="float" office:value="4340">
            <text:p>43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0616">
            <text:p>3190616</text:p>
          </table:table-cell>
          <table:table-cell office:value-type="float" office:value="79115358">
            <text:p>79115358</text:p>
          </table:table-cell>
          <table:table-cell office:value-type="string">
            <text:p>2012-01-01</text:p>
          </table:table-cell>
          <table:table-cell office:value-type="string">
            <text:p>A</text:p>
          </table:table-cell>
          <table:table-cell office:value-type="string">
            <text:p>2011-12-05</text:p>
          </table:table-cell>
          <table:table-cell office:value-type="float" office:value="36404192031">
            <text:p>364041920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tatud vaakumekstaraktsiooniga , sk 4340g</text:p>
          </table:table-cell>
          <table:table-cell office:value-type="string">
            <text:p><text:s/>sk 4340g</text:p>
          </table:table-cell>
          <table:table-cell office:value-type="string">
            <text:p><text:s/>, A8/8 .</text:p>
          </table:table-cell>
          <table:table-cell office:value-type="string">
            <text:p><text:s/>sk</text:p>
          </table:table-cell>
          <table:table-cell office:value-type="float" office:value="4340">
            <text:p>43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1275">
            <text:p>11471275</text:p>
          </table:table-cell>
          <table:table-cell office:value-type="float" office:value="157201316">
            <text:p>157201316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789688542">
            <text:p>847896885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360 gr</text:p>
          </table:table-cell>
          <table:table-cell office:value-type="string">
            <text:p><text:s/>, tänane kaal 4202 gr , kaalula</text:p>
          </table:table-cell>
          <table:table-cell office:value-type="string">
            <text:p>Sünnikaal</text:p>
          </table:table-cell>
          <table:table-cell office:value-type="float" office:value="4360">
            <text:p>43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72569">
            <text:p>2972569</text:p>
          </table:table-cell>
          <table:table-cell office:value-type="float" office:value="124214865">
            <text:p>124214865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823584859">
            <text:p>728235848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sena vaginaalse sünnituse teel sünnikaaluga 4370g</text:p>
          </table:table-cell>
          <table:table-cell office:value-type="string">
            <text:p>sünnikaaluga 4370g</text:p>
          </table:table-cell>
          <table:table-cell office:value-type="string">
            <text:p><text:s/>, pikkusega 53 cm , Apgaritega </text:p>
          </table:table-cell>
          <table:table-cell office:value-type="string">
            <text:p>sünnikaaluga</text:p>
          </table:table-cell>
          <table:table-cell office:value-type="float" office:value="4370">
            <text:p>43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1237">
            <text:p>6661237</text:p>
          </table:table-cell>
          <table:table-cell office:value-type="float" office:value="134831462">
            <text:p>134831462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90630214285">
            <text:p>9063021428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 sünnib elus ajaline tütarlaps kaaluga 4380g</text:p>
          </table:table-cell>
          <table:table-cell office:value-type="string">
            <text:p>kaaluga 4380g</text:p>
          </table:table-cell>
          <table:table-cell office:value-type="string">
            <text:p><text:s/>, pikkusega 55 cm</text:p>
          </table:table-cell>
          <table:table-cell office:value-type="string">
            <text:p>kaaluga</text:p>
          </table:table-cell>
          <table:table-cell office:value-type="float" office:value="4380">
            <text:p>43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95337">
            <text:p>9695337</text:p>
          </table:table-cell>
          <table:table-cell office:value-type="float" office:value="178305720">
            <text:p>178305720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941032">
            <text:p>6730309410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386 g</text:p>
          </table:table-cell>
          <table:table-cell office:value-type="string">
            <text:p><text:s/>, pikkus 55 cm ; pü 36 cm ; rü </text:p>
          </table:table-cell>
          <table:table-cell office:value-type="string">
            <text:p>Sünnikaal</text:p>
          </table:table-cell>
          <table:table-cell office:value-type="float" office:value="4386">
            <text:p>438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1129">
            <text:p>4211129</text:p>
          </table:table-cell>
          <table:table-cell office:value-type="float" office:value="124227689">
            <text:p>124227689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55097274676">
            <text:p>550972746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4450 g</text:p>
          </table:table-cell>
          <table:table-cell/>
          <table:table-cell office:value-type="string">
            <text:p>Kaal</text:p>
          </table:table-cell>
          <table:table-cell office:value-type="float" office:value="4450">
            <text:p>4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865">
            <text:p>1986865</text:p>
          </table:table-cell>
          <table:table-cell office:value-type="float" office:value="130227250">
            <text:p>130227250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64042842578">
            <text:p>640428425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840</text:p>
          </table:table-cell>
          <table:table-cell/>
          <table:table-cell office:value-type="string">
            <text:p>kaal</text:p>
          </table:table-cell>
          <table:table-cell office:value-type="float" office:value="4840">
            <text:p>48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12785">
            <text:p>17512785</text:p>
          </table:table-cell>
          <table:table-cell office:value-type="float" office:value="181046849">
            <text:p>181046849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9149">
            <text:p>6730303391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4900 gr</text:p>
          </table:table-cell>
          <table:table-cell office:value-type="string">
            <text:p>Kaal 4900 gr</text:p>
          </table:table-cell>
          <table:table-cell office:value-type="string">
            <text:p><text:s/>, pikkus 58cm , pea ü 38cm</text:p>
          </table:table-cell>
          <table:table-cell office:value-type="string">
            <text:p>Kaal</text:p>
          </table:table-cell>
          <table:table-cell office:value-type="float" office:value="4900">
            <text:p>49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7924">
            <text:p>19187924</text:p>
          </table:table-cell>
          <table:table-cell office:value-type="float" office:value="162137119">
            <text:p>162137119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499927312">
            <text:p>834999273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170g</text:p>
          </table:table-cell>
          <table:table-cell office:value-type="string">
            <text:p><text:s/>, pikkus 59cm , pea 40,4 cm , r</text:p>
          </table:table-cell>
          <table:table-cell office:value-type="string">
            <text:p>Kaal</text:p>
          </table:table-cell>
          <table:table-cell office:value-type="float" office:value="5170">
            <text:p>51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65181">
            <text:p>13665181</text:p>
          </table:table-cell>
          <table:table-cell office:value-type="float" office:value="177825319">
            <text:p>17782531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53274538267">
            <text:p>532745382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uhas kaal 5214g</text:p>
          </table:table-cell>
          <table:table-cell office:value-type="string">
            <text:p>kaal 5214g</text:p>
          </table:table-cell>
          <table:table-cell/>
          <table:table-cell office:value-type="string">
            <text:p>kaal</text:p>
          </table:table-cell>
          <table:table-cell office:value-type="float" office:value="5214">
            <text:p>521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78092">
            <text:p>18378092</text:p>
          </table:table-cell>
          <table:table-cell office:value-type="float" office:value="185512847">
            <text:p>185512847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6560077">
            <text:p>673036560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31.05.2013 <text:s text:c="2"/>: kaal 5500g</text:p>
          </table:table-cell>
          <table:table-cell office:value-type="string">
            <text:p>kaal 5500g</text:p>
          </table:table-cell>
          <table:table-cell office:value-type="string">
            <text:p><text:s/>, pikkus61 cm , kib basseinis ,</text:p>
          </table:table-cell>
          <table:table-cell office:value-type="string">
            <text:p>kaal</text:p>
          </table:table-cell>
          <table:table-cell office:value-type="float" office:value="5500">
            <text:p>55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7002">
            <text:p>5497002</text:p>
          </table:table-cell>
          <table:table-cell office:value-type="float" office:value="85479775">
            <text:p>85479775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41801382891">
            <text:p>418013828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7.03.2012 - 3k tüdruk Kaal 5660g</text:p>
          </table:table-cell>
          <table:table-cell office:value-type="string">
            <text:p>Kaal 5660g</text:p>
          </table:table-cell>
          <table:table-cell office:value-type="string">
            <text:p><text:s/>( + 570g 1k-ga ) 25prots</text:p>
          </table:table-cell>
          <table:table-cell office:value-type="string">
            <text:p>Kaal</text:p>
          </table:table-cell>
          <table:table-cell office:value-type="float" office:value="5660">
            <text:p>56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0289">
            <text:p>19900289</text:p>
          </table:table-cell>
          <table:table-cell office:value-type="float" office:value="158544620">
            <text:p>158544620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869472291">
            <text:p>468694722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eritist , pulm , cor , abd ii Kaal 6160</text:p>
          </table:table-cell>
          <table:table-cell office:value-type="string">
            <text:p>Kaal 6160</text:p>
          </table:table-cell>
          <table:table-cell office:value-type="string">
            <text:p><text:s/>, pikkus 58,5 , PÜ 40 , RÜ 42 ,</text:p>
          </table:table-cell>
          <table:table-cell office:value-type="string">
            <text:p>Kaal</text:p>
          </table:table-cell>
          <table:table-cell office:value-type="float" office:value="6160">
            <text:p>6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2456">
            <text:p>5642456</text:p>
          </table:table-cell>
          <table:table-cell office:value-type="float" office:value="150231914">
            <text:p>150231914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28565933177">
            <text:p>285659331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6.11.2012 - Kaal 6340 gr</text:p>
          </table:table-cell>
          <table:table-cell office:value-type="string">
            <text:p>Kaal 6340 gr</text:p>
          </table:table-cell>
          <table:table-cell/>
          <table:table-cell office:value-type="string">
            <text:p>Kaal</text:p>
          </table:table-cell>
          <table:table-cell office:value-type="float" office:value="6340">
            <text:p>634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2455">
            <text:p>18912455</text:p>
          </table:table-cell>
          <table:table-cell office:value-type="float" office:value="159503269">
            <text:p>15950326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667872321">
            <text:p>386678723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20 g</text:p>
          </table:table-cell>
          <table:table-cell office:value-type="string">
            <text:p>/pikkus 63 cm</text:p>
          </table:table-cell>
          <table:table-cell office:value-type="string">
            <text:p>Kaal</text:p>
          </table:table-cell>
          <table:table-cell office:value-type="float" office:value="6420">
            <text:p>64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87524">
            <text:p>7287524</text:p>
          </table:table-cell>
          <table:table-cell office:value-type="float" office:value="124219990">
            <text:p>124219990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540249878">
            <text:p>755402498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700 g</text:p>
          </table:table-cell>
          <table:table-cell office:value-type="string">
            <text:p><text:s/>-100 mg/1,0 ml i/m jagatuna mõl</text:p>
          </table:table-cell>
          <table:table-cell office:value-type="string">
            <text:p>Kaal</text:p>
          </table:table-cell>
          <table:table-cell office:value-type="float" office:value="6700">
            <text:p>67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8065">
            <text:p>5408065</text:p>
          </table:table-cell>
          <table:table-cell office:value-type="float" office:value="122523115">
            <text:p>122523115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1-09-30</text:p>
          </table:table-cell>
          <table:table-cell office:value-type="float" office:value="37793186561">
            <text:p>3779318656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32 g</text:p>
          </table:table-cell>
          <table:table-cell office:value-type="string">
            <text:p><text:s/>25 prots</text:p>
          </table:table-cell>
          <table:table-cell office:value-type="string">
            <text:p>Kaal</text:p>
          </table:table-cell>
          <table:table-cell office:value-type="float" office:value="7132">
            <text:p>713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5858">
            <text:p>20195858</text:p>
          </table:table-cell>
          <table:table-cell office:value-type="float" office:value="205969058">
            <text:p>205969058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42001464">
            <text:p>673042001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00 gr</text:p>
          </table:table-cell>
          <table:table-cell/>
          <table:table-cell office:value-type="string">
            <text:p>Kaal</text:p>
          </table:table-cell>
          <table:table-cell office:value-type="float" office:value="7500">
            <text:p>75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2227">
            <text:p>19382227</text:p>
          </table:table-cell>
          <table:table-cell office:value-type="float" office:value="192224298">
            <text:p>19222429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2569">
            <text:p>6730304825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arne , südametoonid rütmilised kaal-7600</text:p>
          </table:table-cell>
          <table:table-cell office:value-type="string">
            <text:p>kaal-7600</text:p>
          </table:table-cell>
          <table:table-cell office:value-type="string">
            <text:p><text:s/>piik-67</text:p>
          </table:table-cell>
          <table:table-cell office:value-type="string">
            <text:p>kaal</text:p>
          </table:table-cell>
          <table:table-cell office:value-type="float" office:value="7600">
            <text:p>76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93">
            <text:p>48893</text:p>
          </table:table-cell>
          <table:table-cell office:value-type="float" office:value="122330410">
            <text:p>122330410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5-12</text:p>
          </table:table-cell>
          <table:table-cell office:value-type="float" office:value="53198428887">
            <text:p>531984288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hatemperatuur 36,9 kraadi ning kaal 7760g</text:p>
          </table:table-cell>
          <table:table-cell office:value-type="string">
            <text:p>kaal 7760g</text:p>
          </table:table-cell>
          <table:table-cell/>
          <table:table-cell office:value-type="string">
            <text:p>kaal</text:p>
          </table:table-cell>
          <table:table-cell office:value-type="float" office:value="7760">
            <text:p>77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530">
            <text:p>1947530</text:p>
          </table:table-cell>
          <table:table-cell office:value-type="float" office:value="130808222">
            <text:p>130808222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370869396">
            <text:p>243708693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00g</text:p>
          </table:table-cell>
          <table:table-cell office:value-type="string">
            <text:p><text:s/>( + 1230/1,5kuud ) , pikkus 69c</text:p>
          </table:table-cell>
          <table:table-cell office:value-type="string">
            <text:p>Kaal</text:p>
          </table:table-cell>
          <table:table-cell office:value-type="float" office:value="8100">
            <text:p>81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54126">
            <text:p>19654126</text:p>
          </table:table-cell>
          <table:table-cell office:value-type="float" office:value="185885583">
            <text:p>185885583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622110">
            <text:p>673044622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8310 gr</text:p>
          </table:table-cell>
          <table:table-cell office:value-type="string">
            <text:p>Kaal 8310 gr</text:p>
          </table:table-cell>
          <table:table-cell office:value-type="string">
            <text:p><text:s/>, pikkus 67cm , pea ü 43cm</text:p>
          </table:table-cell>
          <table:table-cell office:value-type="string">
            <text:p>Kaal</text:p>
          </table:table-cell>
          <table:table-cell office:value-type="float" office:value="8310">
            <text:p>831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7625">
            <text:p>24487625</text:p>
          </table:table-cell>
          <table:table-cell office:value-type="float" office:value="166943678">
            <text:p>166943678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546647998">
            <text:p>43546647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kas , läbivaatuse ajal rahulik kaal 8700g</text:p>
          </table:table-cell>
          <table:table-cell office:value-type="string">
            <text:p>kaal 8700g</text:p>
          </table:table-cell>
          <table:table-cell office:value-type="string">
            <text:p><text:s/>pikkus 64cm pü 45cm Jume kahvat</text:p>
          </table:table-cell>
          <table:table-cell office:value-type="string">
            <text:p>kaal</text:p>
          </table:table-cell>
          <table:table-cell office:value-type="float" office:value="8700">
            <text:p>87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0743">
            <text:p>18910743</text:p>
          </table:table-cell>
          <table:table-cell office:value-type="float" office:value="213385167">
            <text:p>213385167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621965145">
            <text:p>526219651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8710</text:p>
          </table:table-cell>
          <table:table-cell office:value-type="string">
            <text:p><text:s/>, pikkus-75,5 , pea-46 , rind-4</text:p>
          </table:table-cell>
          <table:table-cell office:value-type="string">
            <text:p>kaal</text:p>
          </table:table-cell>
          <table:table-cell office:value-type="float" office:value="8710">
            <text:p>87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5158">
            <text:p>4545158</text:p>
          </table:table-cell>
          <table:table-cell office:value-type="float" office:value="81659102">
            <text:p>81659102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45020139225">
            <text:p>450201392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PT )/ PÜ 34 cm ( &lt;3PT )-&gt; 8k v kaal 8880 g</text:p>
          </table:table-cell>
          <table:table-cell office:value-type="string">
            <text:p>kaal 8880 g</text:p>
          </table:table-cell>
          <table:table-cell office:value-type="string">
            <text:p><text:s/>( &lt;25PT )/ pikkus 69cm ( 10-25P</text:p>
          </table:table-cell>
          <table:table-cell office:value-type="string">
            <text:p>kaal</text:p>
          </table:table-cell>
          <table:table-cell office:value-type="float" office:value="8880">
            <text:p>88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6685">
            <text:p>5876685</text:p>
          </table:table-cell>
          <table:table-cell office:value-type="float" office:value="141950743">
            <text:p>141950743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82267013207">
            <text:p>822670132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250 gr</text:p>
          </table:table-cell>
          <table:table-cell office:value-type="string">
            <text:p><text:s/>pikkus 75 sm</text:p>
          </table:table-cell>
          <table:table-cell office:value-type="string">
            <text:p>Kaal</text:p>
          </table:table-cell>
          <table:table-cell office:value-type="float" office:value="9250">
            <text:p>92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35788">
            <text:p>19435788</text:p>
          </table:table-cell>
          <table:table-cell office:value-type="float" office:value="187017931">
            <text:p>187017931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458351896">
            <text:p>634583518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05.07.2013 <text:s text:c="2"/>: Pikkus 73cm , kaal 9280g</text:p>
          </table:table-cell>
          <table:table-cell office:value-type="string">
            <text:p>kaal 9280g</text:p>
          </table:table-cell>
          <table:table-cell office:value-type="string">
            <text:p><text:s/>, PÜ 46cm , RÜ 46cm</text:p>
          </table:table-cell>
          <table:table-cell office:value-type="string">
            <text:p>kaal</text:p>
          </table:table-cell>
          <table:table-cell office:value-type="float" office:value="9280">
            <text:p>92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01783">
            <text:p>21301783</text:p>
          </table:table-cell>
          <table:table-cell office:value-type="float" office:value="190256743">
            <text:p>190256743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2984">
            <text:p>6730303429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9 kuud , sk 3320 , kaal 9540</text:p>
          </table:table-cell>
          <table:table-cell office:value-type="string">
            <text:p>kaal 9540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9540">
            <text:p>95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24756">
            <text:p>17424756</text:p>
          </table:table-cell>
          <table:table-cell office:value-type="float" office:value="219640352">
            <text:p>219640352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240543">
            <text:p>673046240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kaal 9730g</text:p>
          </table:table-cell>
          <table:table-cell office:value-type="string">
            <text:p>kaal 9730g</text:p>
          </table:table-cell>
          <table:table-cell office:value-type="string">
            <text:p><text:s/>, pikkus 71,5cm peaümb</text:p>
          </table:table-cell>
          <table:table-cell office:value-type="string">
            <text:p>kaal</text:p>
          </table:table-cell>
          <table:table-cell office:value-type="float" office:value="9730">
            <text:p>97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92827">
            <text:p>11792827</text:p>
          </table:table-cell>
          <table:table-cell office:value-type="float" office:value="216224567">
            <text:p>21622456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6007">
            <text:p>6730305660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12.11.2013 <text:s text:c="2"/>: Kaal 10305 kg</text:p>
          </table:table-cell>
          <table:table-cell office:value-type="string">
            <text:p>Kaal 10305 kg</text:p>
          </table:table-cell>
          <table:table-cell office:value-type="string">
            <text:p><text:s/>, pikkus 71 cm , peaümbermõõt 4</text:p>
          </table:table-cell>
          <table:table-cell office:value-type="string">
            <text:p>Kaal</text:p>
          </table:table-cell>
          <table:table-cell office:value-type="float" office:value="10305">
            <text:p>103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9T20:54:33.21</dc:date>
    <meta:document-statistic meta:table-count="1" meta:cell-count="14929" meta:object-count="0"/>
    <meta:generator>LibreOffice/4.0.0.3$Windows_x86 LibreOffice_project/7545bee9c2a0782548772a21bc84a9dcc583b89</meta:generator>
  </office:meta>
</office:document-meta>
</file>